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layout-cache" manifest:media-type="application/binary"/>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1" svg:font-family="OpenSymbol" style:font-pitch="variable" style:font-charset="x-symbol"/>
    <style:font-face style:name="OpenSymbol4" svg:font-family="OpenSymbol" style:font-adornments="Gras" style:font-pitch="variable" style:font-charset="x-symbol"/>
    <style:font-face style:name="OpenSymbol3" svg:font-family="OpenSymbol" style:font-adornments="Normal" style:font-pitch="variable" style:font-charset="x-symbol"/>
    <style:font-face style:name="OpenSymbol" svg:font-family="OpenSymbol" style:font-adornments="Oblique" style:font-pitch="variable" style:font-charset="x-symbol"/>
    <style:font-face style:name="Times New Roman4" svg:font-family="'Times New Roman'" style:font-pitch="variable" style:font-charset="x-symbol"/>
    <style:font-face style:name="Times New Roman3" svg:font-family="'Times New Roman'" style:font-family-generic="roman"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6" svg:font-family="'Bitstream Vera Sans'" style:font-pitch="variable"/>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lbany" svg:font-family="Albany" style:font-family-generic="roman" style:font-pitch="variable"/>
    <style:font-face style:name="Arial1" svg:font-family="Arial" style:font-family-generic="roman" style:font-pitch="variable"/>
    <style:font-face style:name="Bitstream Charter" svg:font-family="'Bitstream Charter'" style:font-family-generic="roman" style:font-pitch="variable"/>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OpenSymbol2" svg:font-family="OpenSymbol" style:font-adornments="Roman"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DejaVuSans" svg:font-family="DejaVu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3" style:family="table">
      <style:table-properties style:width="9.149cm" fo:margin-top="0cm" fo:margin-bottom="0cm" table:align="left"/>
    </style:style>
    <style:style style:name="Tableau13.A" style:family="table-column">
      <style:table-column-properties style:column-width="1.305cm"/>
    </style:style>
    <style:style style:name="Tableau13.B" style:family="table-column">
      <style:table-column-properties style:column-width="1.307cm"/>
    </style:style>
    <style:style style:name="Tableau13.C" style:family="table-column">
      <style:table-column-properties style:column-width="1.309cm"/>
    </style:style>
    <style:style style:name="Tableau13.1" style:family="table-row">
      <style:table-row-properties style:row-height="0.801cm"/>
    </style:style>
    <style:style style:name="Tableau13.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3.B1" style:family="table-cell">
      <style:table-cell-properties style:vertical-align="middle" fo:padding="0.097cm" fo:border-left="0.5pt solid #000000" fo:border-right="none" fo:border-top="0.5pt solid #000000" fo:border-bottom="0.5pt solid #000000"/>
    </style:style>
    <style:style style:name="Tableau13.C1" style:family="table-cell">
      <style:table-cell-properties style:vertical-align="middle" fo:padding="0.097cm" fo:border-left="0.5pt solid #000000" fo:border-right="none" fo:border-top="0.5pt solid #000000" fo:border-bottom="0.5pt solid #000000"/>
    </style:style>
    <style:style style:name="Tableau13.D1" style:family="table-cell">
      <style:table-cell-properties style:vertical-align="middle" fo:padding="0.097cm" fo:border-left="0.5pt solid #000000" fo:border-right="none" fo:border-top="0.5pt solid #000000" fo:border-bottom="0.5pt solid #000000"/>
    </style:style>
    <style:style style:name="Tableau13.E1" style:family="table-cell">
      <style:table-cell-properties style:vertical-align="middle" fo:padding="0.097cm" fo:border-left="0.5pt solid #000000" fo:border-right="none" fo:border-top="0.5pt solid #000000" fo:border-bottom="0.5pt solid #000000"/>
    </style:style>
    <style:style style:name="Tableau13.F1" style:family="table-cell">
      <style:table-cell-properties style:vertical-align="middle" fo:padding="0.097cm" fo:border-left="0.5pt solid #000000" fo:border-right="none" fo:border-top="0.5pt solid #000000" fo:border-bottom="0.5pt solid #000000"/>
    </style:style>
    <style:style style:name="Tableau13.G1" style:family="table-cell">
      <style:table-cell-properties style:vertical-align="middle" fo:padding="0.097cm" fo:border="0.5pt solid #000000"/>
    </style:style>
    <style:style style:name="Tableau13.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3.B2" style:family="table-cell">
      <style:table-cell-properties style:vertical-align="middle" fo:padding="0.097cm" fo:border-left="0.5pt solid #000000" fo:border-right="none" fo:border-top="none" fo:border-bottom="0.5pt solid #000000"/>
    </style:style>
    <style:style style:name="Tableau13.C2" style:family="table-cell">
      <style:table-cell-properties style:vertical-align="middle" fo:padding="0.097cm" fo:border-left="0.5pt solid #000000" fo:border-right="none" fo:border-top="none" fo:border-bottom="0.5pt solid #000000"/>
    </style:style>
    <style:style style:name="Tableau13.D2" style:family="table-cell">
      <style:table-cell-properties style:vertical-align="middle" fo:padding="0.097cm" fo:border-left="0.5pt solid #000000" fo:border-right="none" fo:border-top="none" fo:border-bottom="0.5pt solid #000000"/>
    </style:style>
    <style:style style:name="Tableau13.E2" style:family="table-cell">
      <style:table-cell-properties style:vertical-align="middle" fo:padding="0.097cm" fo:border-left="0.5pt solid #000000" fo:border-right="none" fo:border-top="none" fo:border-bottom="0.5pt solid #000000"/>
    </style:style>
    <style:style style:name="Tableau13.F2" style:family="table-cell">
      <style:table-cell-properties style:vertical-align="middle" fo:padding="0.097cm" fo:border-left="0.5pt solid #000000" fo:border-right="none" fo:border-top="none" fo:border-bottom="0.5pt solid #000000"/>
    </style:style>
    <style:style style:name="Tableau13.G2" style:family="table-cell">
      <style:table-cell-properties style:vertical-align="middle" fo:padding="0.097cm" fo:border-left="0.5pt solid #000000" fo:border-right="0.5pt solid #000000" fo:border-top="none" fo:border-bottom="0.5pt solid #000000"/>
    </style:style>
    <style:style style:name="Tableau25" style:family="table">
      <style:table-properties style:width="9.149cm" fo:margin-top="0cm" fo:margin-bottom="0cm" table:align="left"/>
    </style:style>
    <style:style style:name="Tableau25.A" style:family="table-column">
      <style:table-column-properties style:column-width="1.524cm"/>
    </style:style>
    <style:style style:name="Tableau25.B" style:family="table-column">
      <style:table-column-properties style:column-width="1.526cm"/>
    </style:style>
    <style:style style:name="Tableau25.1" style:family="table-row">
      <style:table-row-properties style:row-height="0.801cm"/>
    </style:style>
    <style:style style:name="Tableau25.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5.B1" style:family="table-cell">
      <style:table-cell-properties style:vertical-align="middle" fo:padding="0.097cm" fo:border-left="0.5pt solid #000000" fo:border-right="none" fo:border-top="0.5pt solid #000000" fo:border-bottom="0.5pt solid #000000"/>
    </style:style>
    <style:style style:name="Tableau25.C1" style:family="table-cell">
      <style:table-cell-properties style:vertical-align="middle" fo:padding="0.097cm" fo:border-left="0.5pt solid #000000" fo:border-right="none" fo:border-top="0.5pt solid #000000" fo:border-bottom="0.5pt solid #000000"/>
    </style:style>
    <style:style style:name="Tableau25.D1" style:family="table-cell">
      <style:table-cell-properties style:vertical-align="middle" fo:padding="0.097cm" fo:border-left="0.5pt solid #000000" fo:border-right="none" fo:border-top="0.5pt solid #000000" fo:border-bottom="0.5pt solid #000000"/>
    </style:style>
    <style:style style:name="Tableau25.E1" style:family="table-cell">
      <style:table-cell-properties style:vertical-align="middle" fo:padding="0.097cm" fo:border-left="0.5pt solid #000000" fo:border-right="none" fo:border-top="0.5pt solid #000000" fo:border-bottom="0.5pt solid #000000"/>
    </style:style>
    <style:style style:name="Tableau25.F1" style:family="table-cell">
      <style:table-cell-properties style:vertical-align="middle" fo:padding="0.097cm" fo:border="0.5pt solid #000000"/>
    </style:style>
    <style:style style:name="Tableau25.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5.B2" style:family="table-cell">
      <style:table-cell-properties style:vertical-align="middle" fo:padding="0.097cm" fo:border-left="0.5pt solid #000000" fo:border-right="none" fo:border-top="none" fo:border-bottom="0.5pt solid #000000"/>
    </style:style>
    <style:style style:name="Tableau25.C2" style:family="table-cell">
      <style:table-cell-properties style:vertical-align="middle" fo:padding="0.097cm" fo:border-left="0.5pt solid #000000" fo:border-right="none" fo:border-top="none" fo:border-bottom="0.5pt solid #000000"/>
    </style:style>
    <style:style style:name="Tableau25.D2" style:family="table-cell">
      <style:table-cell-properties style:vertical-align="middle" fo:padding="0.097cm" fo:border-left="0.5pt solid #000000" fo:border-right="none" fo:border-top="none" fo:border-bottom="0.5pt solid #000000"/>
    </style:style>
    <style:style style:name="Tableau25.E2" style:family="table-cell">
      <style:table-cell-properties style:vertical-align="middle" fo:padding="0.097cm" fo:border-left="0.5pt solid #000000" fo:border-right="none" fo:border-top="none" fo:border-bottom="0.5pt solid #000000"/>
    </style:style>
    <style:style style:name="Tableau25.F2" style:family="table-cell">
      <style:table-cell-properties style:vertical-align="middle" fo:padding="0.097cm" fo:border-left="0.5pt solid #000000" fo:border-right="0.5pt solid #000000" fo:border-top="none" fo:border-bottom="0.5pt solid #000000"/>
    </style:style>
    <style:style style:name="Tableau7" style:family="table">
      <style:table-properties style:width="6.151cm" fo:margin-left="1.499cm" fo:margin-right="1.501cm" table:align="margins"/>
    </style:style>
    <style:style style:name="Tableau7.A" style:family="table-column">
      <style:table-column-properties style:column-width="2.05cm" style:rel-column-width="21845*"/>
    </style:style>
    <style:style style:name="Tableau7.1" style:family="table-row">
      <style:table-row-properties style:row-height="0.801cm"/>
    </style:style>
    <style:style style:name="Tableau7.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7.B1" style:family="table-cell">
      <style:table-cell-properties style:vertical-align="middle" fo:padding="0.097cm" fo:border-left="0.5pt solid #000000" fo:border-right="none" fo:border-top="0.5pt solid #000000" fo:border-bottom="0.5pt solid #000000"/>
    </style:style>
    <style:style style:name="Tableau7.C1" style:family="table-cell">
      <style:table-cell-properties style:vertical-align="middle" fo:padding="0.097cm" fo:border="0.5pt solid #000000"/>
    </style:style>
    <style:style style:name="Tableau7.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7.B2" style:family="table-cell">
      <style:table-cell-properties style:vertical-align="middle" fo:padding="0.097cm" fo:border-left="0.5pt solid #000000" fo:border-right="none" fo:border-top="none" fo:border-bottom="0.5pt solid #000000"/>
    </style:style>
    <style:style style:name="Tableau7.C2" style:family="table-cell">
      <style:table-cell-properties style:vertical-align="middle" fo:padding="0.097cm" fo:border-left="0.5pt solid #000000" fo:border-right="0.5pt solid #000000" fo:border-top="none" fo:border-bottom="0.5pt solid #000000"/>
    </style:style>
    <style:style style:name="Tableau11" style:family="table">
      <style:table-properties style:width="9.151cm" table:align="margins"/>
    </style:style>
    <style:style style:name="Tableau11.A" style:family="table-column">
      <style:table-column-properties style:column-width="1.524cm" style:rel-column-width="10916*"/>
    </style:style>
    <style:style style:name="Tableau11.B" style:family="table-column">
      <style:table-column-properties style:column-width="1.526cm" style:rel-column-width="10928*"/>
    </style:style>
    <style:style style:name="Tableau11.F" style:family="table-column">
      <style:table-column-properties style:column-width="1.526cm" style:rel-column-width="10931*"/>
    </style:style>
    <style:style style:name="Tableau11.1" style:family="table-row">
      <style:table-row-properties style:row-height="0.801cm"/>
    </style:style>
    <style:style style:name="Tableau11.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1.B1" style:family="table-cell">
      <style:table-cell-properties style:vertical-align="middle" fo:padding="0.097cm" fo:border-left="0.5pt solid #000000" fo:border-right="none" fo:border-top="0.5pt solid #000000" fo:border-bottom="0.5pt solid #000000"/>
    </style:style>
    <style:style style:name="Tableau11.C1" style:family="table-cell">
      <style:table-cell-properties style:vertical-align="middle" fo:padding="0.097cm" fo:border-left="0.5pt solid #000000" fo:border-right="none" fo:border-top="0.5pt solid #000000" fo:border-bottom="0.5pt solid #000000"/>
    </style:style>
    <style:style style:name="Tableau11.D1" style:family="table-cell">
      <style:table-cell-properties style:vertical-align="middle" fo:padding="0.097cm" fo:border-left="0.5pt solid #000000" fo:border-right="none" fo:border-top="0.5pt solid #000000" fo:border-bottom="0.5pt solid #000000"/>
    </style:style>
    <style:style style:name="Tableau11.E1" style:family="table-cell">
      <style:table-cell-properties style:vertical-align="middle" fo:padding="0.097cm" fo:border-left="0.5pt solid #000000" fo:border-right="none" fo:border-top="0.5pt solid #000000" fo:border-bottom="0.5pt solid #000000"/>
    </style:style>
    <style:style style:name="Tableau11.F1" style:family="table-cell">
      <style:table-cell-properties style:vertical-align="middle" fo:padding="0.097cm" fo:border="0.5pt solid #000000"/>
    </style:style>
    <style:style style:name="Tableau11.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1.B2" style:family="table-cell">
      <style:table-cell-properties style:vertical-align="middle" fo:padding="0.097cm" fo:border-left="0.5pt solid #000000" fo:border-right="none" fo:border-top="none" fo:border-bottom="0.5pt solid #000000"/>
    </style:style>
    <style:style style:name="Tableau11.C2" style:family="table-cell">
      <style:table-cell-properties style:vertical-align="middle" fo:padding="0.097cm" fo:border-left="0.5pt solid #000000" fo:border-right="none" fo:border-top="none" fo:border-bottom="0.5pt solid #000000"/>
    </style:style>
    <style:style style:name="Tableau11.D2" style:family="table-cell">
      <style:table-cell-properties style:vertical-align="middle" fo:padding="0.097cm" fo:border-left="0.5pt solid #000000" fo:border-right="none" fo:border-top="none" fo:border-bottom="0.5pt solid #000000"/>
    </style:style>
    <style:style style:name="Tableau11.E2" style:family="table-cell">
      <style:table-cell-properties style:vertical-align="middle" fo:padding="0.097cm" fo:border-left="0.5pt solid #000000" fo:border-right="none" fo:border-top="none" fo:border-bottom="0.5pt solid #000000"/>
    </style:style>
    <style:style style:name="Tableau11.F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5"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5"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Footer">
      <style:text-properties officeooo:rsid="00178920" officeooo:paragraph-rsid="00178920"/>
    </style:style>
    <style:style style:name="P14" style:family="paragraph" style:parent-style-name="Footer">
      <style:text-properties officeooo:paragraph-rsid="00224d50"/>
    </style:style>
    <style:style style:name="P15" style:family="paragraph" style:parent-style-name="Footer">
      <style:paragraph-properties fo:margin-left="1.101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Header">
      <style:text-properties fo:font-size="14pt" style:font-size-asian="14pt" style:font-size-complex="14pt"/>
    </style:style>
    <style:style style:name="P17" style:family="paragraph" style:parent-style-name="Header">
      <style:paragraph-properties fo:text-align="end" style:justify-single-word="false"/>
      <style:text-properties fo:font-size="12pt" style:font-size-asian="12pt" style:font-size-complex="12pt"/>
    </style:style>
    <style:style style:name="P18" style:family="paragraph" style:parent-style-name="Header">
      <style:text-properties fo:font-size="3pt" style:font-size-asian="4pt" style:font-size-complex="4pt"/>
    </style:style>
    <style:style style:name="P19" style:family="paragraph" style:parent-style-name="Standard">
      <style:text-properties fo:font-size="2pt" style:font-size-asian="2pt" style:font-size-complex="2pt"/>
    </style:style>
    <style:style style:name="P20" style:family="paragraph" style:parent-style-name="Standard">
      <style:text-properties fo:font-size="6pt" style:font-size-asian="6pt" style:font-size-complex="6pt"/>
    </style:style>
    <style:style style:name="P21" style:family="paragraph" style:parent-style-name="Standard">
      <style:paragraph-properties fo:text-align="center" style:justify-single-word="false"/>
      <style:text-properties officeooo:paragraph-rsid="0033f336"/>
    </style:style>
    <style:style style:name="P22" style:family="paragraph" style:parent-style-name="Standard">
      <style:text-properties officeooo:paragraph-rsid="0033f340"/>
    </style:style>
    <style:style style:name="P23"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P24"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P25"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5" fo:font-size="11pt" fo:font-style="italic" fo:font-weight="bold" style:font-size-asian="11pt" style:font-style-asian="italic" style:font-weight-asian="bold" style:font-size-complex="11pt" style:font-style-complex="italic" style:font-weight-complex="bold"/>
    </style:style>
    <style:style style:name="P28"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29" style:family="paragraph" style:parent-style-name="_5f_En-tête">
      <style:text-properties fo:language="zxx" fo:country="none" officeooo:rsid="0038bc54" officeooo:paragraph-rsid="0038bc54" style:language-asian="zxx" style:country-asian="none"/>
    </style:style>
    <style:style style:name="P30" style:family="paragraph" style:parent-style-name="Folio">
      <style:paragraph-properties fo:text-align="center" style:justify-single-word="false"/>
      <style:text-properties fo:font-size="8pt" officeooo:paragraph-rsid="001ce334" style:font-size-asian="8pt" style:font-size-complex="8pt"/>
    </style:style>
    <style:style style:name="P31" style:family="paragraph" style:parent-style-name="_5f_Paragraphe_20_livret_20_">
      <style:paragraph-properties fo:margin-top="0cm" fo:margin-bottom="0cm" loext:contextual-spacing="false" fo:text-align="center" style:justify-single-word="false"/>
      <style:text-properties officeooo:paragraph-rsid="0033f336"/>
    </style:style>
    <style:style style:name="P32" style:family="paragraph" style:parent-style-name="_5f_Paragraphe_20_livret_20_">
      <style:paragraph-properties fo:margin-top="0cm" fo:margin-bottom="0cm" loext:contextual-spacing="false" fo:text-align="center" style:justify-single-word="false"/>
      <style:text-properties officeooo:paragraph-rsid="0033f340"/>
    </style:style>
    <style:style style:name="P33" style:family="paragraph" style:parent-style-name="_5f_Paragraphe_20_livret_20_">
      <style:paragraph-properties fo:margin-top="0cm" fo:margin-bottom="0cm" loext:contextual-spacing="false"/>
      <style:text-properties fo:font-size="4.5pt" officeooo:paragraph-rsid="0053fca3" style:font-size-asian="4.5pt" style:font-size-complex="4.5pt"/>
    </style:style>
    <style:style style:name="P34" style:family="paragraph" style:parent-style-name="_5f_Paragraphe_20_livret_20_">
      <style:paragraph-properties fo:margin-top="0cm" fo:margin-bottom="0cm" loext:contextual-spacing="false"/>
      <style:text-properties officeooo:paragraph-rsid="0053fca3"/>
    </style:style>
    <style:style style:name="P35" style:family="paragraph" style:parent-style-name="_5f_Paragraphe_20_livret_20_">
      <style:paragraph-properties fo:margin-top="0cm" fo:margin-bottom="0cm" loext:contextual-spacing="false" fo:text-align="center" style:justify-single-word="false"/>
      <style:text-properties style:font-name="Bitstream Vera Sans1" fo:font-size="9pt" officeooo:paragraph-rsid="0033f340" style:font-size-asian="9pt" style:font-size-complex="9pt"/>
    </style:style>
    <style:style style:name="P36" style:family="paragraph" style:parent-style-name="Table_20_Contents">
      <style:paragraph-properties fo:margin-top="0cm" fo:margin-bottom="0cm" loext:contextual-spacing="false" fo:text-align="center" style:justify-single-word="false" style:shadow="none"/>
      <style:text-properties officeooo:paragraph-rsid="0033f336"/>
    </style:style>
    <style:style style:name="P37" style:family="paragraph" style:parent-style-name="Table_20_Contents">
      <style:paragraph-properties fo:margin-top="0cm" fo:margin-bottom="0cm" loext:contextual-spacing="false" fo:text-align="center" style:justify-single-word="false"/>
      <style:text-properties style:font-name="Bitstream Vera Sans" fo:font-size="10pt" officeooo:paragraph-rsid="0033f340"/>
    </style:style>
    <style:style style:name="P38" style:family="paragraph" style:parent-style-name="Table_20_Contents">
      <style:paragraph-properties fo:margin-top="0cm" fo:margin-bottom="0cm" loext:contextual-spacing="false" fo:text-align="center" style:justify-single-word="false"/>
      <style:text-properties style:font-name="Bitstream Vera Sans" fo:font-size="9pt" officeooo:paragraph-rsid="0033f340" style:font-size-asian="9pt" style:font-size-complex="9pt"/>
    </style:style>
    <style:style style:name="P39" style:family="paragraph" style:parent-style-name="Table_20_Contents">
      <style:paragraph-properties fo:margin-top="0cm" fo:margin-bottom="0cm" loext:contextual-spacing="false" fo:text-align="center" style:justify-single-word="false"/>
      <style:text-properties style:font-name="Bitstream Vera Sans5" fo:font-size="9pt" officeooo:paragraph-rsid="0033f336" style:font-name-asian="OpenSymbol1" style:font-size-asian="9pt" style:font-name-complex="OpenSymbol1" style:font-size-complex="9pt"/>
    </style:style>
    <style:style style:name="P40" style:family="paragraph" style:parent-style-name="Table_20_Contents">
      <style:paragraph-properties fo:margin-top="0cm" fo:margin-bottom="0cm" loext:contextual-spacing="false" fo:text-align="center" style:justify-single-word="false"/>
      <style:text-properties style:font-name="Bitstream Vera Sans1" fo:font-size="9pt" officeooo:paragraph-rsid="0033f340" style:font-size-asian="9pt" style:font-size-complex="9pt"/>
    </style:style>
    <style:style style:name="P41" style:family="paragraph" style:parent-style-name="Standard">
      <style:paragraph-properties fo:margin-top="0cm" fo:margin-bottom="0cm" loext:contextual-spacing="false" fo:text-align="center" style:justify-single-word="false"/>
      <style:text-properties officeooo:paragraph-rsid="0033f340"/>
    </style:style>
    <style:style style:name="P42" style:family="paragraph" style:parent-style-name="Standard">
      <style:paragraph-properties fo:margin-top="0cm" fo:margin-bottom="0cm" loext:contextual-spacing="false"/>
      <style:text-properties fo:font-style="normal" officeooo:paragraph-rsid="0053fca3" style:font-style-asian="normal" style:font-style-complex="normal"/>
    </style:style>
    <style:style style:name="P43" style:family="paragraph" style:parent-style-name="Standard" style:master-page-name="">
      <style:paragraph-properties fo:margin-top="0cm" fo:margin-bottom="0cm" loext:contextual-spacing="false" style:page-number="auto" fo:break-before="auto" fo:break-after="auto"/>
      <style:text-properties style:font-name="Bitstream Vera Sans5" fo:font-size="10pt" officeooo:paragraph-rsid="00290c92" style:font-size-asian="10pt" style:font-size-complex="10pt"/>
    </style:style>
    <style:style style:name="P44" style:family="paragraph" style:parent-style-name="FILET_5f_POINTILLES">
      <style:paragraph-properties fo:margin-top="0cm" fo:margin-bottom="0cm" loext:contextual-spacing="false"/>
    </style:style>
    <style:style style:name="P45" style:family="paragraph" style:parent-style-name="FILET_5f_POINTILLES">
      <style:paragraph-properties fo:margin-top="0cm" fo:margin-bottom="0cm" loext:contextual-spacing="false"/>
      <style:text-properties officeooo:paragraph-rsid="003d445c"/>
    </style:style>
    <style:style style:name="P46" style:family="paragraph" style:parent-style-name="FILET_5f_POINTILLES">
      <style:paragraph-properties fo:margin-top="0cm" fo:margin-bottom="0cm" loext:contextual-spacing="false"/>
      <style:text-properties officeooo:paragraph-rsid="0046ad44"/>
    </style:style>
    <style:style style:name="P47" style:family="paragraph" style:parent-style-name="FILET_5f_POINTILLES">
      <style:paragraph-properties fo:margin-top="0cm" fo:margin-bottom="0cm" loext:contextual-spacing="false" style:writing-mode="lr-tb"/>
      <style:text-properties officeooo:paragraph-rsid="0046ad44"/>
    </style:style>
    <style:style style:name="P48" style:family="paragraph" style:parent-style-name="_5f_Réponse_20_exemple">
      <loext:graphic-properties draw:fill="none" draw:fill-color="#de9ad5" draw:opacity="100%" draw:fill-image-width="0cm" draw:fill-image-height="0cm"/>
      <style:paragraph-properties fo:margin-top="0cm" fo:margin-bottom="0cm" loext:contextual-spacing="false" fo:text-align="center" style:justify-single-word="false" fo:background-color="transparent" fo:padding="0cm" fo:border="0.06pt solid #f2ffe5" style:shadow="none"/>
      <style:text-properties fo:font-size="9pt" officeooo:paragraph-rsid="0033f336" style:font-size-asian="9pt" style:font-size-complex="9pt"/>
    </style:style>
    <style:style style:name="P49" style:family="paragraph" style:parent-style-name="Standard">
      <style:paragraph-properties fo:margin-top="0.199cm" fo:margin-bottom="0cm" loext:contextual-spacing="false"/>
      <style:text-properties officeooo:paragraph-rsid="003d445c"/>
    </style:style>
    <style:style style:name="P50" style:family="paragraph" style:parent-style-name="_5f_Paragraphe_20_livret_20_">
      <style:paragraph-properties fo:margin-top="0.199cm" fo:margin-bottom="0cm" loext:contextual-spacing="false"/>
      <style:text-properties officeooo:paragraph-rsid="0053fca3"/>
    </style:style>
    <style:style style:name="P51" style:family="paragraph" style:parent-style-name="_5f_Paragraphe_20_livret_20_">
      <style:paragraph-properties fo:margin-top="0cm" fo:margin-bottom="0.049cm" loext:contextual-spacing="false"/>
      <style:text-properties officeooo:paragraph-rsid="0033f340"/>
    </style:style>
    <style:style style:name="P52" style:family="paragraph" style:parent-style-name="_5f_Paragraphe_20_livret_20_" style:master-page-name="">
      <style:paragraph-properties fo:margin-top="0cm" fo:margin-bottom="0.049cm" loext:contextual-spacing="false" style:page-number="auto" fo:break-before="auto" fo:break-after="auto"/>
      <style:text-properties officeooo:paragraph-rsid="0053fca3"/>
    </style:style>
    <style:style style:name="P53" style:family="paragraph" style:parent-style-name="FILET_5f_POINTILLES">
      <style:text-properties officeooo:paragraph-rsid="003d445c"/>
    </style:style>
    <style:style style:name="P54" style:family="paragraph" style:parent-style-name="FILET_5f_POINTILLES">
      <style:text-properties style:font-name="Bitstream Vera Sans5" fo:font-style="normal" officeooo:paragraph-rsid="003d445c" style:font-style-asian="normal" style:font-style-complex="normal"/>
    </style:style>
    <style:style style:name="P55" style:family="paragraph" style:parent-style-name="FILET_5f_POINTILLES">
      <style:text-properties officeooo:paragraph-rsid="0046ad44"/>
    </style:style>
    <style:style style:name="P56" style:family="paragraph" style:parent-style-name="_5f_Paragraphe_20_livret_20_">
      <loext:graphic-properties draw:fill="none" draw:fill-color="#ffffff" draw:opacity="100%"/>
      <style:paragraph-properties fo:line-height="0.43cm" fo:background-color="transparent"/>
      <style:text-properties officeooo:paragraph-rsid="003b804b"/>
    </style:style>
    <style:style style:name="P57" style:family="paragraph" style:parent-style-name="_5f_Paragraphe_20_livret_20_">
      <loext:graphic-properties draw:fill="none" draw:fill-color="#ffffff" draw:opacity="100%"/>
      <style:paragraph-properties fo:line-height="0.43cm" fo:background-color="transparent"/>
      <style:text-properties officeooo:paragraph-rsid="004cd0f4"/>
    </style:style>
    <style:style style:name="P58" style:family="paragraph" style:parent-style-name="_5f_Paragraphe_20_livret_20_">
      <loext:graphic-properties draw:fill="none" draw:fill-color="#ffffff" draw:opacity="100%"/>
      <style:paragraph-properties fo:line-height="0.43cm" fo:background-color="transparent"/>
      <style:text-properties officeooo:paragraph-rsid="005428fa"/>
    </style:style>
    <style:style style:name="P59" style:family="paragraph" style:parent-style-name="_5f_Paragraphe_20_livret_20_">
      <loext:graphic-properties draw:fill="none" draw:fill-color="#ffffff" draw:opacity="100%"/>
      <style:paragraph-properties fo:margin-top="0.101cm" fo:margin-bottom="0.27cm" loext:contextual-spacing="false" fo:line-height="0.43cm" fo:background-color="transparent"/>
      <style:text-properties officeooo:paragraph-rsid="003b804b"/>
    </style:style>
    <style:style style:name="P60" style:family="paragraph" style:parent-style-name="FILET_5f_POINTILLES">
      <style:paragraph-properties fo:margin-top="0cm" fo:margin-bottom="0.4cm" loext:contextual-spacing="false"/>
      <style:text-properties officeooo:paragraph-rsid="00466270"/>
    </style:style>
    <style:style style:name="P61" style:family="paragraph" style:parent-style-name="_5f_Paragraphe_20_livret_20_" style:master-page-name="">
      <style:paragraph-properties fo:margin-top="0.499cm" fo:margin-bottom="0cm" loext:contextual-spacing="false" style:page-number="auto" fo:break-before="auto" fo:break-after="auto"/>
      <style:text-properties officeooo:paragraph-rsid="0053fca3"/>
    </style:style>
    <style:style style:name="P62" style:family="paragraph" style:parent-style-name="Exo_5f_Num">
      <style:paragraph-properties fo:margin-top="0.6cm" fo:margin-bottom="0cm" loext:contextual-spacing="false"/>
    </style:style>
    <style:style style:name="P63" style:family="paragraph" style:parent-style-name="Exo_5f_Num">
      <style:paragraph-properties fo:margin-top="0.4cm" fo:margin-bottom="0.101cm" loext:contextual-spacing="false"/>
    </style:style>
    <style:style style:name="P64" style:family="paragraph" style:parent-style-name="Exo_5f_Num">
      <style:paragraph-properties fo:margin-top="1.199cm" fo:margin-bottom="0.101cm" loext:contextual-spacing="false" fo:text-align="start" style:justify-single-word="false"/>
    </style:style>
    <style:style style:name="P65" style:family="paragraph" style:parent-style-name="Exo_5f_Num" style:list-style-name="Num_5f_Exo">
      <style:paragraph-properties fo:margin-top="0.951cm" fo:margin-bottom="0.101cm" loext:contextual-spacing="false"/>
      <style:text-properties officeooo:paragraph-rsid="004cd0f4"/>
    </style:style>
    <style:style style:name="P66" style:family="paragraph" style:parent-style-name="FILET_5f_POINTILLES">
      <style:text-properties officeooo:paragraph-rsid="00586bcc"/>
    </style:style>
    <style:style style:name="P67" style:family="paragraph" style:parent-style-name="FILET_5f_POINTILLES" style:list-style-name="_5f_Numérotation_20_des_20_exercices_20_livrets">
      <style:paragraph-properties fo:margin-top="0cm" fo:margin-bottom="0cm" loext:contextual-spacing="false" style:writing-mode="lr-tb"/>
      <style:text-properties officeooo:paragraph-rsid="003d445c"/>
    </style:style>
    <style:style style:name="P68" style:family="paragraph" style:parent-style-name="FILET_5f_POINTILLES" style:list-style-name="_5f_Numérotation_20_des_20_exercices_20_livrets">
      <style:paragraph-properties fo:margin-top="0cm" fo:margin-bottom="0cm" loext:contextual-spacing="false" style:writing-mode="lr-tb"/>
      <style:text-properties officeooo:paragraph-rsid="0046ad44"/>
    </style:style>
    <style:style style:name="P69" style:family="paragraph" style:parent-style-name="FILET_5f_POINTILLES" style:list-style-name="_5f_Numérotation_20_des_20_exercices_20_livrets">
      <style:paragraph-properties fo:margin-top="0cm" fo:margin-bottom="0cm" loext:contextual-spacing="false"/>
    </style:style>
    <style:style style:name="P70" style:family="paragraph" style:parent-style-name="Standard" style:list-style-name="liste_5f_abc"/>
    <style:style style:name="P71" style:family="paragraph" style:parent-style-name="Standard" style:list-style-name="liste_5f_abc">
      <style:paragraph-properties fo:text-align="justify" style:justify-single-word="false"/>
    </style:style>
    <style:style style:name="P72" style:family="paragraph" style:parent-style-name="_5f_Paragraphe_20_livret_20_" style:list-style-name="liste_5f_abc">
      <loext:graphic-properties draw:fill="none" draw:fill-color="#ffffff" draw:opacity="100%"/>
      <style:paragraph-properties fo:line-height="0.43cm" fo:background-color="transparent"/>
      <style:text-properties officeooo:paragraph-rsid="003b804b"/>
    </style:style>
    <style:style style:name="P73" style:family="paragraph" style:parent-style-name="_5f_Paragraphe_20_livret_20_" style:list-style-name="liste_5f_abc">
      <style:paragraph-properties fo:margin-top="0.199cm" fo:margin-bottom="0.3cm" loext:contextual-spacing="false"/>
      <style:text-properties officeooo:paragraph-rsid="0033f336"/>
    </style:style>
    <style:style style:name="P74" style:family="paragraph" style:parent-style-name="_5f_Paragraphe_20_livret_20_" style:list-style-name="liste_5f_abc" style:master-page-name="">
      <style:paragraph-properties fo:margin-top="0.499cm" fo:margin-bottom="0cm" loext:contextual-spacing="false" style:page-number="auto"/>
      <style:text-properties officeooo:paragraph-rsid="0033f336"/>
    </style:style>
    <style:style style:name="P75" style:family="paragraph" style:parent-style-name="_5f_Paragraphe_20_livret_20_" style:list-style-name="liste_5f_abc">
      <style:paragraph-properties fo:margin-top="0.101cm" fo:margin-bottom="0.3cm" loext:contextual-spacing="false"/>
      <style:text-properties officeooo:paragraph-rsid="0033f336"/>
    </style:style>
    <style:style style:name="P76" style:family="paragraph" style:parent-style-name="_5f_Paragraphe_20_livret_20_" style:list-style-name="liste_5f_abc" style:master-page-name="">
      <style:paragraph-properties fo:margin-top="0.3cm" fo:margin-bottom="0cm" loext:contextual-spacing="false" style:page-number="auto"/>
      <style:text-properties officeooo:paragraph-rsid="0033f336"/>
    </style:style>
    <style:style style:name="P77" style:family="paragraph" style:parent-style-name="_5f_Paragraphe_20_livret_20_" style:list-style-name="liste_5f_abc">
      <style:paragraph-properties fo:margin-top="0.3cm" fo:margin-bottom="0cm" loext:contextual-spacing="false"/>
      <style:text-properties officeooo:paragraph-rsid="00566c97"/>
    </style:style>
    <style:style style:name="P78" style:family="paragraph" style:parent-style-name="_5f_Paragraphe_20_livret_20_">
      <style:paragraph-properties fo:margin-top="0cm" fo:margin-bottom="0cm" loext:contextual-spacing="false"/>
    </style:style>
    <style:style style:name="P79" style:family="paragraph" style:parent-style-name="_5f_Paragraphe_20_livret_20_" style:list-style-name="liste_5f_abc">
      <style:paragraph-properties fo:margin-top="0.6cm" fo:margin-bottom="0.199cm" loext:contextual-spacing="false"/>
      <style:text-properties officeooo:paragraph-rsid="0033f336"/>
    </style:style>
    <style:style style:name="P80" style:family="paragraph" style:parent-style-name="_5f_Paragraphe_20_livret_20_réponse_20_élève" style:list-style-name="liste_5f_abc">
      <style:paragraph-properties>
        <style:tab-stops>
          <style:tab-stop style:position="0.55cm"/>
          <style:tab-stop style:position="8.999cm" style:type="right"/>
        </style:tab-stops>
      </style:paragraph-properties>
      <style:text-properties officeooo:paragraph-rsid="0033f340"/>
    </style:style>
    <style:style style:name="P81" style:family="paragraph" style:parent-style-name="_5f_Paragraphe_20_livret_20_réponse_20_élève" style:list-style-name="liste_5f_abc">
      <style:paragraph-properties>
        <style:tab-stops>
          <style:tab-stop style:position="0.651cm"/>
          <style:tab-stop style:position="8.999cm" style:type="right"/>
        </style:tab-stops>
      </style:paragraph-properties>
      <style:text-properties officeooo:paragraph-rsid="0033f340"/>
    </style:style>
    <style:style style:name="P82" style:family="paragraph" style:parent-style-name="_5f_Paragraphe_20_livret_20_réponse_20_élève" style:list-style-name="liste_5f_abc">
      <style:paragraph-properties>
        <style:tab-stops>
          <style:tab-stop style:position="0.55cm"/>
          <style:tab-stop style:position="9.2cm" style:type="right" style:leader-style="dotted" style:leader-text="."/>
        </style:tab-stops>
      </style:paragraph-properties>
      <style:text-properties officeooo:paragraph-rsid="00567fad"/>
    </style:style>
    <style:style style:name="P83" style:family="paragraph" style:parent-style-name="_5f_Paragraphe_20_livret_20_réponse_20_élève" style:list-style-name="liste_5f_abc">
      <style:paragraph-properties fo:margin-top="0cm" fo:margin-bottom="0cm" loext:contextual-spacing="false">
        <style:tab-stops>
          <style:tab-stop style:position="0.55cm"/>
          <style:tab-stop style:position="9.2cm" style:type="right" style:leader-style="dotted" style:leader-text="."/>
        </style:tab-stops>
      </style:paragraph-properties>
      <style:text-properties officeooo:paragraph-rsid="00567fad"/>
    </style:style>
    <style:style style:name="P84" style:family="paragraph" style:parent-style-name="_5f_Paragraphe_20_énoncé_20_après_20_numéro" style:list-style-name="" style:master-page-name="_5f_Fiche_20_éditeur_20_série_20_2_20_une_20_colonne_20_impaire_20__28_G_29_">
      <style:paragraph-properties fo:margin-top="0.499cm" fo:margin-bottom="0cm" loext:contextual-spacing="false" fo:text-align="center" style:justify-single-word="false" style:page-number="69" fo:break-before="auto" fo:break-after="auto">
        <style:tab-stops/>
      </style:paragraph-properties>
      <style:text-properties fo:font-weight="bold" officeooo:rsid="00370705" officeooo:paragraph-rsid="00370705" style:font-weight-asian="bold" style:font-weight-complex="bold"/>
    </style:style>
    <style:style style:name="P85" style:family="paragraph" style:parent-style-name="_5f_Paragraphe_20_énoncé_20_après_20_numéro">
      <style:paragraph-properties fo:margin-top="0cm" fo:margin-bottom="0cm" loext:contextual-spacing="false"/>
      <style:text-properties fo:font-style="normal" officeooo:paragraph-rsid="0033f340" style:font-style-asian="normal" style:font-style-complex="normal"/>
    </style:style>
    <style:style style:name="P86" style:family="paragraph" style:parent-style-name="_5f_Paragraphe_20_énoncé_20_après_20_numéro_20_second" style:list-style-name="liste_5f_abc">
      <style:paragraph-properties fo:margin-top="0.101cm" fo:margin-bottom="0cm" loext:contextual-spacing="false" fo:text-align="justify" style:justify-single-word="false"/>
      <style:text-properties fo:letter-spacing="normal" officeooo:paragraph-rsid="0033f340"/>
    </style:style>
    <style:style style:name="P87" style:family="paragraph" style:parent-style-name="_5f_Paragraphe_20_énoncé_20_après_20_numéro_20_second" style:list-style-name="liste_5f_abc">
      <style:paragraph-properties fo:margin-top="0.101cm" fo:margin-bottom="0cm" loext:contextual-spacing="false"/>
      <style:text-properties officeooo:paragraph-rsid="00586bcc"/>
    </style:style>
    <style:style style:name="P88" style:family="paragraph" style:parent-style-name="_5f_Paragraphe_20_énoncé_20_après_20_numéro_20_second" style:list-style-name="liste_5f_abc">
      <style:paragraph-properties fo:margin-top="0.3cm" fo:margin-bottom="0cm" loext:contextual-spacing="false"/>
      <style:text-properties officeooo:paragraph-rsid="0033f340"/>
    </style:style>
    <style:style style:name="P89" style:family="paragraph" style:parent-style-name="_5f_Paragraphe_20_énoncé_20_après_20_numéro_20_second" style:list-style-name="liste_5f_abc">
      <style:paragraph-properties fo:margin-top="0.101cm" fo:margin-bottom="0.199cm" loext:contextual-spacing="false"/>
      <style:text-properties officeooo:paragraph-rsid="0033f340"/>
    </style:style>
    <style:style style:name="P90" style:family="paragraph" style:parent-style-name="_5f_Paragraphe_20_énoncé_20_après_20_numéro_20_second" style:list-style-name="liste_5f_abc">
      <style:paragraph-properties fo:margin-top="0cm" fo:margin-bottom="0.199cm" loext:contextual-spacing="false" fo:break-before="column"/>
      <style:text-properties officeooo:paragraph-rsid="0033f340"/>
    </style:style>
    <style:style style:name="P91" style:family="paragraph" style:parent-style-name="_5f_Paragraphe_20_énoncé_20_après_20_numéro_20_second" style:list-style-name="liste_5f_abc">
      <style:paragraph-properties fo:margin-top="0.3cm" fo:margin-bottom="0.199cm" loext:contextual-spacing="false"/>
      <style:text-properties officeooo:paragraph-rsid="0033f340"/>
    </style:style>
    <style:style style:name="P92" style:family="paragraph" style:parent-style-name="_5f_Paragraphe_20_énoncé_20_après_20_numéro_20_second" style:list-style-name="liste_5f_abc">
      <style:paragraph-properties fo:margin-top="0.4cm" fo:margin-bottom="0cm" loext:contextual-spacing="false"/>
      <style:text-properties officeooo:paragraph-rsid="0033f340"/>
    </style:style>
    <style:style style:name="P93" style:family="paragraph" style:parent-style-name="_5f_Paragraphe_20_énoncé_20_après_20_numéro_20_second" style:list-style-name="liste_5f_abc">
      <style:paragraph-properties fo:margin-top="0.3cm" fo:margin-bottom="0.25cm" loext:contextual-spacing="false"/>
      <style:text-properties officeooo:paragraph-rsid="0033f340"/>
    </style:style>
    <style:style style:name="P94" style:family="paragraph" style:parent-style-name="_5f_Paragraphe_20_énoncé_20_après_20_numéro_20_second" style:list-style-name="liste_5f_abc">
      <style:paragraph-properties fo:margin-top="0.4cm" fo:margin-bottom="0.199cm" loext:contextual-spacing="false"/>
      <style:text-properties officeooo:paragraph-rsid="0033f340"/>
    </style:style>
    <style:style style:name="P95" style:family="paragraph" style:parent-style-name="_5f_Pied_20_de_20_page" style:list-style-name=""/>
    <style:style style:name="P96" style:family="paragraph" style:parent-style-name="_5f_Pied_20_de_20_page" style:list-style-name="">
      <style:paragraph-properties fo:text-align="end" style:justify-single-word="false"/>
    </style:style>
    <style:style style:name="P97" style:family="paragraph" style:parent-style-name="_5f_Pied_20_de_20_page">
      <style:paragraph-properties fo:text-align="end" style:justify-single-word="false"/>
    </style:style>
    <style:style style:name="P9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99"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lbany"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lbany"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Andale Sans UI"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02" style:family="paragraph">
      <style:paragraph-properties fo:margin-left="0cm" fo:margin-right="0cm" fo:margin-top="0cm" fo:margin-bottom="0cm" fo:line-height="100%" fo:text-indent="0cm"/>
    </style:style>
    <style:style style:name="P10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4"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2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align="justify" fo:text-indent="0cm"/>
    </style:style>
    <style:style style:name="P106" style:family="paragraph">
      <loext:graphic-properties draw:fill="none" draw:fill-color="#ffffff"/>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Bitstream Vera Sans1" fo:font-size="9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7"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Bitstream Charter" fo:font-size="9pt" fo:font-style="normal" fo:text-shadow="none" style:text-underline-style="none" fo:font-weight="normal" style:letter-kerning="true" style:font-name-asian="DejaVuSans"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108" style:family="paragraph">
      <loext:graphic-properties draw:fill="none" draw:fill-color="#ffffff"/>
      <style:paragraph-properties fo:margin-left="0cm" fo:margin-right="0cm" fo:margin-top="0cm" fo:margin-bottom="0cm" fo:line-height="100%" fo:text-indent="0cm"/>
      <style:text-properties fo:font-variant="normal" fo:text-transform="none" fo:color="#0177bf" style:text-outline="false" style:text-line-through-style="none" style:text-line-through-type="none" style:font-name="Bitstream Charter" fo:font-size="9pt" fo:font-style="normal" fo:text-shadow="none" style:text-underline-style="none" fo:font-weight="bold" style:letter-kerning="true" style:font-name-asian="DejaVuSans" style:font-size-asian="9pt" style:font-style-asian="normal" style:font-weight-asian="bold" style:font-name-complex="Tahoma" style:font-size-complex="9pt" style:font-style-complex="normal" style:font-weight-complex="bold" style:text-emphasize="none" style:font-relief="none" style:text-overline-style="none" style:text-overline-color="font-color"/>
    </style:style>
    <style:style style:name="P10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1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11"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1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1" fo:font-size="9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3" style:family="paragraph">
      <style:paragraph-properties fo:margin-top="0cm" fo:margin-bottom="0.199cm" fo:text-align="center"/>
    </style:style>
    <style:style style:name="P114" style:family="paragraph">
      <loext:graphic-properties draw:fill-color="#c74028"/>
      <style:paragraph-properties fo:margin-top="0cm" fo:margin-bottom="0.199cm" fo:text-align="center"/>
      <style:text-properties fo:color="#ffffff" style:font-name="Bitstream Vera Sans5" fo:font-size="11pt" fo:font-weight="bold" style:font-size-asian="11pt" style:font-weight-asian="bold" style:font-size-complex="11pt" style:font-weight-complex="bold"/>
    </style:style>
    <style:style style:name="P11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1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17" style:family="paragraph">
      <style:paragraph-properties fo:text-align="center"/>
    </style:style>
    <style:style style:name="P11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9" style:family="paragraph">
      <loext:graphic-properties draw:fill="none" draw:fill-color="#ffffff"/>
      <style:paragraph-properties fo:text-align="center"/>
      <style:text-properties fo:color="#ffffff" style:font-name="Bitstream Vera Sans5" fo:font-size="16pt" fo:font-weight="bold" style:font-size-asian="16pt" style:font-weight-asian="bold" style:font-size-complex="16pt" style:font-weight-complex="bold"/>
    </style:style>
    <style:style style:name="P120" style:family="paragraph">
      <loext:graphic-properties draw:fill="solid" draw:fill-color="#9d0f89"/>
    </style:style>
    <style:style style:name="P121"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Bitstream Vera Sans5" fo:font-size="10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font-size="12pt" style:font-size-asian="12pt" style:font-style-asian="normal" style:font-size-complex="12pt" style:font-style-complex="normal"/>
    </style:style>
    <style:style style:name="T6" style:family="text">
      <style:text-properties fo:font-size="12pt" fo:font-style="italic" style:font-size-asian="12pt" style:font-style-asian="normal" style:font-size-complex="12pt" style:font-style-complex="normal"/>
    </style:style>
    <style:style style:name="T7" style:family="text">
      <style:text-properties officeooo:rsid="0005aabe"/>
    </style:style>
    <style:style style:name="T8" style:family="text">
      <style:text-properties officeooo:rsid="000ec334"/>
    </style:style>
    <style:style style:name="T9" style:family="text">
      <style:text-properties style:text-position="super 58%" style:font-name="Bitstream Vera Sans5" fo:font-style="normal" style:font-style-asian="normal" style:font-style-complex="normal"/>
    </style:style>
    <style:style style:name="T10" style:family="text">
      <style:text-properties style:text-position="sub 58%" style:font-name="Bitstream Vera Sans1" fo:font-size="10pt" fo:font-style="normal" style:font-size-asian="12pt" style:font-style-asian="normal" style:font-size-complex="12pt" style:font-style-complex="normal"/>
    </style:style>
    <style:style style:name="T11" style:family="text">
      <style:text-properties fo:font-style="normal" style:font-style-asian="normal" style:font-style-complex="normal"/>
    </style:style>
    <style:style style:name="T12" style:family="text">
      <style:text-properties style:font-name="Times New Roman" fo:font-size="12pt" fo:font-style="italic" style:font-size-asian="12pt" style:font-style-asian="italic" style:font-size-complex="12pt" style:font-style-complex="italic"/>
    </style:style>
    <style:style style:name="T13" style:family="text">
      <style:text-properties style:font-name="Times New Roman" fo:font-size="12pt" fo:font-style="italic" officeooo:rsid="003d445c" style:font-size-asian="12pt" style:font-style-asian="italic" style:font-size-complex="12pt" style:font-style-complex="italic"/>
    </style:style>
    <style:style style:name="T14" style:family="text">
      <style:text-properties style:font-name="Times New Roman" fo:font-size="12pt" fo:font-style="italic" style:font-name-asian="OpenSymbol1" style:font-size-asian="12pt" style:font-style-asian="italic" style:font-name-complex="OpenSymbol1" style:font-size-complex="12pt" style:font-style-complex="italic"/>
    </style:style>
    <style:style style:name="T15" style:family="text">
      <style:text-properties style:font-name="Times New Roman" fo:font-size="12pt" fo:font-style="italic" style:text-underline-style="none" fo:font-weight="normal" officeooo:rsid="001f976d" fo:background-color="transparent" loext:char-shading-value="0" style:font-size-asian="12pt" style:font-style-asian="italic" style:font-weight-asian="normal" style:font-size-complex="12pt" style:font-style-complex="italic" style:font-weight-complex="normal"/>
    </style:style>
    <style:style style:name="T16" style:family="text">
      <style:text-properties style:font-name="Times New Roman" fo:font-size="12pt" fo:letter-spacing="-0.011cm" fo:font-style="italic" style:font-size-asian="12pt" style:font-style-asian="italic" style:font-size-complex="12pt" style:font-style-complex="italic"/>
    </style:style>
    <style:style style:name="T17" style:family="text">
      <style:text-properties style:font-name="Times New Roman" fo:font-size="12pt" fo:letter-spacing="0.088cm" fo:font-style="italic" style:font-size-asian="12pt" style:font-style-asian="italic" style:font-size-complex="12pt" style:font-style-complex="italic"/>
    </style:style>
    <style:style style:name="T18" style:family="text">
      <style:text-properties style:font-name="Times New Roman" fo:font-size="12pt" fo:letter-spacing="0.088cm" fo:font-style="italic" officeooo:rsid="003e0fdb" style:font-size-asian="12pt" style:font-style-asian="italic" style:font-size-complex="12pt" style:font-style-complex="italic"/>
    </style:style>
    <style:style style:name="T19" style:family="text">
      <style:text-properties style:font-name="Times New Roman" fo:font-size="12pt" fo:letter-spacing="-0.014cm" fo:font-style="italic" style:text-underline-style="none" fo:font-weight="normal" fo:background-color="transparent" loext:char-shading-value="0" style:font-size-asian="12pt" style:font-style-asian="italic" style:font-weight-asian="normal" style:font-size-complex="12pt" style:font-style-complex="italic" style:font-weight-complex="normal"/>
    </style:style>
    <style:style style:name="T20" style:family="text">
      <style:text-properties style:font-name="Times New Roman" fo:font-size="11pt" fo:font-style="italic" officeooo:rsid="0020cfe3" style:font-size-asian="11pt" style:font-style-asian="italic" style:font-size-complex="11pt" style:font-style-complex="italic"/>
    </style:style>
    <style:style style:name="T21" style:family="text">
      <style:text-properties style:font-name="Times New Roman" fo:font-size="11pt" fo:font-style="italic" fo:font-weight="bold" style:font-name-asian="OpenSymbol1" style:font-size-asian="11pt" style:font-style-asian="italic" style:font-weight-asian="bold" style:font-name-complex="OpenSymbol1" style:font-size-complex="11pt" style:font-style-complex="italic" style:font-weight-complex="bold"/>
    </style:style>
    <style:style style:name="T22" style:family="text">
      <style:text-properties style:font-name="Times New Roman" fo:font-size="11pt" fo:font-style="normal" officeooo:rsid="0020cfe3" style:font-size-asian="11pt" style:font-style-asian="normal" style:font-size-complex="11pt" style:font-style-complex="normal"/>
    </style:style>
    <style:style style:name="T23" style:family="text">
      <style:text-properties style:font-name="Times New Roman" fo:font-size="10pt" fo:font-style="italic" style:text-underline-style="none" fo:font-weight="normal" officeooo:rsid="001f976d" fo:background-color="transparent" loext:char-shading-value="0" style:font-size-asian="10pt" style:font-style-asian="italic" style:font-weight-asian="normal" style:font-size-complex="10pt" style:font-style-complex="italic" style:font-weight-complex="normal"/>
    </style:style>
    <style:style style:name="T24" style:family="text">
      <style:text-properties style:font-name="Bitstream Vera Sans5" fo:font-style="normal" style:font-style-asian="normal" style:font-style-complex="normal"/>
    </style:style>
    <style:style style:name="T25" style:family="text">
      <style:text-properties style:font-name="Bitstream Vera Sans5" fo:font-style="normal" style:font-name-asian="OpenSymbol1" style:font-style-asian="normal" style:font-name-complex="OpenSymbol1" style:font-style-complex="normal"/>
    </style:style>
    <style:style style:name="T26" style:family="text">
      <style:text-properties style:font-name="Bitstream Vera Sans5" fo:font-size="10pt" fo:font-style="normal" style:font-name-asian="OpenSymbol1" style:font-size-asian="10pt" style:font-style-asian="normal" style:font-name-complex="OpenSymbol1" style:font-size-complex="10pt" style:font-style-complex="normal"/>
    </style:style>
    <style:style style:name="T27" style:family="text">
      <style:text-properties style:font-name="Bitstream Vera Sans5" fo:font-size="10pt" fo:font-style="normal" style:text-underline-style="none" fo:font-weight="normal" officeooo:rsid="001f976d"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28" style:family="text">
      <style:text-properties style:font-name="Bitstream Vera Sans5" fo:font-size="10pt" fo:font-style="normal" style:text-underline-style="none" fo:font-weight="normal" officeooo:rsid="001f976d" fo:background-color="transparent" loext:char-shading-value="0" style:font-size-asian="10pt" style:font-style-asian="normal" style:font-weight-asian="normal" style:font-size-complex="10pt" style:font-style-complex="normal" style:font-weight-complex="normal"/>
    </style:style>
    <style:style style:name="T29" style:family="text">
      <style:text-properties style:font-name="Bitstream Vera Sans5" fo:font-size="10pt" fo:font-style="italic" style:font-size-asian="10pt" style:font-style-asian="normal" style:font-size-complex="10pt" style:font-style-complex="normal"/>
    </style:style>
    <style:style style:name="T30" style:family="text">
      <style:text-properties style:font-name="Bitstream Vera Sans5" fo:font-size="10pt" fo:font-style="italic" style:text-underline-style="none" fo:font-weight="normal" officeooo:rsid="001f976d" fo:background-color="transparent" loext:char-shading-value="0" style:font-size-asian="10pt" style:font-style-asian="italic" style:font-weight-asian="normal" style:font-size-complex="10pt" style:font-style-complex="italic" style:font-weight-complex="normal"/>
    </style:style>
    <style:style style:name="T31" style:family="text">
      <style:text-properties style:font-name="Bitstream Vera Sans5" fo:font-size="10pt" style:text-underline-style="none" fo:font-weight="normal" officeooo:rsid="001f976d" fo:background-color="transparent" loext:char-shading-value="0" style:font-size-asian="10pt" style:font-weight-asian="normal" style:font-size-complex="10pt" style:font-weight-complex="normal"/>
    </style:style>
    <style:style style:name="T32" style:family="text">
      <style:text-properties style:font-name="Bitstream Vera Sans5" fo:font-size="10pt" fo:letter-spacing="-0.014cm" style:text-underline-style="none" fo:font-weight="normal" fo:background-color="transparent" loext:char-shading-value="0" style:font-size-asian="10pt" style:font-weight-asian="normal" style:font-size-complex="10pt" style:font-weight-complex="normal"/>
    </style:style>
    <style:style style:name="T33" style:family="text">
      <style:text-properties style:font-name="Bitstream Vera Sans5" fo:font-size="10pt" fo:letter-spacing="-0.014cm"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34" style:family="text">
      <style:text-properties style:font-name="Bitstream Vera Sans5" fo:font-size="10pt" fo:letter-spacing="-0.014cm" fo:font-style="italic" style:text-underline-style="none" fo:font-weight="normal" fo:background-color="transparent" loext:char-shading-value="0" style:font-size-asian="10pt" style:font-style-asian="italic" style:font-weight-asian="normal" style:font-size-complex="10pt" style:font-style-complex="italic" style:font-weight-complex="normal"/>
    </style:style>
    <style:style style:name="T35" style:family="text">
      <style:text-properties style:font-name="Bitstream Vera Sans5" fo:font-size="11pt" fo:font-style="normal" style:font-name-asian="OpenSymbol1" style:font-size-asian="11pt" style:font-style-asian="normal" style:font-name-complex="OpenSymbol1" style:font-size-complex="11pt" style:font-style-complex="normal"/>
    </style:style>
    <style:style style:name="T36" style:family="text">
      <style:text-properties style:font-name="Bitstream Vera Sans5" fo:font-size="11pt" fo:font-style="normal" style:font-size-asian="11pt" style:font-style-asian="normal" style:font-size-complex="11pt" style:font-style-complex="normal"/>
    </style:style>
    <style:style style:name="T37" style:family="text">
      <style:text-properties style:font-name="Bitstream Vera Sans5" fo:font-size="9pt" fo:font-style="normal" fo:font-weight="normal" style:font-name-asian="OpenSymbol1" style:font-size-asian="9pt" style:font-style-asian="normal" style:font-weight-asian="normal" style:font-name-complex="OpenSymbol1" style:font-size-complex="9pt" style:font-style-complex="normal" style:font-weight-complex="normal"/>
    </style:style>
    <style:style style:name="T38" style:family="text">
      <style:text-properties style:font-name="OpenSymbol1" fo:font-style="normal" style:font-style-asian="normal" style:font-style-complex="normal"/>
    </style:style>
    <style:style style:name="T39" style:family="text">
      <style:text-properties style:font-name="OpenSymbol1" fo:font-style="normal" style:font-name-asian="OpenSymbol1" style:font-style-asian="normal" style:font-name-complex="OpenSymbol1" style:font-style-complex="normal"/>
    </style:style>
    <style:style style:name="T40" style:family="text">
      <style:text-properties style:font-name="OpenSymbol1" style:font-name-asian="OpenSymbol1" style:font-name-complex="OpenSymbol1"/>
    </style:style>
    <style:style style:name="T41" style:family="text">
      <style:text-properties style:font-name="OpenSymbol1" fo:font-size="10pt" style:font-name-asian="OpenSymbol1" style:font-size-asian="10pt" style:font-name-complex="OpenSymbol1" style:font-size-complex="10pt"/>
    </style:style>
    <style:style style:name="T42" style:family="text">
      <style:text-properties style:font-name="OpenSymbol1" fo:font-size="10pt" fo:font-style="normal" style:text-underline-style="none" fo:font-weight="normal" officeooo:rsid="001f976d"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43" style:family="text">
      <style:text-properties style:font-name="OpenSymbol1" fo:font-size="10pt" fo:letter-spacing="-0.014cm"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44" style:family="text">
      <style:text-properties style:font-name="OpenSymbol1" fo:font-size="11pt" fo:font-style="normal" style:font-name-asian="OpenSymbol1" style:font-size-asian="11pt" style:font-style-asian="normal" style:font-name-complex="OpenSymbol1" style:font-size-complex="11pt" style:font-style-complex="normal"/>
    </style:style>
    <style:style style:name="T45" style:family="text">
      <style:text-properties style:font-name="OpenSymbol1" fo:font-size="11pt" fo:font-style="normal" officeooo:rsid="0020cfe3" style:font-size-asian="11pt" style:font-style-asian="normal" style:font-size-complex="11pt" style:font-style-complex="normal"/>
    </style:style>
    <style:style style:name="T46" style:family="text">
      <style:text-properties style:font-name-asian="OpenSymbol1" style:font-name-complex="OpenSymbol1"/>
    </style:style>
    <style:style style:name="T47" style:family="text">
      <style:text-properties style:font-name-asian="OpenSymbol1" style:font-style-asian="normal" style:font-name-complex="OpenSymbol1" style:font-style-complex="normal"/>
    </style:style>
    <style:style style:name="T48" style:family="text">
      <style:text-properties fo:font-size="10pt" style:font-size-asian="10pt" style:font-size-complex="10pt"/>
    </style:style>
    <style:style style:name="T49" style:family="text">
      <style:text-properties fo:color="#000000"/>
    </style:style>
    <style:style style:name="T50" style:family="text">
      <style:text-properties fo:color="#000000" style:font-style-asian="normal" style:font-style-complex="normal"/>
    </style:style>
    <style:style style:name="T51" style:family="text">
      <style:text-properties fo:color="#000000" fo:font-size="12pt" style:font-size-asian="12pt" style:font-style-asian="normal" style:font-size-complex="12pt" style:font-style-complex="normal"/>
    </style:style>
    <style:style style:name="T52" style:family="text">
      <style:text-properties fo:color="#000000" fo:font-size="12pt" style:font-size-asian="12pt" style:font-size-complex="12pt"/>
    </style:style>
    <style:style style:name="T53" style:family="text">
      <style:text-properties fo:color="#000000" fo:font-size="12pt" fo:font-style="italic" style:font-size-asian="12pt" style:font-style-asian="normal" style:font-size-complex="12pt" style:font-style-complex="normal"/>
    </style:style>
    <style:style style:name="T54" style:family="text">
      <style:text-properties fo:color="#000000" fo:font-size="12pt" style:font-name-asian="OpenSymbol1" style:font-size-asian="12pt" style:font-style-asian="normal" style:font-name-complex="OpenSymbol1" style:font-size-complex="12pt" style:font-style-complex="normal"/>
    </style:style>
    <style:style style:name="T55" style:family="text">
      <style:text-properties fo:color="#000000" style:font-name="OpenSymbol1" fo:font-size="10pt" fo:font-style="normal" style:font-name-asian="OpenSymbol1" style:font-style-asian="normal" style:font-name-complex="OpenSymbol1" style:font-style-complex="normal"/>
    </style:style>
    <style:style style:name="T56" style:family="text">
      <style:text-properties fo:color="#000000" style:font-name="Bitstream Vera Sans5" fo:font-size="10pt" fo:font-style="normal" style:font-name-asian="OpenSymbol1" style:font-style-asian="normal" style:font-name-complex="OpenSymbol1" style:font-style-complex="normal"/>
    </style:style>
    <style:style style:name="T57" style:family="text">
      <style:text-properties fo:color="#000000" style:font-name="Bitstream Vera Sans5" fo:font-size="10pt" fo:font-style="normal" officeooo:rsid="00566c97" fo:background-color="transparent" loext:char-shading-value="0" style:font-name-asian="OpenSymbol1" style:font-style-asian="normal" style:font-name-complex="OpenSymbol1" style:font-style-complex="normal"/>
    </style:style>
    <style:style style:name="T58" style:family="text">
      <style:text-properties fo:color="#000000" style:font-name-asian="OpenSymbol1" style:font-style-asian="normal" style:font-name-complex="OpenSymbol1" style:font-style-complex="normal"/>
    </style:style>
    <style:style style:name="T59" style:family="text">
      <style:text-properties fo:color="#000000" style:font-name="Bitstream Vera Sans" fo:font-size="10pt" style:font-name-asian="OpenSymbol1" style:font-style-asian="normal" style:font-name-complex="OpenSymbol1" style:font-style-complex="normal"/>
    </style:style>
    <style:style style:name="T60" style:family="text">
      <style:text-properties fo:color="#000000" style:font-name="Bitstream Vera Sans" fo:font-size="10pt" fo:font-style="normal" fo:font-weight="normal" officeooo:rsid="0055c89b"/>
    </style:style>
    <style:style style:name="T61" style:family="text">
      <style:text-properties fo:color="#000000" style:text-position="sub 58%"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62"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63" style:family="text">
      <style:text-properties fo:color="#000000" style:text-position="0% 100%" style:font-name="Bitstream Vera Sans5" fo:font-size="9pt" fo:font-style="normal" style:text-underline-style="none" fo:font-weight="normal" style:font-size-asian="9pt" style:font-style-asian="normal" style:font-weight-asian="normal" style:font-size-complex="9pt" style:font-style-complex="normal" style:font-weight-complex="normal"/>
    </style:style>
    <style:style style:name="T64" style:family="text">
      <style:text-properties fo:color="#000000" style:text-position="0% 100%" style:font-name="Bitstream Vera Sans5" fo:font-size="10pt" fo:font-style="normal" style:text-underline-style="none" fo:font-weight="normal" style:font-size-asian="10pt" style:font-style-asian="normal" style:font-weight-asian="normal" style:font-size-complex="10pt" style:font-style-complex="normal" style:font-weight-complex="normal"/>
    </style:style>
    <style:style style:name="T65" style:family="text">
      <style:text-properties fo:color="#000000" style:text-position="0% 100%" style:font-name="Bitstream Vera Sans5" fo:font-size="10pt" fo:font-style="normal" style:text-underline-style="none" fo:font-weight="normal" officeooo:rsid="0020cfe3" style:font-size-asian="10pt" style:font-style-asian="normal" style:font-weight-asian="normal" style:font-size-complex="10pt" style:font-style-complex="normal" style:font-weight-complex="normal"/>
    </style:style>
    <style:style style:name="T66" style:family="text">
      <style:text-properties fo:color="#000000" style:text-position="0% 100%" style:font-name="Bitstream Vera Sans5" fo:font-size="10pt" fo:font-style="normal" style:text-underline-style="none" fo:font-weight="normal" officeooo:rsid="0020cfe3" style:font-name-asian="OpenSymbol1" style:font-size-asian="10pt" style:font-style-asian="normal" style:font-weight-asian="normal" style:font-name-complex="OpenSymbol1" style:font-size-complex="10pt" style:font-style-complex="normal" style:font-weight-complex="normal"/>
    </style:style>
    <style:style style:name="T67" style:family="text">
      <style:text-properties fo:color="#000000" style:text-position="0% 100%" style:font-name="Bitstream Vera Sans5" fo:font-size="10pt" fo:letter-spacing="-0.004cm" fo:font-style="normal" style:text-underline-style="none" fo:font-weight="normal" officeooo:rsid="0020cfe3" style:font-size-asian="10pt" style:font-style-asian="normal" style:font-weight-asian="normal" style:font-size-complex="10pt" style:font-style-complex="normal" style:font-weight-complex="normal"/>
    </style:style>
    <style:style style:name="T68" style:family="text">
      <style:text-properties fo:color="#000000" style:text-position="0% 100%" style:font-name="Bitstream Vera Sans5" fo:font-size="10pt" fo:letter-spacing="-0.004cm" fo:font-style="normal" style:text-underline-style="none" fo:font-weight="normal" officeooo:rsid="0020cfe3" style:font-name-asian="OpenSymbol1" style:font-size-asian="10pt" style:font-style-asian="normal" style:font-weight-asian="normal" style:font-name-complex="OpenSymbol1" style:font-size-complex="10pt" style:font-style-complex="normal" style:font-weight-complex="normal"/>
    </style:style>
    <style:style style:name="T69" style:family="text">
      <style:text-properties fo:color="#000000" style:text-position="0% 100%" style:font-name="OpenSymbol1" fo:font-size="10pt" fo:letter-spacing="-0.004cm" fo:font-style="normal" style:text-underline-style="none" fo:font-weight="normal" officeooo:rsid="0020cfe3" style:font-name-asian="OpenSymbol1" style:font-size-asian="10pt" style:font-style-asian="normal" style:font-weight-asian="normal" style:font-name-complex="OpenSymbol1" style:font-size-complex="10pt" style:font-style-complex="normal" style:font-weight-complex="normal"/>
    </style:style>
    <style:style style:name="T70" style:family="text">
      <style:text-properties fo:color="#000000" style:text-position="0% 100%" style:font-name="OpenSymbol1" fo:font-size="10pt" fo:font-style="normal" style:text-underline-style="none" fo:font-weight="normal" officeooo:rsid="0020cfe3" style:font-name-asian="OpenSymbol1" style:font-size-asian="10pt" style:font-style-asian="normal" style:font-weight-asian="normal" style:font-name-complex="OpenSymbol1" style:font-size-complex="10pt" style:font-style-complex="normal" style:font-weight-complex="normal"/>
    </style:style>
    <style:style style:name="T71" style:family="text">
      <style:text-properties fo:color="#000000" style:font-name="Bitstream Vera Sans1" fo:font-size="10pt" fo:letter-spacing="normal" fo:font-style="normal" fo:font-weight="normal" officeooo:rsid="003083f7" fo:background-color="transparent" loext:char-shading-value="0" style:font-name-asian="OpenSymbol1" style:font-size-asian="10pt" style:font-style-asian="normal" style:font-name-complex="OpenSymbol1" style:font-size-complex="10pt" style:font-style-complex="normal"/>
    </style:style>
    <style:style style:name="T72" style:family="text">
      <style:text-properties fo:color="#000000" style:font-name="OpenSymbol2" fo:font-size="10pt" fo:font-style="normal" style:font-name-asian="OpenSymbol1" style:font-size-asian="10pt" style:font-style-asian="normal" style:font-name-complex="OpenSymbol1" style:font-size-complex="10pt" style:font-style-complex="normal"/>
    </style:style>
    <style:style style:name="T73" style:family="text">
      <style:text-properties fo:color="#000000" style:font-name="OpenSymbol2" fo:font-size="10pt" fo:font-style="normal" officeooo:rsid="0020cfe3" style:font-name-asian="OpenSymbol1" style:font-size-asian="10pt" style:font-style-asian="normal" style:font-name-complex="OpenSymbol1" style:font-size-complex="10pt" style:font-style-complex="normal"/>
    </style:style>
    <style:style style:name="T74" style:family="text">
      <style:text-properties fo:font-style="italic" style:font-style-asian="normal" style:font-style-complex="normal"/>
    </style:style>
    <style:style style:name="T75" style:family="text">
      <style:text-properties fo:font-size="2pt" style:font-size-asian="2pt" style:font-style-asian="normal" style:font-size-complex="2pt" style:font-style-complex="normal"/>
    </style:style>
    <style:style style:name="T76" style:family="text">
      <style:text-properties fo:font-size="11pt" fo:font-style="normal" style:font-size-asian="11pt" style:font-style-asian="normal" style:font-size-complex="11pt" style:font-style-complex="normal"/>
    </style:style>
    <style:style style:name="T77" style:family="text">
      <style:text-properties fo:font-size="11pt" fo:font-weight="bold" style:font-size-asian="11pt" style:font-weight-asian="bold" style:font-size-complex="11pt" style:font-weight-complex="bold"/>
    </style:style>
    <style:style style:name="T78" style:family="text">
      <style:text-properties fo:letter-spacing="-0.011cm"/>
    </style:style>
    <style:style style:name="T79" style:family="text">
      <style:text-properties fo:color="#0177bf" style:font-name="Bitstream Vera Sans5" fo:font-size="10pt" style:text-underline-style="none" fo:font-weight="bold" officeooo:rsid="001f976d" fo:background-color="transparent" loext:char-shading-value="0" style:font-size-asian="10pt" style:font-weight-asian="bold" style:font-size-complex="10pt" style:font-weight-complex="bold"/>
    </style:style>
    <style:style style:name="T80" style:family="text">
      <style:text-properties fo:color="#0177bf" style:font-name="Bitstream Vera Sans5" fo:font-size="10pt" fo:letter-spacing="-0.014cm" fo:font-style="normal" style:text-underline-style="none" fo:font-weight="bold" fo:background-color="transparent" loext:char-shading-value="0" style:font-name-asian="OpenSymbol1" style:font-size-asian="10pt" style:font-style-asian="normal" style:font-weight-asian="bold" style:font-name-complex="OpenSymbol1" style:font-size-complex="10pt" style:font-style-complex="normal" style:font-weight-complex="bold"/>
    </style:style>
    <style:style style:name="T81" style:family="text">
      <style:text-properties fo:color="#0177bf" style:font-name="OpenSymbol1" fo:font-size="10pt" fo:letter-spacing="-0.014cm" fo:font-style="normal" style:text-underline-style="none" fo:font-weight="bold" fo:background-color="transparent" loext:char-shading-value="0" style:font-name-asian="OpenSymbol1" style:font-size-asian="10pt" style:font-style-asian="normal" style:font-weight-asian="bold" style:font-name-complex="OpenSymbol1" style:font-size-complex="10pt" style:font-style-complex="normal" style:font-weight-complex="bold"/>
    </style:style>
    <style:style style:name="T82" style:family="text">
      <style:text-properties style:text-underline-style="none" officeooo:rsid="003d445c" style:font-size-complex="9pt"/>
    </style:style>
    <style:style style:name="T83" style:family="text">
      <style:text-properties style:text-position="0% 100%" style:font-name-asian="OpenSymbol1" style:font-style-asian="normal" style:font-name-complex="OpenSymbol1" style:font-style-complex="normal"/>
    </style:style>
    <style:style style:name="T84" style:family="text">
      <style:text-properties style:text-position="0% 100%" style:font-name-asian="OpenSymbol1" style:font-size-asian="10pt" style:font-style-asian="normal" style:font-name-complex="OpenSymbol1" style:font-size-complex="10pt" style:font-style-complex="normal"/>
    </style:style>
    <style:style style:name="T85" style:family="text">
      <style:text-properties style:text-position="0% 100%" style:font-name-asian="OpenSymbol1" style:font-size-asian="12pt" style:font-style-asian="normal" style:font-name-complex="OpenSymbol1" style:font-size-complex="12pt" style:font-style-complex="normal"/>
    </style:style>
    <style:style style:name="T86" style:family="text">
      <style:text-properties style:text-position="0% 100%" style:font-name-asian="OpenSymbol1" style:font-name-complex="OpenSymbol1"/>
    </style:style>
    <style:style style:name="T87" style:family="text">
      <style:text-properties officeooo:rsid="00466270"/>
    </style:style>
    <style:style style:name="T88" style:family="text">
      <style:text-properties fo:font-size="9pt" fo:font-weight="bold" style:font-size-asian="9pt" style:font-weight-asian="bold" style:font-size-complex="9pt" style:font-weight-complex="bold"/>
    </style:style>
    <style:style style:name="T89" style:family="text">
      <style:text-properties officeooo:rsid="00525593"/>
    </style:style>
    <style:style style:name="T90" style:family="text">
      <style:text-properties officeooo:rsid="0055c89b"/>
    </style:style>
    <style:style style:name="T91" style:family="text">
      <style:text-properties fo:color="#c74028" style:font-name="Bitstream Vera Sans" fo:font-size="10pt" fo:font-style="normal" style:text-underline-style="none" fo:font-weight="bold" officeooo:rsid="00497543" style:font-weight-asian="bold" style:font-weight-complex="bold"/>
    </style:style>
    <style:style style:name="T92" style:family="text">
      <style:text-properties fo:letter-spacing="-0.007cm"/>
    </style:style>
    <style:style style:name="T93" style:family="text">
      <style:text-properties fo:font-variant="normal" fo:text-transform="none"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94" style:family="text">
      <style:text-properties fo:font-variant="normal" fo:text-transform="none" style:use-window-font-color="true" style:text-outline="false" style:text-line-through-style="none" style:text-line-through-type="none" style:font-name="Bitstream Vera Sans1" fo:font-size="9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95" style:family="text">
      <style:text-properties fo:font-variant="normal" fo:text-transform="none" style:use-window-font-color="true" style:text-outline="false" style:text-line-through-style="none" style:text-line-through-type="none" style:font-name="Times New Roman1" fo:font-size="11pt" fo:font-style="italic"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96" style:family="text">
      <style:text-properties fo:font-variant="normal" fo:text-transform="none" style:use-window-font-color="true" style:text-outline="false" style:text-line-through-style="none" style:text-line-through-type="none" style:text-position="-25% 58%" style:font-name="Times New Roman1" fo:font-size="11pt" fo:font-style="italic"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97" style:family="text">
      <style:text-properties fo:font-variant="normal" fo:text-transform="none" fo:color="#000000" style:text-outline="false" style:text-line-through-style="none" style:text-line-through-type="none" style:font-name="OpenSymbol3" fo:font-size="9pt" fo:font-style="normal" fo:text-shadow="none" style:text-underline-style="none" fo:font-weight="normal" style:letter-kerning="true" style:font-name-asian="DejaVuSans"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98" style:family="text">
      <style:text-properties fo:font-variant="normal" fo:text-transform="none" fo:color="#000000" style:text-outline="false" style:text-line-through-style="none" style:text-line-through-type="none" style:font-name="Bitstream Vera Sans1" fo:font-size="9pt" fo:font-style="normal" fo:text-shadow="none" style:text-underline-style="none" fo:font-weight="normal" style:letter-kerning="true" style:font-name-asian="DejaVuSans"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99" style:family="text">
      <style:text-properties fo:font-variant="normal" fo:text-transform="none" fo:color="#0177bf" style:text-outline="false" style:text-line-through-style="none" style:text-line-through-type="none" style:font-name="OpenSymbol4" fo:font-size="9pt" fo:font-style="normal" fo:text-shadow="none" style:text-underline-style="none" fo:font-weight="bold" style:letter-kerning="true" style:font-name-asian="DejaVuSans" style:font-size-asian="9pt" style:font-style-asian="normal" style:font-weight-asian="bold" style:font-name-complex="Tahoma" style:font-size-complex="9pt" style:font-style-complex="normal" style:font-weight-complex="bold" style:text-emphasize="none" style:font-relief="none" style:text-overline-style="none" style:text-overline-color="font-color"/>
    </style:style>
    <style:style style:name="T100" style:family="text">
      <style:text-properties fo:font-variant="normal" fo:text-transform="none" fo:color="#0177bf" style:text-outline="false" style:text-line-through-style="none" style:text-line-through-type="none" style:font-name="Bitstream Vera Sans2" fo:font-size="9pt" fo:font-style="normal" fo:text-shadow="none" style:text-underline-style="none" fo:font-weight="bold" style:letter-kerning="true" style:font-name-asian="DejaVuSans" style:font-size-asian="9pt" style:font-style-asian="normal" style:font-weight-asian="bold" style:font-name-complex="Tahoma" style:font-size-complex="9pt" style:font-style-complex="normal" style:font-weight-complex="bold" style:text-emphasize="none" style:font-relief="none" style:text-overline-style="none" style:text-overline-color="font-color"/>
    </style:style>
    <style:style style:name="T101" style:family="text">
      <style:text-properties fo:font-variant="normal" fo:text-transform="none" style:use-window-font-color="true" style:text-outline="false" style:text-line-through-style="none" style:text-line-through-type="none" style:font-name="Bitstream Vera Sans5" fo:font-size="10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02" style:family="text">
      <style:text-properties style:use-window-font-color="true" style:text-outline="false" style:text-line-through-style="none" style:text-line-through-type="none" style:font-name="Bitstream Vera Sans1" fo:font-size="9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3" style:family="text">
      <style:text-properties fo:color="#ffffff" style:font-name="Bitstream Vera Sans5" fo:font-size="11pt" fo:font-weight="bold" style:font-size-asian="11pt" style:font-weight-asian="bold" style:font-size-complex="11pt" style:font-weight-complex="bold"/>
    </style:style>
    <style:style style:name="T104" style:family="text">
      <style:text-properties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05" style:family="text">
      <style:text-properties fo:color="#ffffff" style:font-name="Bitstream Vera Sans5" fo:font-size="16pt" fo:font-weight="bold" style:font-size-asian="16pt" style:font-weight-asian="bold" style:font-size-complex="16pt" style:font-weight-complex="bold"/>
    </style:style>
    <style:style style:name="T106" style:family="text">
      <style:text-properties fo:color="#000000" style:text-outline="false" style:text-line-through-style="none" style:text-line-through-type="none" style:font-name="Bitstream Vera Sans5" fo:font-size="10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fo:margin-left="0cm" fo:margin-right="0cm"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center" style:horizontal-rel="paragraph"/>
    </style:style>
    <style:style style:name="gr2" style:family="graphic">
      <style:graphic-properties draw:stroke="solid" draw:stroke-dash="Dashed_20__28_var_29__20_6774"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 style:family="graphic">
      <style:graphic-properties draw:stroke="solid" draw:stroke-dash="Dashed_20__28_var_29__20_6775"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 style:family="graphic">
      <style:graphic-properties draw:stroke="solid" draw:stroke-dash="Dashed_20__28_var_29__20_6776"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 style:family="graphic">
      <style:graphic-properties draw:stroke="solid" draw:stroke-dash="Dashed_20__28_var_29__20_6777"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 style:family="graphic">
      <style:graphic-properties draw:stroke="solid" draw:stroke-dash="Dashed_20__28_var_29__20_6778"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 style:family="graphic">
      <style:graphic-properties draw:stroke="solid" draw:stroke-dash="Dashed_20__28_var_29__20_6779"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 style:family="graphic">
      <style:graphic-properties draw:stroke="solid" draw:stroke-dash="Dashed_20__28_var_29__20_6780"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 style:family="graphic">
      <style:graphic-properties draw:stroke="solid" draw:stroke-dash="Dashed_20__28_var_29__20_6781"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 style:family="graphic">
      <style:graphic-properties draw:stroke="solid" draw:stroke-dash="Dashed_20__28_var_29__20_6782"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 style:family="graphic">
      <style:graphic-properties draw:stroke="solid" draw:stroke-dash="Dashed_20__28_var_29__20_6783"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 style:family="graphic">
      <style:graphic-properties draw:stroke="solid" draw:stroke-dash="Dashed_20__28_var_29__20_6784"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3" style:family="graphic">
      <style:graphic-properties draw:stroke="solid" draw:stroke-dash="Dashed_20__28_var_29__20_6785"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 style:family="graphic">
      <style:graphic-properties draw:stroke="solid" draw:stroke-dash="Dashed_20__28_var_29__20_6786"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5" style:family="graphic">
      <style:graphic-properties draw:stroke="solid" draw:stroke-dash="Dashed_20__28_var_29__20_6787"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6" style:family="graphic">
      <style:graphic-properties draw:stroke="solid" draw:stroke-dash="Dashed_20__28_var_29__20_6788"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7" style:family="graphic">
      <style:graphic-properties draw:stroke="solid" draw:stroke-dash="Dashed_20__28_var_29__20_6789"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8" style:family="graphic">
      <style:graphic-properties draw:stroke="solid" draw:stroke-dash="Dashed_20__28_var_29__20_6790"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9" style:family="graphic">
      <style:graphic-properties draw:stroke="solid" draw:stroke-dash="Dashed_20__28_var_29__20_6791"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0" style:family="graphic">
      <style:graphic-properties draw:stroke="solid" draw:stroke-dash="Dashed_20__28_var_29__20_6792"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1" style:family="graphic">
      <style:graphic-properties draw:stroke="solid" draw:stroke-dash="Dashed_20__28_var_29__20_6793"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2" style:family="graphic">
      <style:graphic-properties draw:stroke="solid" draw:stroke-dash="Dashed_20__28_var_29__20_6794"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3" style:family="graphic">
      <style:graphic-properties draw:stroke="solid" draw:stroke-dash="Dashed_20__28_var_29__20_6795" svg:stroke-width="0.03cm" svg:stroke-color="#000000" draw:marker-start="" draw:marker-start-width="0.215cm" draw:marker-start-center="false" draw:marker-end="Arrow_20_concave"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4" style:family="graphic">
      <style:graphic-properties draw:stroke="solid" draw:stroke-dash="Dashed_20__28_var_29__20_6796"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5" style:family="graphic">
      <style:graphic-properties draw:stroke="solid" draw:stroke-dash="Dashed_20__28_var_29__20_6797"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6" style:family="graphic">
      <style:graphic-properties draw:stroke="solid" draw:stroke-dash="Dashed_20__28_var_29__20_6798"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7" style:family="graphic">
      <style:graphic-properties draw:stroke="solid" draw:stroke-dash="Dashed_20__28_var_29__20_6799"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8" style:family="graphic">
      <style:graphic-properties draw:stroke="solid" draw:stroke-dash="Dashed_20__28_var_29__20_6800"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9" style:family="graphic">
      <style:graphic-properties draw:stroke="solid" draw:stroke-dash="Dashed_20__28_var_29__20_6801"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0" style:family="graphic">
      <style:graphic-properties draw:stroke="solid" draw:stroke-dash="Dashed_20__28_var_29__20_6802" svg:stroke-width="0.03cm" svg:stroke-color="#000000" draw:marker-start="Arrow_20_concave" draw:marker-start-width="0.215cm" draw:marker-start-center="false" draw:marker-end="" draw:marker-end-width="0.21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 style:family="graphic">
      <style:graphic-properties draw:stroke="solid" draw:stroke-dash="Dashed_20__28_var_29__20_680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ed_20__28_var_29__20_6804"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ed_20__28_var_29__20_6805"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4" style:family="graphic">
      <style:graphic-properties draw:stroke="solid" draw:stroke-dash="Dashed_20__28_var_29__20_6806"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5" style:family="graphic">
      <style:graphic-properties draw:stroke="solid" draw:stroke-dash="Dashed_20__28_var_29__20_6807"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6" style:family="graphic">
      <style:graphic-properties draw:stroke="solid" draw:stroke-dash="Dashed_20__28_var_29__20_6808"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7" style:family="graphic">
      <style:graphic-properties draw:stroke="solid" draw:stroke-dash="Dashed_20__28_var_29__20_6809"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8" style:family="graphic">
      <style:graphic-properties draw:stroke="solid" draw:stroke-dash="Dashed_20__28_var_29__20_6810"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 style:family="graphic">
      <style:graphic-properties draw:stroke="solid" draw:stroke-dash="Dashed_20__28_var_29__20_6811"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 style:family="graphic">
      <style:graphic-properties draw:stroke="solid" draw:stroke-dash="Dashed_20__28_var_29__20_6812"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 style:family="graphic">
      <style:graphic-properties draw:stroke="solid" draw:stroke-dash="Dashed_20__28_var_29__20_6813"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 style:family="graphic">
      <style:graphic-properties draw:stroke="solid" draw:stroke-dash="Dashed_20__28_var_29__20_6814"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3" style:family="graphic">
      <style:graphic-properties draw:stroke="none" draw:stroke-dash="Dashed_20__28_var_29__20_6815" svg:stroke-width="0.019cm" svg:stroke-color="#000000" draw:marker-start="" draw:marker-start-width="0.3cm" draw:marker-start-center="false" draw:marker-end="" draw:marker-end-width="0.3cm" draw:marker-end-center="false" draw:fill="none" draw:fill-color="#ffffff" draw:textarea-horizontal-align="left" draw:auto-grow-height="true" draw:auto-grow-width="false" fo:min-height="0.78cm" fo:min-width="0.499cm" fo:padding-top="0cm" fo:padding-bottom="0cm" fo:padding-left="0cm" fo:padding-right="0cm" draw:shadow="hidden" draw:shadow-offset-x="0.3cm" draw:shadow-offset-y="0.3cm" draw:shadow-color="#808080" style:run-through="foreground"/>
    </style:style>
    <style:style style:name="gr44" style:family="graphic">
      <style:graphic-properties draw:stroke="none" draw:stroke-dash="Dashed_20__28_var_29__20_6816"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527cm" fo:min-width="0.288cm" fo:padding-top="0cm" fo:padding-bottom="0cm" fo:padding-left="0cm" fo:padding-right="0cm" draw:shadow="hidden" draw:shadow-offset-x="0.3cm" draw:shadow-offset-y="0.3cm" draw:shadow-color="#808080" style:run-through="foreground"/>
    </style:style>
    <style:style style:name="gr45" style:family="graphic">
      <style:graphic-properties draw:stroke="none" draw:stroke-dash="Dashed_20__28_var_29__20_6817" svg:stroke-width="0.019cm" svg:stroke-color="#000000" draw:marker-start="" draw:marker-start-width="0.3cm" draw:marker-start-center="false" draw:marker-end="" draw:marker-end-width="0.3cm" draw:marker-end-center="false" draw:fill="none" draw:fill-color="#ffffff" draw:textarea-horizontal-align="left" draw:auto-grow-height="true" draw:auto-grow-width="false" fo:min-height="0.527cm" fo:min-width="0.499cm" fo:padding-top="0cm" fo:padding-bottom="0cm" fo:padding-left="0cm" fo:padding-right="0cm" draw:shadow="hidden" draw:shadow-offset-x="0.3cm" draw:shadow-offset-y="0.3cm" draw:shadow-color="#808080" style:run-through="foreground"/>
    </style:style>
    <style:style style:name="gr46" style:family="graphic">
      <style:graphic-properties draw:stroke="solid" draw:stroke-dash="Dashed_20__28_var_29__20_6818" svg:stroke-width="0.041cm" svg:stroke-color="#68a224" draw:marker-start="" draw:marker-start-width="0.252cm" draw:marker-start-center="false" draw:marker-end="" draw:marker-end-width="0.252cm" draw:marker-end-center="false" draw:fill="solid" draw:fill-color="#99ccff" draw:textarea-horizontal-align="center" draw:textarea-vertical-align="middle" fo:padding-top="0.145cm" fo:padding-bottom="0.145cm" fo:padding-left="0.268cm" fo:padding-right="0.268cm" draw:shadow="hidden" draw:shadow-offset-x="0.3cm" draw:shadow-offset-y="0.3cm" draw:shadow-color="#808080" style:run-through="foreground"/>
    </style:style>
    <style:style style:name="gr47" style:family="graphic">
      <style:graphic-properties draw:stroke="solid" draw:stroke-dash="Dashed_20__28_var_29__20_6819" svg:stroke-width="0.041cm" svg:stroke-color="#da4b8b" draw:marker-start="" draw:marker-start-width="0.286cm" draw:marker-start-center="false" draw:marker-end="" draw:marker-end-width="0.286cm" draw:marker-end-center="false" draw:fill="solid" draw:fill-color="#99ccff" draw:textarea-horizontal-align="center" draw:textarea-vertical-align="middle" fo:padding-top="0.021cm" fo:padding-bottom="0.021cm" fo:padding-left="0.021cm" fo:padding-right="0.021cm" draw:shadow="hidden" draw:shadow-offset-x="0.3cm" draw:shadow-offset-y="0.3cm" draw:shadow-color="#808080" style:run-through="foreground"/>
    </style:style>
    <style:style style:name="gr48" style:family="graphic">
      <style:graphic-properties draw:stroke="none" draw:stroke-dash="Dashed_20__28_var_29__20_6820" svg:stroke-width="0.041cm" svg:stroke-color="#000000" draw:marker-start="" draw:marker-start-width="0.284cm" draw:marker-start-center="false" draw:marker-end="" draw:marker-end-width="0.284cm" draw:marker-end-center="false" draw:fill="none" draw:fill-color="#ffffff" draw:textarea-horizontal-align="justify" draw:auto-grow-width="true" fo:min-height="0.737cm" fo:min-width="0.644cm" fo:padding-top="0cm" fo:padding-bottom="0cm" fo:padding-left="0cm" fo:padding-right="0cm" draw:shadow="hidden" draw:shadow-offset-x="0.3cm" draw:shadow-offset-y="0.3cm" draw:shadow-color="#808080" style:run-through="foreground"/>
    </style:style>
    <style:style style:name="gr49" style:family="graphic">
      <style:graphic-properties draw:stroke="dash" draw:stroke-dash="Dashed_20__28_var_29__20_6821" svg:stroke-width="0.03cm" svg:stroke-color="#0177bf" draw:marker-start="" draw:marker-start-width="0.347cm" draw:marker-start-center="false" draw:marker-end="Arrow_20_concave" draw:marker-end-width="0.15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50" style:family="graphic">
      <style:graphic-properties draw:stroke="dash" draw:stroke-dash="Dashed_20__28_var_29__20_6822" svg:stroke-width="0.03cm" svg:stroke-color="#0177bf" draw:marker-start="" draw:marker-start-width="0.347cm" draw:marker-start-center="false" draw:marker-end="Arrow_20_concave" draw:marker-end-width="0.15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51" style:family="graphic">
      <style:graphic-properties draw:stroke="dash" draw:stroke-dash="Dashed_20__28_var_29__20_6823" svg:stroke-width="0.03cm" svg:stroke-color="#000000" draw:marker-start="" draw:marker-start-width="0.27cm" draw:marker-start-center="false" draw:marker-end="Arrow_20_concave" draw:marker-end-width="0.15cm" draw:marker-end-center="false" draw:fill="solid" draw:fill-color="#99cc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52" style:family="graphic">
      <style:graphic-properties draw:stroke="dash" draw:stroke-dash="Dashed_20__28_var_29__20_6824" svg:stroke-width="0.03cm" svg:stroke-color="#000000" draw:marker-start="" draw:marker-start-width="0.27cm" draw:marker-start-center="false" draw:marker-end="Arrow_20_concave" draw:marker-end-width="0.15cm" draw:marker-end-center="false" draw:fill="solid" draw:fill-color="#99cc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53" style:family="graphic">
      <style:graphic-properties draw:stroke="solid" draw:stroke-dash="Dashed_20__28_var_29__20_6825"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6826"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Dashed_20__28_var_29__20_6827"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6" style:family="graphic">
      <style:graphic-properties draw:stroke="solid" draw:stroke-dash="Dashed_20__28_var_29__20_6828"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7" style:family="graphic">
      <style:graphic-properties draw:stroke="solid" draw:stroke-dash="Dashed_20__28_var_29__20_6829"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8" style:family="graphic">
      <style:graphic-properties draw:stroke="solid" draw:stroke-dash="Dashed_20__28_var_29__20_6830"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9" style:family="graphic">
      <style:graphic-properties draw:stroke="solid" draw:stroke-dash="Dashed_20__28_var_29__20_6831"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0" style:family="graphic">
      <style:graphic-properties draw:stroke="solid" draw:stroke-dash="Dashed_20__28_var_29__20_6832"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1" style:family="graphic">
      <style:graphic-properties draw:stroke="solid" draw:stroke-dash="Dashed_20__28_var_29__20_6833"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2" style:family="graphic">
      <style:graphic-properties draw:stroke="solid" draw:stroke-dash="Dashed_20__28_var_29__20_6834"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 style:family="graphic">
      <style:graphic-properties draw:stroke="solid" draw:stroke-dash="Dashed_20__28_var_29__20_6835"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 style:family="graphic">
      <style:graphic-properties draw:stroke="solid" draw:stroke-dash="Dashed_20__28_var_29__20_6836"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 style:family="graphic">
      <style:graphic-properties draw:stroke="solid" draw:stroke-dash="Dashed_20__28_var_29__20_6837"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 style:family="graphic">
      <style:graphic-properties draw:stroke="solid" draw:stroke-dash="Dashed_20__28_var_29__20_6838"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 style:family="graphic">
      <style:graphic-properties draw:stroke="solid" draw:stroke-dash="Dashed_20__28_var_29__20_6839"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 style:family="graphic">
      <style:graphic-properties draw:stroke="none" draw:stroke-dash="Dashed_20__28_var_29__20_6840" svg:stroke-width="0.041cm" svg:stroke-color="#000000" draw:marker-start="" draw:marker-start-width="0.284cm" draw:marker-start-center="false" draw:marker-end="" draw:marker-end-width="0.284cm" draw:marker-end-center="false" draw:fill="none" draw:fill-color="#ffffff" draw:textarea-horizontal-align="justify" draw:auto-grow-width="true" fo:min-height="0.737cm" fo:min-width="0.709cm" fo:padding-top="0cm" fo:padding-bottom="0cm" fo:padding-left="0cm" fo:padding-right="0cm" draw:shadow="hidden" draw:shadow-offset-x="0.3cm" draw:shadow-offset-y="0.3cm" draw:shadow-color="#808080" style:run-through="foreground"/>
    </style:style>
    <style:style style:name="gr69" style:family="graphic">
      <style:graphic-properties draw:stroke="none" draw:stroke-dash="Dashed_20__28_var_29__20_6841" svg:stroke-width="0cm" svg:stroke-color="#000000" draw:marker-start="" draw:marker-start-width="0.3cm" draw:marker-start-center="false" draw:marker-end="" draw:marker-end-width="0.3cm" draw:marker-end-center="false" draw:fill="none" draw:fill-color="#ffffff" draw:textarea-horizontal-align="justify" fo:min-height="1.042cm" fo:padding-top="0.125cm" fo:padding-bottom="0.125cm" fo:padding-left="0.25cm" fo:padding-right="0.25cm" draw:shadow="hidden" draw:shadow-offset-x="0.3cm" draw:shadow-offset-y="0.3cm" draw:shadow-color="#808080" style:run-through="foreground"/>
    </style:style>
    <style:style style:name="gr70" style:family="graphic">
      <style:graphic-properties draw:stroke="none" draw:stroke-dash="Dashed_20__28_var_29__20_6842" svg:stroke-width="0cm" svg:stroke-color="#000000" draw:marker-start="" draw:marker-start-width="0.3cm" draw:marker-start-center="false" draw:marker-end="" draw:marker-end-width="0.3cm" draw:marker-end-center="false" draw:fill="none" draw:fill-color="#ffffff" draw:textarea-horizontal-align="justify" fo:min-height="1.042cm" fo:padding-top="0.125cm" fo:padding-bottom="0.125cm" fo:padding-left="0.25cm" fo:padding-right="0.25cm" draw:shadow="hidden" draw:shadow-offset-x="0.3cm" draw:shadow-offset-y="0.3cm" draw:shadow-color="#808080" style:run-through="foreground"/>
    </style:style>
    <style:style style:name="gr71" style:family="graphic">
      <style:graphic-properties draw:stroke="none" draw:stroke-dash="Dashed_20__28_var_29__20_6843" svg:stroke-width="0cm" svg:stroke-color="#000000" draw:marker-start="" draw:marker-start-width="0.3cm" draw:marker-start-center="false" draw:marker-end="" draw:marker-end-width="0.3cm" draw:marker-end-center="false" draw:fill="none" draw:fill-color="#ffffff" draw:textarea-horizontal-align="justify" fo:min-height="0.374cm" fo:padding-top="0.125cm" fo:padding-bottom="0.125cm" fo:padding-left="0.25cm" fo:padding-right="0.25cm" draw:shadow="hidden" draw:shadow-offset-x="0.3cm" draw:shadow-offset-y="0.3cm" draw:shadow-color="#808080" style:run-through="foreground"/>
    </style:style>
    <style:style style:name="gr72" style:family="graphic">
      <style:graphic-properties draw:stroke="none" draw:stroke-dash="Dashed_20__28_var_29__20_6844" svg:stroke-width="0cm" svg:stroke-color="#000000" draw:marker-start="" draw:marker-start-width="0.3cm" draw:marker-start-center="false" draw:marker-end="" draw:marker-end-width="0.3cm" draw:marker-end-center="false" draw:fill="none" draw:fill-color="#ffffff" draw:textarea-horizontal-align="justify" draw:auto-grow-width="true" fo:min-height="0.579cm" fo:min-width="1.185cm" fo:padding-top="0.125cm" fo:padding-bottom="0.125cm" fo:padding-left="0.25cm" fo:padding-right="0.25cm" draw:shadow="hidden" draw:shadow-offset-x="0.3cm" draw:shadow-offset-y="0.3cm" draw:shadow-color="#808080" style:run-through="foreground"/>
    </style:style>
    <style:style style:name="gr73" style:family="graphic">
      <style:graphic-properties draw:stroke="none" draw:stroke-dash="Dashed_20__28_var_29__20_6845" svg:stroke-width="0cm" svg:stroke-color="#000000" draw:marker-start="" draw:marker-start-width="0.3cm" draw:marker-start-center="false" draw:marker-end="" draw:marker-end-width="0.3cm" draw:marker-end-center="false" draw:fill="none" draw:fill-color="#ffffff" draw:textarea-horizontal-align="justify" fo:min-height="0.596cm"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draw:stroke-dash="Dashed_20__28_var_29__20_684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draw:stroke-dash="Dashed_20__28_var_29__20_684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6" style:family="graphic">
      <style:graphic-properties draw:stroke="none" draw:stroke-dash="Dashed_20__28_var_29__20_6848" svg:stroke-width="0cm" svg:stroke-color="#000000" draw:marker-start="" draw:marker-start-width="0.3cm" draw:marker-start-center="false" draw:marker-end="" draw:marker-end-width="0.3cm" draw:marker-end-center="false" draw:fill="none" draw:fill-color="#ffffff" draw:textarea-horizontal-align="justify" fo:min-height="0.594cm" fo:padding-top="0.125cm" fo:padding-bottom="0.125cm" fo:padding-left="0.25cm" fo:padding-right="0.25cm" draw:shadow="hidden" draw:shadow-offset-x="0.3cm" draw:shadow-offset-y="0.3cm" draw:shadow-color="#808080" style:run-through="foreground"/>
    </style:style>
    <style:style style:name="gr77" style:family="graphic">
      <style:graphic-properties draw:stroke="solid" draw:stroke-dash="Dashed_20__28_var_29__20_684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8" style:family="graphic">
      <style:graphic-properties draw:stroke="none" draw:stroke-dash="Dashed_20__28_var_29__20_6850" svg:stroke-width="0cm" svg:stroke-color="#000000" draw:marker-start="" draw:marker-start-width="0.3cm" draw:marker-start-center="false" draw:marker-end="" draw:marker-end-width="0.3cm" draw:marker-end-center="false" draw:fill="none" draw:fill-color="#ffffff" draw:textarea-horizontal-align="justify" fo:min-height="0.596cm" fo:padding-top="0.125cm" fo:padding-bottom="0.125cm" fo:padding-left="0.25cm" fo:padding-right="0.25cm" draw:shadow="hidden" draw:shadow-offset-x="0.3cm" draw:shadow-offset-y="0.3cm" draw:shadow-color="#808080" style:run-through="foreground"/>
    </style:style>
    <style:style style:name="gr79" style:family="graphic">
      <style:graphic-properties draw:stroke="solid" draw:stroke-dash="Dashed_20__28_var_29__20_685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0"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1" style:family="graphic">
      <style:graphic-properties style:run-through="foreground"/>
    </style:style>
    <style:style style:name="gr82" style:family="graphic">
      <style:graphic-properties draw:stroke="solid"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3" style:family="graphic">
      <style:graphic-properties draw:stroke="solid" svg:stroke-width="0.03cm" svg:stroke-color="#000000" draw:marker-start-width="0.215cm" draw:marker-start-center="false" draw:marker-end="Arrow_20_concave" draw:marker-end-width="0.21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84" style:family="graphic">
      <style:graphic-properties draw:stroke="solid" svg:stroke-width="0.03cm" svg:stroke-color="#000000" draw:marker-start="Arrow_20_concave" draw:marker-start-width="0.215cm" draw:marker-start-center="false" draw:marker-end-width="0.21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85" style:family="graphic">
      <style:graphic-properties draw:stroke="solid" svg:stroke-width="0.03cm" svg:stroke-color="#000000" draw:marker-start-width="0.245cm" draw:marker-start-center="false"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86"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416cm" fo:min-width="0.206cm" fo:padding-top="0cm" fo:padding-bottom="0cm" fo:padding-left="0cm" fo:padding-right="0cm" draw:shadow="hidden" draw:shadow-offset-x="0.3cm" draw:shadow-offset-y="0.3cm" draw:shadow-color="#808080" style:run-through="foreground"/>
    </style:style>
    <style:style style:name="gr8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draw:stroke="none" draw:fill-color="#c74028" draw:textarea-horizontal-align="justify" draw:textarea-vertical-align="middle" draw:auto-grow-height="false" fo:min-height="0.57cm" fo:min-width="3.893cm" style:run-through="foreground"/>
    </style:style>
    <style:style style:name="gr89"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90" style:family="graphic">
      <style:graphic-properties draw:stroke="solid" svg:stroke-width="0.019cm" svg:stroke-color="#000000" draw:marker-start-width="0.34cm" draw:marker-start-center="false" draw:marker-end-width="0.34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1" style:family="graphic">
      <style:graphic-properties draw:stroke="solid" svg:stroke-width="0.03cm" svg:stroke-color="#000000" draw:marker-start-width="0.215cm" draw:marker-start-center="false" draw:marker-end="Arrow_20_concave"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92" style:family="graphic">
      <style:graphic-properties draw:stroke="solid" svg:stroke-width="0.03cm" svg:stroke-color="#000000" draw:marker-start="Arrow_20_concave" draw:marker-start-width="0.199cm" draw:marker-start-center="false" draw:marker-end-width="0.21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93"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878cm" fo:min-width="0.455cm" fo:padding-top="0cm" fo:padding-bottom="0cm" fo:padding-left="0cm" fo:padding-right="0cm" draw:shadow="hidden" draw:shadow-offset-x="0.3cm" draw:shadow-offset-y="0.3cm" draw:shadow-color="#808080" style:run-through="foreground"/>
    </style:style>
    <style:style style:name="gr94"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882cm" fo:min-width="0.455cm" fo:padding-top="0cm" fo:padding-bottom="0cm" fo:padding-left="0cm" fo:padding-right="0cm" draw:shadow="hidden" draw:shadow-offset-x="0.3cm" draw:shadow-offset-y="0.3cm" draw:shadow-color="#808080" style:run-through="foreground"/>
    </style:style>
    <style:style style:name="gr95"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878cm" fo:min-width="0.453cm" fo:padding-top="0cm" fo:padding-bottom="0cm" fo:padding-left="0cm" fo:padding-right="0cm" draw:shadow="hidden" draw:shadow-offset-x="0.3cm" draw:shadow-offset-y="0.3cm" draw:shadow-color="#808080" style:run-through="foreground"/>
    </style:style>
    <style:style style:name="gr96"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88cm" fo:min-width="0.455cm" fo:padding-top="0cm" fo:padding-bottom="0cm" fo:padding-left="0cm" fo:padding-right="0cm" draw:shadow="hidden" draw:shadow-offset-x="0.3cm" draw:shadow-offset-y="0.3cm" draw:shadow-color="#808080" style:run-through="foreground"/>
    </style:style>
    <style:style style:name="gr97" style:family="graphic">
      <style:graphic-properties draw:stroke="none" svg:stroke-width="0.03cm" svg:stroke-color="#000000" draw:marker-start-width="0.346cm" draw:marker-start-center="false" draw:marker-end-width="0.346cm" draw:marker-end-center="false" draw:fill="none" draw:fill-color="#ffffff" draw:auto-grow-height="true" draw:auto-grow-width="true" fo:min-height="0.882cm" fo:min-width="0.455cm" fo:padding-top="0cm" fo:padding-bottom="0cm" fo:padding-left="0cm" fo:padding-right="0cm" draw:shadow="hidden" draw:shadow-offset-x="0.3cm" draw:shadow-offset-y="0.3cm" draw:shadow-color="#808080" style:run-through="foreground"/>
    </style:style>
    <style:style style:name="gr98"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100"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10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draw:stroke="solid" svg:stroke-width="0.019cm" svg:stroke-color="#666666"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4" style:family="graphic">
      <style:graphic-properties draw:stroke="solid" svg:stroke-width="0.03cm" svg:stroke-color="#000000" draw:marker-start="Arrow_20_concave" draw:marker-start-width="0.199cm" draw:marker-start-center="false"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5" style:family="graphic">
      <style:graphic-properties draw:stroke="none" svg:stroke-width="0cm" svg:stroke-color="#000000" draw:marker-start-width="0.3cm" draw:marker-start-center="false" draw:marker-end-width="0.3cm" draw:marker-end-center="false" draw:fill="none" draw:fill-color="#ffffff" fo:min-height="0.452cm" fo:padding-top="0.125cm" fo:padding-bottom="0.125cm" fo:padding-left="0.25cm" fo:padding-right="0.25cm" draw:shadow="hidden" draw:shadow-offset-x="0.3cm" draw:shadow-offset-y="0.3cm" draw:shadow-color="#808080" style:run-through="foreground"/>
    </style:style>
    <style:style style:name="gr106" style:family="graphic">
      <style:graphic-properties draw:stroke="none" svg:stroke-width="0cm" svg:stroke-color="#000000" draw:marker-start-width="0.3cm" draw:marker-start-center="false" draw:marker-end-width="0.3cm" draw:marker-end-center="false" draw:fill="none" draw:fill-color="#ffffff" draw:auto-grow-height="false" fo:min-height="0.399cm" fo:padding-top="0.125cm" fo:padding-bottom="0.125cm" fo:padding-left="0.25cm" fo:padding-right="0.25cm" draw:shadow="hidden" draw:shadow-offset-x="0.3cm" draw:shadow-offset-y="0.3cm" draw:shadow-color="#808080" style:run-through="foreground"/>
    </style:style>
    <style:style style:name="gr107" style:family="graphic">
      <style:graphic-properties draw:stroke="solid" svg:stroke-width="0.019cm" svg:stroke-color="#666666" draw:marker-start-width="0.185cm" draw:marker-start-center="false" draw:marker-end-width="0.185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8" style:family="graphic">
      <style:graphic-properties draw:stroke="solid" svg:stroke-width="0.03cm" svg:stroke-color="#000000" draw:marker-start-width="0.259cm" draw:marker-start-center="false" draw:marker-end="Arrow_20_concave"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draw:g text:anchor-type="paragraph" draw:z-index="22" draw:style-name="gr87"><draw:custom-shape draw:style-name="gr88" draw:text-style-name="P114" svg:width="3.964cm" svg:height="0.641cm" draw:transform="skewX (0.00279252680319092) rotate (0.0872664625997165) translate (-0.370416666666667cm -0.0934861111111111cm)"><text:p text:style-name="P113"><text:span text:style-name="T103">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27" draw:name="Forme1" draw:style-name="gr1"><draw:line draw:style-name="gr2" draw:text-style-name="P99" svg:x1="1.028cm" svg:y1="9.729cm" svg:x2="1.028cm" svg:y2="15.294cm"><text:p/></draw:line><draw:line draw:style-name="gr3" draw:text-style-name="P99" svg:x1="1.491cm" svg:y1="9.729cm" svg:x2="1.491cm" svg:y2="15.294cm"><text:p/></draw:line><draw:line draw:style-name="gr4" draw:text-style-name="P99" svg:x1="1.955cm" svg:y1="9.729cm" svg:x2="1.955cm" svg:y2="15.294cm"><text:p/></draw:line><draw:line draw:style-name="gr5" draw:text-style-name="P99" svg:x1="2.418cm" svg:y1="9.729cm" svg:x2="2.418cm" svg:y2="15.294cm"><text:p/></draw:line><draw:line draw:style-name="gr6" draw:text-style-name="P99" svg:x1="2.881cm" svg:y1="9.729cm" svg:x2="2.881cm" svg:y2="15.294cm"><text:p/></draw:line><draw:line draw:style-name="gr7" draw:text-style-name="P99" svg:x1="3.345cm" svg:y1="9.729cm" svg:x2="3.345cm" svg:y2="15.294cm"><text:p/></draw:line><draw:line draw:style-name="gr8" draw:text-style-name="P99" svg:x1="3.808cm" svg:y1="9.729cm" svg:x2="3.808cm" svg:y2="15.294cm"><text:p/></draw:line><draw:line draw:style-name="gr9" draw:text-style-name="P99" svg:x1="4.735cm" svg:y1="9.729cm" svg:x2="4.735cm" svg:y2="15.294cm"><text:p/></draw:line><draw:line draw:style-name="gr10" draw:text-style-name="P99" svg:x1="5.198cm" svg:y1="9.729cm" svg:x2="5.198cm" svg:y2="15.294cm"><text:p/></draw:line><draw:line draw:style-name="gr11" draw:text-style-name="P99" svg:x1="5.66cm" svg:y1="9.729cm" svg:x2="5.66cm" svg:y2="15.294cm"><text:p/></draw:line><draw:line draw:style-name="gr12" draw:text-style-name="P99" svg:x1="6.123cm" svg:y1="9.729cm" svg:x2="6.123cm" svg:y2="15.294cm"><text:p/></draw:line><draw:line draw:style-name="gr13" draw:text-style-name="P99" svg:x1="6.587cm" svg:y1="9.729cm" svg:x2="6.587cm" svg:y2="15.294cm"><text:p/></draw:line><draw:line draw:style-name="gr14" draw:text-style-name="P99" svg:x1="7.05cm" svg:y1="9.729cm" svg:x2="7.05cm" svg:y2="15.294cm"><text:p/></draw:line><draw:line draw:style-name="gr15" draw:text-style-name="P99" svg:x1="7.513cm" svg:y1="9.729cm" svg:x2="7.513cm" svg:y2="15.294cm"><text:p/></draw:line><draw:line draw:style-name="gr16" draw:text-style-name="P99" svg:x1="7.977cm" svg:y1="9.729cm" svg:x2="7.977cm" svg:y2="15.294cm"><text:p/></draw:line><draw:line draw:style-name="gr17" draw:text-style-name="P99" svg:x1="1.028cm" svg:y1="9.729cm" svg:x2="7.977cm" svg:y2="9.729cm"><text:p/></draw:line><draw:line draw:style-name="gr18" draw:text-style-name="P99" svg:x1="1.028cm" svg:y1="10.193cm" svg:x2="7.977cm" svg:y2="10.193cm"><text:p/></draw:line><draw:line draw:style-name="gr19" draw:text-style-name="P99" svg:x1="1.028cm" svg:y1="10.658cm" svg:x2="7.977cm" svg:y2="10.658cm"><text:p/></draw:line><draw:line draw:style-name="gr20" draw:text-style-name="P99" svg:x1="1.028cm" svg:y1="11.121cm" svg:x2="7.977cm" svg:y2="11.121cm"><text:p/></draw:line><draw:line draw:style-name="gr21" draw:text-style-name="P99" svg:x1="1.028cm" svg:y1="11.586cm" svg:x2="7.977cm" svg:y2="11.586cm"><text:p/></draw:line><draw:line draw:style-name="gr22" draw:text-style-name="P99" svg:x1="1.028cm" svg:y1="12.049cm" svg:x2="7.977cm" svg:y2="12.049cm"><text:p/></draw:line><draw:line draw:style-name="gr23" draw:text-style-name="P99" svg:x1="1.028cm" svg:y1="12.512cm" svg:x2="7.977cm" svg:y2="12.512cm"><text:p/></draw:line><draw:line draw:style-name="gr24" draw:text-style-name="P99" svg:x1="1.028cm" svg:y1="12.976cm" svg:x2="7.977cm" svg:y2="12.976cm"><text:p/></draw:line><draw:line draw:style-name="gr25" draw:text-style-name="P99" svg:x1="1.028cm" svg:y1="13.441cm" svg:x2="7.977cm" svg:y2="13.441cm"><text:p/></draw:line><draw:line draw:style-name="gr26" draw:text-style-name="P99" svg:x1="1.028cm" svg:y1="13.903cm" svg:x2="7.977cm" svg:y2="13.903cm"><text:p/></draw:line><draw:line draw:style-name="gr27" draw:text-style-name="P99" svg:x1="1.028cm" svg:y1="14.367cm" svg:x2="7.977cm" svg:y2="14.367cm"><text:p/></draw:line><draw:line draw:style-name="gr28" draw:text-style-name="P99" svg:x1="1.028cm" svg:y1="14.829cm" svg:x2="7.977cm" svg:y2="14.829cm"><text:p/></draw:line><draw:line draw:style-name="gr29" draw:text-style-name="P99" svg:x1="1.028cm" svg:y1="15.294cm" svg:x2="7.977cm" svg:y2="15.294cm"><text:p/></draw:line><draw:line draw:style-name="gr30" draw:text-style-name="P99" svg:x1="4.271cm" svg:y1="9.729cm" svg:x2="4.271cm" svg:y2="15.294cm"><text:p/></draw:line><draw:line draw:style-name="gr31" draw:text-style-name="P100" svg:x1="2.418cm" svg:y1="12.43cm" svg:x2="2.418cm" svg:y2="12.616cm"><text:p/></draw:line><draw:line draw:style-name="gr32" draw:text-style-name="P100" svg:x1="2.418cm" svg:y1="12.43cm" svg:x2="2.418cm" svg:y2="12.616cm"><text:p/></draw:line><draw:line draw:style-name="gr33" draw:text-style-name="P100" svg:x1="2.418cm" svg:y1="12.43cm" svg:x2="2.418cm" svg:y2="12.616cm"><text:p/></draw:line><draw:line draw:style-name="gr34" draw:text-style-name="P100" svg:x1="7.05cm" svg:y1="12.43cm" svg:x2="7.05cm" svg:y2="12.616cm"><text:p/></draw:line><draw:line draw:style-name="gr35" draw:text-style-name="P100" svg:x1="6.126cm" svg:y1="12.43cm" svg:x2="6.126cm" svg:y2="12.616cm"><text:p/></draw:line><draw:line draw:style-name="gr36" draw:text-style-name="P100" svg:x1="5.198cm" svg:y1="12.43cm" svg:x2="5.198cm" svg:y2="12.616cm"><text:p/></draw:line><draw:line draw:style-name="gr37" draw:text-style-name="P100" svg:x1="3.342cm" svg:y1="12.43cm" svg:x2="3.342cm" svg:y2="12.616cm"><text:p/></draw:line><draw:line draw:style-name="gr38" draw:text-style-name="P101" svg:x1="4.18cm" svg:y1="10.661cm" svg:x2="4.365cm" svg:y2="10.661cm"><text:p/></draw:line><draw:line draw:style-name="gr39" draw:text-style-name="P101" svg:x1="4.18cm" svg:y1="11.586cm" svg:x2="4.365cm" svg:y2="11.586cm"><text:p/></draw:line><draw:line draw:style-name="gr40" draw:text-style-name="P101" svg:x1="4.18cm" svg:y1="13.432cm" svg:x2="4.365cm" svg:y2="13.432cm"><text:p/></draw:line><draw:line draw:style-name="gr41" draw:text-style-name="P101" svg:x1="4.18cm" svg:y1="14.367cm" svg:x2="4.365cm" svg:y2="14.367cm"><text:p/></draw:line><draw:line draw:style-name="gr42" draw:text-style-name="P100" svg:x1="1.497cm" svg:y1="12.43cm" svg:x2="1.497cm" svg:y2="12.616cm"><text:p/></draw:line><draw:frame draw:style-name="gr43" draw:text-style-name="P103" svg:width="0.227cm" svg:height="0.78cm" svg:x="4.632cm" svg:y="12.681cm"><draw:text-box><text:p text:style-name="P102"><text:span text:style-name="T93">1</text:span></text:p></draw:text-box></draw:frame><draw:frame draw:style-name="gr44" draw:text-style-name="P103" svg:width="0.288cm" svg:height="0.526cm" svg:x="4.013cm" svg:y="12.55cm"><draw:text-box><text:p text:style-name="P102"><text:span text:style-name="T93">0</text:span></text:p></draw:text-box></draw:frame><draw:frame draw:style-name="gr45" draw:text-style-name="P103" svg:width="0.228cm" svg:height="0.528cm" svg:x="3.9cm" svg:y="11.773cm"><draw:text-box><text:p text:style-name="P102"><text:span text:style-name="T93">1</text:span></text:p></draw:text-box></draw:frame><draw:line draw:style-name="gr46" draw:text-style-name="P100" svg:x1="3.653cm" svg:y1="15.288cm" svg:x2="5.506cm" svg:y2="9.729cm"><text:p/></draw:line><draw:line draw:style-name="gr47" draw:text-style-name="P104" svg:x1="7.977cm" svg:y1="14.365cm" svg:x2="1.028cm" svg:y2="10.886cm"><text:p/></draw:line><draw:frame draw:style-name="gr48" draw:text-style-name="P106" svg:width="0.645cm" svg:height="0.74cm" svg:x="7.353cm" svg:y="14.268cm"><draw:text-box><text:p text:style-name="P105"><text:span text:style-name="T94">(</text:span><text:span text:style-name="T95">d</text:span><text:span text:style-name="T96">f</text:span><text:span text:style-name="T94">)</text:span></text:p></draw:text-box></draw:frame><draw:line draw:style-name="gr49" draw:text-style-name="P104" svg:x1="5.193cm" svg:y1="12.049cm" svg:x2="5.197cm" svg:y2="10.658cm"><text:p/></draw:line><draw:line draw:style-name="gr50" draw:text-style-name="P104" svg:x1="6.59cm" svg:y1="13.448cm" svg:x2="6.59cm" svg:y2="13.668cm"><text:p/></draw:line><draw:line draw:style-name="gr51" draw:text-style-name="P104" svg:x1="6.126cm" svg:y1="13.448cm" svg:x2="6.589cm" svg:y2="13.448cm"><text:p/></draw:line><draw:line draw:style-name="gr52" draw:text-style-name="P104" svg:x1="4.735cm" svg:y1="12.049cm" svg:x2="5.198cm" svg:y2="12.049cm"><text:p/></draw:line><draw:line draw:style-name="gr53" draw:text-style-name="P100" svg:x1="2.881cm" svg:y1="12.43cm" svg:x2="2.881cm" svg:y2="12.616cm"><text:p/></draw:line><draw:line draw:style-name="gr54" draw:text-style-name="P100" svg:x1="2.881cm" svg:y1="12.43cm" svg:x2="2.881cm" svg:y2="12.616cm"><text:p/></draw:line><draw:line draw:style-name="gr55" draw:text-style-name="P100" svg:x1="2.881cm" svg:y1="12.43cm" svg:x2="2.881cm" svg:y2="12.616cm"><text:p/></draw:line><draw:line draw:style-name="gr56" draw:text-style-name="P100" svg:x1="7.513cm" svg:y1="12.43cm" svg:x2="7.513cm" svg:y2="12.616cm"><text:p/></draw:line><draw:line draw:style-name="gr57" draw:text-style-name="P100" svg:x1="6.589cm" svg:y1="12.43cm" svg:x2="6.589cm" svg:y2="12.616cm"><text:p/></draw:line><draw:line draw:style-name="gr58" draw:text-style-name="P100" svg:x1="5.66cm" svg:y1="12.43cm" svg:x2="5.66cm" svg:y2="12.616cm"><text:p/></draw:line><draw:line draw:style-name="gr59" draw:text-style-name="P100" svg:x1="3.807cm" svg:y1="12.43cm" svg:x2="3.807cm" svg:y2="12.616cm"><text:p/></draw:line><draw:line draw:style-name="gr60" draw:text-style-name="P100" svg:x1="1.961cm" svg:y1="12.43cm" svg:x2="1.961cm" svg:y2="12.616cm"><text:p/></draw:line><draw:line draw:style-name="gr61" draw:text-style-name="P100" svg:x1="4.735cm" svg:y1="12.43cm" svg:x2="4.735cm" svg:y2="12.616cm"><text:p/></draw:line><draw:line draw:style-name="gr62" draw:text-style-name="P101" svg:x1="4.18cm" svg:y1="10.193cm" svg:x2="4.365cm" svg:y2="10.193cm"><text:p/></draw:line><draw:line draw:style-name="gr63" draw:text-style-name="P101" svg:x1="4.18cm" svg:y1="11.115cm" svg:x2="4.365cm" svg:y2="11.115cm"><text:p/></draw:line><draw:line draw:style-name="gr64" draw:text-style-name="P101" svg:x1="4.18cm" svg:y1="12.965cm" svg:x2="4.365cm" svg:y2="12.965cm"><text:p/></draw:line><draw:line draw:style-name="gr65" draw:text-style-name="P101" svg:x1="4.18cm" svg:y1="13.895cm" svg:x2="4.365cm" svg:y2="13.895cm"><text:p/></draw:line><draw:line draw:style-name="gr66" draw:text-style-name="P101" svg:x1="4.18cm" svg:y1="14.829cm" svg:x2="4.365cm" svg:y2="14.829cm"><text:p/></draw:line><draw:line draw:style-name="gr67" draw:text-style-name="P101" svg:x1="4.18cm" svg:y1="12.049cm" svg:x2="4.365cm" svg:y2="12.049cm"><text:p/></draw:line><draw:frame draw:style-name="gr68" draw:text-style-name="P106" svg:width="0.708cm" svg:height="0.738cm" svg:x="5.468cm" svg:y="9.73cm"><draw:text-box><text:p text:style-name="P105"><text:span text:style-name="T94">(</text:span><text:span text:style-name="T95">d</text:span><text:span text:style-name="T96">g</text:span><text:span text:style-name="T94">)</text:span></text:p></draw:text-box></draw:frame><draw:frame draw:style-name="gr69" draw:text-style-name="P107" svg:width="1.019cm" svg:height="1.292cm" svg:x="5.866cm" svg:y="12.879cm"><draw:text-box><text:p text:style-name="P102"><text:span text:style-name="T97"></text:span><text:span text:style-name="T98">1</text:span></text:p></draw:text-box></draw:frame><draw:frame draw:style-name="gr70" draw:text-style-name="P107" svg:width="1.017cm" svg:height="1.292cm" svg:x="4.494cm" svg:y="11.956cm"><draw:text-box><text:p text:style-name="P102"><text:span text:style-name="T97"></text:span><text:span text:style-name="T98">1</text:span></text:p></draw:text-box></draw:frame><draw:frame draw:style-name="gr71" draw:text-style-name="P108" svg:width="0.999cm" svg:height="0.625cm" svg:x="4.947cm" svg:y="11.041cm"><draw:text-box><text:p text:style-name="P102"><text:span text:style-name="T99"></text:span><text:span text:style-name="T100">3</text:span></text:p></draw:text-box></draw:frame><draw:frame draw:style-name="gr72" draw:text-style-name="P108" svg:width="1.687cm" svg:height="0.828cm" svg:x="6.436cm" svg:y="13.302cm"><draw:text-box><text:p text:style-name="P102"><text:span text:style-name="T99">−</text:span><text:span text:style-name="T100">0,5</text:span></text:p></draw:text-box></draw:frame><draw:frame draw:style-name="gr73" draw:text-style-name="P109" svg:width="0.93cm" svg:height="0.846cm" svg:x="3.206cm" svg:y="14.284cm"><draw:text-box><text:p text:style-name="P102"><text:span text:style-name="T101">B</text:span></text:p></draw:text-box></draw:frame><draw:custom-shape draw:style-name="gr74" draw:text-style-name="P110" svg:width="0.092cm" svg:height="0.094cm" svg:x="7.006cm" svg:y="13.8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5" draw:text-style-name="P110" svg:width="0.094cm" svg:height="0.096cm" svg:x="3.766cm" svg:y="14.785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frame draw:style-name="gr76" draw:text-style-name="P109" svg:width="0.932cm" svg:height="0.846cm" svg:x="6.505cm" svg:y="13.785cm"><draw:text-box><text:p text:style-name="P102"><text:span text:style-name="T101">A</text:span></text:p></draw:text-box></draw:frame><draw:custom-shape draw:style-name="gr77" draw:text-style-name="P110" svg:width="0.096cm" svg:height="0.094cm" svg:x="5.15cm" svg:y="10.614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frame draw:style-name="gr78" draw:text-style-name="P109" svg:width="0.932cm" svg:height="0.846cm" svg:x="4.605cm" svg:y="10.13cm"><draw:text-box><text:p text:style-name="P102"><text:span text:style-name="T101">C</text:span></text:p></draw:text-box></draw:frame><draw:custom-shape draw:style-name="gr79" draw:text-style-name="P110" svg:width="0.094cm" svg:height="0.096cm" svg:x="4.221cm" svg:y="12.462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draw:frame draw:style-name="fr1" draw:name="Cadre3" text:anchor-type="as-char" svg:width="9.135cm" draw:z-index="18"><draw:text-box fo:min-height="3.93cm"><text:section text:style-name="Sect1" text:name="Section5"><text:p text:style-name="P43"/><text:list xml:id="list2770808729" text:style-name="liste_5f_abc"><text:list-item><text:p text:style-name="P71"><text:span text:style-name="_5f_Niveau_5f_rouge"><text:span text:style-name="T32">Représente graphiquement la fonction linéaire </text:span></text:span><text:span text:style-name="_5f_Niveau_5f_rouge"><text:span text:style-name="T19">f</text:span></text:span><text:span text:style-name="_5f_Niveau_5f_rouge"><text:span text:style-name="T32"> définie par </text:span></text:span><text:span text:style-name="_5f_Niveau_5f_rouge"><text:span text:style-name="T19">f</text:span></text:span><text:span text:style-name="_5f_Niveau_5f_rouge"><text:span text:style-name="T32">(</text:span></text:span><text:span text:style-name="_5f_Niveau_5f_rouge"><text:span text:style-name="T19">x</text:span></text:span><text:span text:style-name="_5f_Niveau_5f_rouge"><text:span text:style-name="T32">)</text:span></text:span><text:span text:style-name="_5f_Niveau_5f_rouge"><text:span text:style-name="T33"> </text:span></text:span><text:span text:style-name="_5f_Niveau_5f_rouge"><text:span text:style-name="T43">=</text:span></text:span><text:span text:style-name="_5f_Niveau_5f_rouge"><text:span text:style-name="T33"> </text:span></text:span><text:span text:style-name="_5f_Niveau_5f_rouge"><text:span text:style-name="T81">─</text:span></text:span><text:span text:style-name="_5f_Niveau_5f_rouge"><text:span text:style-name="T80">0,5</text:span></text:span><text:span text:style-name="_5f_Niveau_5f_rouge"><text:span text:style-name="T19">x</text:span></text:span><text:span text:style-name="_5f_Niveau_5f_rouge"><text:span text:style-name="T34">.</text:span></text:span></text:p></text:list-item><text:list-item><text:p text:style-name="P70"><text:span text:style-name="_5f_Niveau_5f_rouge"><text:span text:style-name="T28">Représente graphiquement</text:span></text:span><text:span text:style-name="_5f_Niveau_5f_rouge"><text:span text:style-name="T31"> la fonction affine </text:span></text:span><text:span text:style-name="_5f_Niveau_5f_rouge"><text:span text:style-name="T15">g</text:span></text:span><text:span text:style-name="_5f_Niveau_5f_rouge"><text:span text:style-name="T23"> </text:span></text:span><text:span text:style-name="_5f_Niveau_5f_rouge"><text:span text:style-name="T28">définie par </text:span></text:span><text:span text:style-name="_5f_Niveau_5f_rouge"><text:span text:style-name="T15">g</text:span></text:span><text:span text:style-name="_5f_Niveau_5f_rouge"><text:span text:style-name="T28"> : </text:span></text:span><text:span text:style-name="_5f_Niveau_5f_rouge"><text:span text:style-name="T15">x</text:span></text:span><text:span text:style-name="_5f_Niveau_5f_rouge"><text:span text:style-name="T30"> </text:span></text:span><text:span text:style-name="_5f_Niveau_5f_rouge"><text:span text:style-name="T28"><draw:g text:anchor-type="as-char" svg:y="-0.21cm" draw:z-index="21" draw:style-name="gr89"><draw:line draw:style-name="gr90" draw:text-style-name="P115" svg:x1="0cm" svg:y1="0.001cm" svg:x2="0cm" svg:y2="0.167cm"><text:p/></draw:line><draw:line draw:style-name="gr90" draw:text-style-name="P115" svg:x1="0cm" svg:y1="0.084cm" svg:x2="0.529cm" svg:y2="0.084cm"><text:p/></draw:line><draw:line draw:style-name="gr90" draw:text-style-name="P115" svg:x1="0.529cm" svg:y1="0.084cm" svg:x2="0.439cm" svg:y2="0.001cm"><text:p/></draw:line><draw:line draw:style-name="gr90" draw:text-style-name="P115" svg:x1="0.529cm" svg:y1="0.084cm" svg:x2="0.439cm" svg:y2="0.167cm"><text:p/></draw:line></draw:g></text:span></text:span><text:span text:style-name="_5f_Niveau_5f_rouge"><text:span text:style-name="T27"> </text:span></text:span><text:span text:style-name="_5f_Niveau_5f_rouge"><text:span text:style-name="T79">3</text:span></text:span><text:span text:style-name="_5f_Niveau_5f_rouge"><text:span text:style-name="T15">x</text:span></text:span><text:span text:style-name="_5f_Niveau_5f_rouge"><text:span text:style-name="T27"> </text:span></text:span><text:span text:style-name="_5f_Niveau_5f_rouge"><text:span text:style-name="T42">─</text:span></text:span><text:span text:style-name="_5f_Niveau_5f_rouge"><text:span text:style-name="T27"> </text:span></text:span><text:span text:style-name="_5f_Niveau_5f_rouge"><text:span text:style-name="T31">2.</text:span></text:span></text:p></text:list-item></text:list><text:p text:style-name="P49"><text:span text:style-name="Bold_5f_niv3"><text:span text:style-name="T82">Correction</text:span></text:span></text:p><text:list xml:id="list142701228960301" text:continue-list="list2770808729" text:style-name="liste_5f_abc"><text:list-item text:start-value="1"><text:p text:style-name="P72"><text:span text:style-name="T16">f</text:span><text:span text:style-name="T78"> est une fonction linéaire</text:span> donc sa représen<text:span text:style-name="T89">­</text:span>tation graphique est une droite qui passe par l’origine du repère.</text:p></text:list-item></text:list><text:p text:style-name="P58">Pour tracer cette droite, il suffit de connaître les coordonnées d’un de ses points. <text:s/><text:span text:style-name="T18">f</text:span><text:span text:style-name="T22">(</text:span><text:span text:style-name="T67">6</text:span><text:span text:style-name="T22">) </text:span><text:span text:style-name="T45">=</text:span><text:span text:style-name="T20"> </text:span><text:span text:style-name="_5f_opensymbol"><text:span text:style-name="T73">─</text:span></text:span><text:span text:style-name="T68">3</text:span>.</text:p><text:p text:style-name="P56"><text:span text:style-name="T49">(</text:span><text:span text:style-name="T62">d</text:span><text:span text:style-name="T61">f</text:span><text:span text:style-name="T63">)</text:span><text:span text:style-name="T64"> </text:span><text:span text:style-name="T65">est la droite (OA) avec </text:span><text:span text:style-name="T67">A(6 ; </text:span><text:span text:style-name="T69">─</text:span><text:span text:style-name="T68">3</text:span><text:span text:style-name="T67">).</text:span></text:p><text:list xml:id="list142700354128502" text:continue-numbering="true" text:style-name="liste_5f_abc"><text:list-item><text:p text:style-name="P72"><text:span text:style-name="T12">g</text:span> est une fonction affine donc sa représen<text:span text:style-name="T89">­</text:span>tation graphique est une droite.</text:p></text:list-item></text:list><text:p text:style-name="P56">Pour tracer cette droite, il suffit de connaître les coordonnées de deux de ses points.</text:p><text:p text:style-name="P57"><text:span text:style-name="T13">g</text:span>(<text:span text:style-name="_5f_opensymbol"><text:span text:style-name="T73">─</text:span></text:span>1) <text:span text:style-name="T38">=</text:span> <text:span text:style-name="_5f_opensymbol"><text:span text:style-name="T73">─</text:span></text:span>5 et <text:span text:style-name="T12">g</text:span>(2) <text:span text:style-name="T38">=</text:span> 4. </text:p><text:p text:style-name="P59"><text:span text:style-name="T49">(</text:span><text:span text:style-name="T62">d</text:span><text:span text:style-name="T61">g</text:span><text:span text:style-name="T64">) </text:span><text:span text:style-name="T65">est la droite (BC) avec B(</text:span><text:span text:style-name="T70">─</text:span><text:span text:style-name="T66">1</text:span><text:span text:style-name="T65"> ; </text:span><text:span text:style-name="T70">─</text:span><text:span text:style-name="T66">5</text:span><text:span text:style-name="T65">) <text:line-break/>et C(2 ; 4).</text:span></text:p><text:p text:style-name="P78"><text:span text:style-name="_5f_variables"/></text:p><text:p text:style-name="P78"><text:span text:style-name="_5f_variables"/></text:p><text:p text:style-name="P78"><text:span text:style-name="_5f_variables"/></text:p><text:p text:style-name="P78"><text:span text:style-name="_5f_variables"/></text:p><text:p text:style-name="P78"><text:span text:style-name="_5f_variables"/></text:p><text:p text:style-name="P78"><text:span text:style-name="_5f_variables"/></text:p><text:p text:style-name="P78"><text:span text:style-name="_5f_variables"/></text:p><text:p text:style-name="P78"><text:span text:style-name="_5f_variables"/></text:p><text:p text:style-name="P78"><text:span text:style-name="_5f_variables"/></text:p><text:p text:style-name="P78"><text:span text:style-name="_5f_variables"/></text:p><text:p text:style-name="P78"><text:span text:style-name="_5f_variables"/></text:p><text:p text:style-name="P78"><text:span text:style-name="_5f_variables"/></text:p><text:p text:style-name="P78"><text:span text:style-name="_5f_variables"/></text:p></text:section></draw:text-box></draw:frame></text:p>
      <text:list xml:id="list2477797052" text:style-name="Num_5f_Exo">
        <text:list-item>
          <text:h text:style-name="P64" text:outline-level="1"> On considère la fonction <text:span text:style-name="T12">f</text:span> définie par <text:span text:style-name="T17">f</text:span>(<text:span text:style-name="T12">x</text:span>)<text:span text:style-name="T24"> </text:span><text:span text:style-name="T38">=</text:span><text:span text:style-name="T24"> </text:span><text:span text:style-name="T12">x</text:span><text:span text:style-name="T9">2</text:span><text:span text:style-name="T25"> </text:span><text:span text:style-name="T39">─</text:span><text:span text:style-name="T25"> </text:span><text:span text:style-name="T24">2</text:span><text:span text:style-name="T12">x</text:span><text:span text:style-name="T25"> </text:span><text:span text:style-name="T39">─</text:span><text:span text:style-name="T25"> </text:span><text:span text:style-name="T24">1 pour </text:span><text:span text:style-name="_5f_variable"><text:span text:style-name="T14">x</text:span></text:span><text:span text:style-name="T24"> compris entre </text:span><text:span text:style-name="T39">─</text:span><text:span text:style-name="T24">1 et 4.</text:span></text:h>
        </text:list-item>
      </text:list>
      <text:list xml:id="list142701400927488" text:continue-list="list142700354128502" text:style-name="liste_5f_abc">
        <text:list-item>
          <text:p text:style-name="P73">Complète le tableau de valeurs de la fonction <text:span text:style-name="_5f_variable"><text:span text:style-name="T4">f.</text:span></text:span></text:p>
        </text:list-item>
      </text:list>
      <table:table table:name="Tableau13" table:style-name="Tableau13">
        <table:table-column table:style-name="Tableau13.A"/>
        <table:table-column table:style-name="Tableau13.B"/>
        <table:table-column table:style-name="Tableau13.C"/>
        <table:table-column table:style-name="Tableau13.A"/>
        <table:table-column table:style-name="Tableau13.C"/>
        <table:table-column table:style-name="Tableau13.B" table:number-columns-repeated="2"/>
        <table:table-row table:style-name="Tableau13.1">
          <table:table-cell table:style-name="Tableau13.A1" office:value-type="string">
            <text:p text:style-name="P36"><text:span text:style-name="_5f_variable"><text:span text:style-name="T21">x</text:span></text:span></text:p>
          </table:table-cell>
          <table:table-cell table:style-name="Tableau13.F1" office:value-type="string">
            <text:p text:style-name="P48"><text:span text:style-name="T40">─</text:span>1</text:p>
          </table:table-cell>
          <table:table-cell table:style-name="Tableau13.C1" office:value-type="string">
            <text:p text:style-name="P39">0</text:p>
          </table:table-cell>
          <table:table-cell table:style-name="Tableau13.D1" office:value-type="string">
            <text:p text:style-name="P39">1</text:p>
          </table:table-cell>
          <table:table-cell table:style-name="Tableau13.E1" office:value-type="string">
            <text:p text:style-name="P39">2</text:p>
          </table:table-cell>
          <table:table-cell table:style-name="Tableau13.F1" office:value-type="string">
            <text:p text:style-name="P39">3</text:p>
          </table:table-cell>
          <table:table-cell table:style-name="Tableau13.G1" office:value-type="string">
            <text:p text:style-name="P39">4</text:p>
          </table:table-cell>
        </table:table-row>
        <table:table-row table:style-name="Tableau13.1">
          <table:table-cell table:style-name="Tableau13.A2" office:value-type="string">
            <text:p text:style-name="P31"><text:span text:style-name="_5f_variable"><text:span text:style-name="T21">f</text:span></text:span><text:span text:style-name="_5f_variable"><text:span text:style-name="T37">(</text:span></text:span><text:span text:style-name="_5f_variable"><text:span text:style-name="T21">x</text:span></text:span><text:span text:style-name="_5f_variable"><text:span text:style-name="T37">)</text:span></text:span></text:p>
          </table:table-cell>
          <table:table-cell table:style-name="Tableau13.F2" office:value-type="string">
            <text:p text:style-name="P39"/>
          </table:table-cell>
          <table:table-cell table:style-name="Tableau13.C2" office:value-type="string">
            <text:p text:style-name="P39"/>
          </table:table-cell>
          <table:table-cell table:style-name="Tableau13.D2" office:value-type="string">
            <text:p text:style-name="P39"/>
          </table:table-cell>
          <table:table-cell table:style-name="Tableau13.E2" office:value-type="string">
            <text:p text:style-name="P39"/>
          </table:table-cell>
          <table:table-cell table:style-name="Tableau13.F2" office:value-type="string">
            <text:p text:style-name="P39"/>
          </table:table-cell>
          <table:table-cell table:style-name="Tableau13.G2" office:value-type="string">
            <text:p text:style-name="P39"/>
          </table:table-cell>
        </table:table-row>
      </table:table>
      <text:list xml:id="list142701241542464" text:continue-numbering="true" text:style-name="liste_5f_abc">
        <text:list-item>
          <text:p text:style-name="P74">Donne les coordonnées des six points A, B, C, D, E et F appartenant au graphique de <text:span text:style-name="_5f_variable"><text:span text:style-name="T4">f</text:span></text:span> d’abscisses respectives <text:span text:style-name="T41">─</text:span><text:span text:style-name="T48">1 ; 0 ; 1 ; 2 ; 3 et 4.</text:span></text:p>
        </text:list-item>
      </text:list>
      <text:list xml:id="list3731808062" text:style-name="_5f_Numérotation_20_des_20_exercices_20_livrets">
        <text:list-item>
          <text:list>
            <text:list-header>
              <text:p text:style-name="P67"><text:span text:style-name="_5f_pointillés_20_gris"><text:span text:style-name="T84"><text:tab/></text:span></text:span></text:p>
              <text:p text:style-name="P68"><text:span text:style-name="_5f_pointillés_20_gris"><text:span text:style-name="T84"><text:tab/></text:span></text:span></text:p>
            </text:list-header>
          </text:list>
        </text:list-item>
      </text:list>
      <text:p text:style-name="P47"><text:span text:style-name="_5f_pointillés_20_gris"><text:span text:style-name="T84"><text:tab/></text:span></text:span></text:p>
      <text:p text:style-name="P47"><text:span text:style-name="_5f_pointillés_20_gris"><text:span text:style-name="T84"><text:tab/></text:span></text:span></text:p>
      <text:list xml:id="list142701489613108" text:continue-list="list142701241542464" text:style-name="liste_5f_abc">
        <text:list-item>
          <text:p text:style-name="P75">Place ces points dans le repère ci-dessous et trace une ébauche de courbe au crayon à <text:span text:style-name="T90">papier</text:span>.</text:p>
        </text:list-item>
      </text:list>
      <text:p text:style-name="P21"><draw:g text:anchor-type="as-char" draw:z-index="0" draw:style-name="gr80"><draw:g draw:style-name="gr81"><draw:g draw:style-name="gr81"><draw:g draw:style-name="gr81"><draw:g draw:style-name="gr81"><draw:line draw:style-name="gr103" draw:text-style-name="P111" svg:x1="0cm" svg:y1="0cm" svg:x2="9cm" svg:y2="0cm"><text:p/></draw:line><draw:line draw:style-name="gr82" draw:text-style-name="P111" svg:x1="0cm" svg:y1="0.249cm" svg:x2="9cm" svg:y2="0.249cm"><text:p/></draw:line><draw:line draw:style-name="gr82" draw:text-style-name="P111" svg:x1="0cm" svg:y1="0.5cm" svg:x2="9cm" svg:y2="0.5cm"><text:p/></draw:line><draw:line draw:style-name="gr82" draw:text-style-name="P111" svg:x1="0cm" svg:y1="0.75cm" svg:x2="9cm" svg:y2="0.75cm"><text:p/></draw:line><draw:line draw:style-name="gr103" draw:text-style-name="P111" svg:x1="0cm" svg:y1="1cm" svg:x2="9cm" svg:y2="1cm"><text:p/></draw:line><draw:line draw:style-name="gr82" draw:text-style-name="P111" svg:x1="0cm" svg:y1="1.25cm" svg:x2="9cm" svg:y2="1.25cm"><text:p/></draw:line><draw:line draw:style-name="gr82" draw:text-style-name="P111" svg:x1="0cm" svg:y1="1.498cm" svg:x2="9cm" svg:y2="1.498cm"><text:p/></draw:line><draw:line draw:style-name="gr82" draw:text-style-name="P111" svg:x1="0cm" svg:y1="1.75cm" svg:x2="9cm" svg:y2="1.75cm"><text:p/></draw:line><draw:line draw:style-name="gr103" draw:text-style-name="P111" svg:x1="0cm" svg:y1="1.997cm" svg:x2="9cm" svg:y2="1.997cm"><text:p/></draw:line><draw:line draw:style-name="gr82" draw:text-style-name="P111" svg:x1="0cm" svg:y1="2.25cm" svg:x2="9cm" svg:y2="2.25cm"><text:p/></draw:line><draw:line draw:style-name="gr82" draw:text-style-name="P111" svg:x1="0cm" svg:y1="2.498cm" svg:x2="9cm" svg:y2="2.498cm"><text:p/></draw:line><draw:line draw:style-name="gr82" draw:text-style-name="P111" svg:x1="0cm" svg:y1="2.75cm" svg:x2="9cm" svg:y2="2.75cm"><text:p/></draw:line><draw:line draw:style-name="gr103" draw:text-style-name="P111" svg:x1="0cm" svg:y1="2.999cm" svg:x2="9cm" svg:y2="2.999cm"><text:p/></draw:line><draw:line draw:style-name="gr82" draw:text-style-name="P111" svg:x1="0cm" svg:y1="3.25cm" svg:x2="9cm" svg:y2="3.25cm"><text:p/></draw:line><draw:line draw:style-name="gr82" draw:text-style-name="P111" svg:x1="0cm" svg:y1="3.5cm" svg:x2="9cm" svg:y2="3.5cm"><text:p/></draw:line><draw:line draw:style-name="gr82" draw:text-style-name="P111" svg:x1="0cm" svg:y1="3.75cm" svg:x2="9cm" svg:y2="3.75cm"><text:p/></draw:line><draw:line draw:style-name="gr103" draw:text-style-name="P111" svg:x1="0cm" svg:y1="4cm" svg:x2="9cm" svg:y2="4cm"><text:p/></draw:line><draw:line draw:style-name="gr82" draw:text-style-name="P111" svg:x1="0cm" svg:y1="4.246cm" svg:x2="9cm" svg:y2="4.246cm"><text:p/></draw:line><draw:line draw:style-name="gr82" draw:text-style-name="P111" svg:x1="0cm" svg:y1="4.5cm" svg:x2="9cm" svg:y2="4.5cm"><text:p/></draw:line><draw:line draw:style-name="gr82" draw:text-style-name="P111" svg:x1="0cm" svg:y1="4.75cm" svg:x2="9cm" svg:y2="4.75cm"><text:p/></draw:line><draw:line draw:style-name="gr103" draw:text-style-name="P111" svg:x1="0cm" svg:y1="5cm" svg:x2="9cm" svg:y2="5cm"><text:p/></draw:line><draw:line draw:style-name="gr82" draw:text-style-name="P111" svg:x1="0cm" svg:y1="5.248cm" svg:x2="9cm" svg:y2="5.248cm"><text:p/></draw:line><draw:line draw:style-name="gr82" draw:text-style-name="P111" svg:x1="0cm" svg:y1="5.5cm" svg:x2="9cm" svg:y2="5.5cm"><text:p/></draw:line><draw:line draw:style-name="gr82" draw:text-style-name="P111" svg:x1="0cm" svg:y1="5.749cm" svg:x2="9cm" svg:y2="5.749cm"><text:p/></draw:line><draw:line draw:style-name="gr103" draw:text-style-name="P111" svg:x1="0cm" svg:y1="6cm" svg:x2="9cm" svg:y2="6cm"><text:p/></draw:line><draw:line draw:style-name="gr82" draw:text-style-name="P111" svg:x1="0cm" svg:y1="6.248cm" svg:x2="9cm" svg:y2="6.248cm"><text:p/></draw:line><draw:line draw:style-name="gr82" draw:text-style-name="P111" svg:x1="0cm" svg:y1="6.5cm" svg:x2="9cm" svg:y2="6.5cm"><text:p/></draw:line><draw:line draw:style-name="gr82" draw:text-style-name="P111" svg:x1="0cm" svg:y1="6.749cm" svg:x2="9cm" svg:y2="6.749cm"><text:p/></draw:line><draw:line draw:style-name="gr82" draw:text-style-name="P111" svg:x1="0cm" svg:y1="7.25cm" svg:x2="9cm" svg:y2="7.25cm"><text:p/></draw:line><draw:line draw:style-name="gr82" draw:text-style-name="P111" svg:x1="0cm" svg:y1="7.5cm" svg:x2="9cm" svg:y2="7.5cm"><text:p/></draw:line><draw:line draw:style-name="gr82" draw:text-style-name="P111" svg:x1="0cm" svg:y1="7.75cm" svg:x2="9cm" svg:y2="7.75cm"><text:p/></draw:line><draw:line draw:style-name="gr103" draw:text-style-name="P111" svg:x1="0cm" svg:y1="7.996cm" svg:x2="9cm" svg:y2="7.996cm"><text:p/></draw:line><draw:line draw:style-name="gr82" draw:text-style-name="P111" svg:x1="0cm" svg:y1="8.25cm" svg:x2="9cm" svg:y2="8.25cm"><text:p/></draw:line><draw:line draw:style-name="gr82" draw:text-style-name="P111" svg:x1="0cm" svg:y1="8.497cm" svg:x2="9cm" svg:y2="8.497cm"><text:p/></draw:line><draw:line draw:style-name="gr82" draw:text-style-name="P111" svg:x1="0cm" svg:y1="8.75cm" svg:x2="9cm" svg:y2="8.75cm"><text:p/></draw:line><draw:line draw:style-name="gr103" draw:text-style-name="P111" svg:x1="0cm" svg:y1="8.998cm" svg:x2="9cm" svg:y2="8.998cm"><text:p/></draw:line><draw:line draw:style-name="gr103" draw:text-style-name="P111" svg:x1="0cm" svg:y1="0cm" svg:x2="0cm" svg:y2="9cm"><text:p/></draw:line><draw:line draw:style-name="gr104" draw:text-style-name="P111" svg:x1="1.8cm" svg:y1="0cm" svg:x2="1.8cm" svg:y2="9cm"><text:p/></draw:line><draw:line draw:style-name="gr103" draw:text-style-name="P111" svg:x1="3.6cm" svg:y1="0cm" svg:x2="3.6cm" svg:y2="9cm"><text:p/></draw:line><draw:line draw:style-name="gr103" draw:text-style-name="P111" svg:x1="5.4cm" svg:y1="0cm" svg:x2="5.4cm" svg:y2="9cm"><text:p/></draw:line><draw:line draw:style-name="gr103" draw:text-style-name="P111" svg:x1="7.2cm" svg:y1="0cm" svg:x2="7.2cm" svg:y2="9cm"><text:p/></draw:line><draw:line draw:style-name="gr103" draw:text-style-name="P111" svg:x1="9cm" svg:y1="0cm" svg:x2="9cm" svg:y2="9cm"><text:p/></draw:line></draw:g><draw:frame draw:style-name="gr105" draw:text-style-name="P121" svg:width="0.92cm" svg:height="0.703cm" svg:x="1.147cm" svg:y="7.001cm"><draw:text-box><text:p text:style-name="P102"><text:span text:style-name="T106">0</text:span></text:p></draw:text-box></draw:frame><draw:frame draw:style-name="gr105" draw:text-style-name="P121" svg:width="0.957cm" svg:height="0.703cm" svg:x="3.226cm" svg:y="7.001cm"><draw:text-box><text:p text:style-name="P102"><text:span text:style-name="T106">1</text:span></text:p></draw:text-box></draw:frame><draw:frame draw:style-name="gr106" draw:text-style-name="P121" svg:width="0.777cm" svg:height="0.787cm" svg:x="1.15cm" svg:y="5.602cm"><draw:text-box><text:p text:style-name="P102"><text:span text:style-name="T106">1</text:span></text:p></draw:text-box></draw:frame></draw:g><draw:line draw:style-name="gr103" draw:text-style-name="P111" svg:x1="0.9cm" svg:y1="0cm" svg:x2="0.9cm" svg:y2="9cm"><text:p/></draw:line><draw:line draw:style-name="gr103" draw:text-style-name="P111" svg:x1="4.5cm" svg:y1="0cm" svg:x2="4.5cm" svg:y2="9cm"><text:p/></draw:line><draw:line draw:style-name="gr103" draw:text-style-name="P111" svg:x1="6.3cm" svg:y1="0cm" svg:x2="6.3cm" svg:y2="9cm"><text:p/></draw:line><draw:line draw:style-name="gr103" draw:text-style-name="P111" svg:x1="8.1cm" svg:y1="0cm" svg:x2="8.1cm" svg:y2="9cm"><text:p/></draw:line><draw:line draw:style-name="gr107" draw:text-style-name="P111" svg:x1="2.7cm" svg:y1="0cm" svg:x2="2.7cm" svg:y2="9cm"><text:p/></draw:line></draw:g><draw:line draw:style-name="gr108" draw:text-style-name="P111" svg:x1="0cm" svg:y1="7cm" svg:x2="9cm" svg:y2="7cm"><text:p/></draw:line></draw:g><draw:line draw:style-name="gr85" draw:text-style-name="P111" svg:x1="3.6cm" svg:y1="6.895cm" svg:x2="3.6cm" svg:y2="7.095cm"><text:p/></draw:line><draw:line draw:style-name="gr85" draw:text-style-name="P111" svg:x1="5.4cm" svg:y1="6.895cm" svg:x2="5.4cm" svg:y2="7.095cm"><text:p/></draw:line><draw:line draw:style-name="gr85" draw:text-style-name="P111" svg:x1="7.2cm" svg:y1="6.895cm" svg:x2="7.2cm" svg:y2="7.095cm"><text:p/></draw:line><draw:line draw:style-name="gr85" draw:text-style-name="P111" svg:x1="0cm" svg:y1="6.895cm" svg:x2="0cm" svg:y2="7.095cm"><text:p/></draw:line><draw:line draw:style-name="gr85" draw:text-style-name="P111" svg:x1="1.703cm" svg:y1="6cm" svg:x2="1.903cm" svg:y2="6cm"><text:p/></draw:line><draw:line draw:style-name="gr85" draw:text-style-name="P111" svg:x1="1.703cm" svg:y1="5cm" svg:x2="1.903cm" svg:y2="5cm"><text:p/></draw:line><draw:line draw:style-name="gr85" draw:text-style-name="P111" svg:x1="1.703cm" svg:y1="4cm" svg:x2="1.903cm" svg:y2="4cm"><text:p/></draw:line><draw:line draw:style-name="gr85" draw:text-style-name="P111" svg:x1="1.703cm" svg:y1="2.999cm" svg:x2="1.903cm" svg:y2="2.999cm"><text:p/></draw:line><draw:line draw:style-name="gr85" draw:text-style-name="P111" svg:x1="1.703cm" svg:y1="1.997cm" svg:x2="1.903cm" svg:y2="1.997cm"><text:p/></draw:line><draw:line draw:style-name="gr85" draw:text-style-name="P111" svg:x1="1.703cm" svg:y1="1cm" svg:x2="1.903cm" svg:y2="1cm"><text:p/></draw:line></draw:g></text:p>
      <text:list xml:id="list142700764831273" text:continue-numbering="true" text:style-name="liste_5f_abc">
        <text:list-item>
          <text:p text:style-name="P79">Pour être plus précis dans le tracé, on détermine d’autres points appartenant à cette courbe. Complète le tableau de valeurs de la fonction <text:span text:style-name="_5f_variable"><text:span text:style-name="T4">f.</text:span></text:span></text:p>
        </text:list-item>
      </text:list>
      <table:table table:name="Tableau25" table:style-name="Tableau25">
        <table:table-column table:style-name="Tableau25.A"/>
        <table:table-column table:style-name="Tableau25.B"/>
        <table:table-column table:style-name="Tableau25.A"/>
        <table:table-column table:style-name="Tableau25.B"/>
        <table:table-column table:style-name="Tableau25.A"/>
        <table:table-column table:style-name="Tableau25.B"/>
        <table:table-row table:style-name="Tableau25.1">
          <table:table-cell table:style-name="Tableau25.A1" office:value-type="string">
            <text:p text:style-name="P36"><text:span text:style-name="_5f_variable"><text:span text:style-name="T21">x</text:span></text:span></text:p>
          </table:table-cell>
          <table:table-cell table:style-name="Tableau25.B1" office:value-type="string">
            <text:p text:style-name="P48"><text:span text:style-name="T40">─</text:span><text:span text:style-name="T46">0,5</text:span></text:p>
          </table:table-cell>
          <table:table-cell table:style-name="Tableau25.E1" office:value-type="string">
            <text:p text:style-name="P39">0,5</text:p>
          </table:table-cell>
          <table:table-cell table:style-name="Tableau25.D1" office:value-type="string">
            <text:p text:style-name="P39">1,5</text:p>
          </table:table-cell>
          <table:table-cell table:style-name="Tableau25.E1" office:value-type="string">
            <text:p text:style-name="P39">2,5</text:p>
          </table:table-cell>
          <table:table-cell table:style-name="Tableau25.F1" office:value-type="string">
            <text:p text:style-name="P39">3,5</text:p>
          </table:table-cell>
        </table:table-row>
        <table:table-row table:style-name="Tableau25.1">
          <table:table-cell table:style-name="Tableau25.A2" office:value-type="string">
            <text:p text:style-name="P31"><text:span text:style-name="_5f_variable"><text:span text:style-name="T21">f</text:span></text:span><text:span text:style-name="_5f_variable"><text:span text:style-name="T37">(</text:span></text:span><text:span text:style-name="_5f_variable"><text:span text:style-name="T21">x</text:span></text:span><text:span text:style-name="_5f_variable"><text:span text:style-name="T37">)</text:span></text:span></text:p>
          </table:table-cell>
          <table:table-cell table:style-name="Tableau25.B2" office:value-type="string">
            <text:p text:style-name="P39"/>
          </table:table-cell>
          <table:table-cell table:style-name="Tableau25.E2" office:value-type="string">
            <text:p text:style-name="P39"/>
          </table:table-cell>
          <table:table-cell table:style-name="Tableau25.D2" office:value-type="string">
            <text:p text:style-name="P39"/>
          </table:table-cell>
          <table:table-cell table:style-name="Tableau25.E2" office:value-type="string">
            <text:p text:style-name="P39"/>
          </table:table-cell>
          <table:table-cell table:style-name="Tableau25.F2" office:value-type="string">
            <text:p text:style-name="P39"/>
          </table:table-cell>
        </table:table-row>
      </table:table>
      <text:list xml:id="list142700863119250" text:continue-numbering="true" text:style-name="liste_5f_abc">
        <text:list-item>
          <text:p text:style-name="P76">Donne les coordonnées des cinq points G, H, I, J et K appartenant au graphique de <text:span text:style-name="_5f_variable"><text:span text:style-name="T4">f</text:span></text:span> d’abscisses respectives <text:span text:style-name="T41">─</text:span><text:span text:style-name="T48">0,5 ; 0,5 ; 1,5 ; 2,5 et 3,5.</text:span></text:p>
        </text:list-item>
      </text:list>
      <text:p text:style-name="P53"><text:span text:style-name="_5f_pointillés_20_gris"><text:span text:style-name="T84"><text:tab/></text:span></text:span></text:p>
      <text:p text:style-name="P53"><text:span text:style-name="_5f_pointillés_20_gris"><text:span text:style-name="T84"><text:tab/></text:span></text:span></text:p>
      <text:list xml:id="list142700746717234" text:continue-numbering="true" text:style-name="liste_5f_abc">
        <text:list-item>
          <text:p text:style-name="P77"><text:span text:style-name="T60">Place sur le graphique les points obtenus à la question </text:span><text:span text:style-name="T91">e.</text:span><text:span text:style-name="T60">, puis améliore ton tracé</text:span>.</text:p>
        </text:list-item>
      </text:list>
      <text:list xml:id="list142702334757377" text:continue-list="list2477797052" text:style-name="Num_5f_Exo">
        <text:list-item>
          <text:h text:style-name="P65" text:outline-level="1"><text:span text:style-name="T11"> Soit les fonctions </text:span><text:span text:style-name="_5f_variable"><text:span text:style-name="T6">f</text:span></text:span><text:span text:style-name="T11"> : </text:span><text:span text:style-name="_5f_variable"><text:span text:style-name="T6">x</text:span></text:span><text:span text:style-name="_5f_variable"><text:span text:style-name="T29"> </text:span></text:span><text:span text:style-name="T29"><draw:g text:anchor-type="as-char" svg:y="-0.21cm" draw:z-index="13" draw:style-name="gr89"><draw:line draw:style-name="gr90" draw:text-style-name="P115" svg:x1="0cm" svg:y1="-0.001cm" svg:x2="0cm" svg:y2="0.165cm"><text:p/></draw:line><draw:line draw:style-name="gr90" draw:text-style-name="P115" svg:x1="0cm" svg:y1="0.082cm" svg:x2="0.529cm" svg:y2="0.082cm"><text:p/></draw:line><draw:line draw:style-name="gr90" draw:text-style-name="P115" svg:x1="0.529cm" svg:y1="0.082cm" svg:x2="0.439cm" svg:y2="-0.001cm"><text:p/></draw:line><draw:line draw:style-name="gr90" draw:text-style-name="P115" svg:x1="0.529cm" svg:y1="0.082cm" svg:x2="0.439cm" svg:y2="0.165cm"><text:p/></draw:line></draw:g></text:span> <text:span text:style-name="T11">4</text:span><text:span text:style-name="_5f_variable"><text:span text:style-name="T6">x</text:span></text:span> et <text:span text:style-name="_5f_variable"><text:span text:style-name="T6">g</text:span></text:span><text:span text:style-name="T11"> : </text:span><text:span text:style-name="_5f_variable"><text:span text:style-name="T6">x</text:span></text:span><text:span text:style-name="_5f_variable"><text:span text:style-name="T29"> </text:span></text:span><text:span text:style-name="T29"><draw:g text:anchor-type="as-char" svg:y="-0.21cm" draw:z-index="14" draw:style-name="gr89"><draw:line draw:style-name="gr90" draw:text-style-name="P115" svg:x1="0cm" svg:y1="-0.001cm" svg:x2="0cm" svg:y2="0.165cm"><text:p/></draw:line><draw:line draw:style-name="gr90" draw:text-style-name="P115" svg:x1="0cm" svg:y1="0.082cm" svg:x2="0.529cm" svg:y2="0.082cm"><text:p/></draw:line><draw:line draw:style-name="gr90" draw:text-style-name="P115" svg:x1="0.529cm" svg:y1="0.082cm" svg:x2="0.439cm" svg:y2="-0.001cm"><text:p/></draw:line><draw:line draw:style-name="gr90" draw:text-style-name="P115" svg:x1="0.529cm" svg:y1="0.082cm" svg:x2="0.439cm" svg:y2="0.165cm"><text:p/></draw:line></draw:g></text:span><text:span text:style-name="_5f_variable"><text:span text:style-name="T35"> </text:span></text:span><text:span text:style-name="_5f_opensymbol"><text:span text:style-name="T72">─</text:span></text:span><text:span text:style-name="T11">4</text:span><text:span text:style-name="_5f_variable"><text:span text:style-name="T6">x</text:span></text:span>.</text:h>
        </text:list-item>
      </text:list>
      <text:list xml:id="list142701311488787" text:continue-list="list142700746717234" text:style-name="liste_5f_abc">
        <text:list-item text:start-value="1">
          <text:p text:style-name="P86">Quelle est la nature de leur représentation graphique ? Justifie. </text:p>
        </text:list-item>
      </text:list>
      <text:p text:style-name="P53"><text:span text:style-name="_5f_pointillés_20_gris"><text:span text:style-name="T83"><text:tab/></text:span></text:span></text:p>
      <text:p text:style-name="P55"><text:span text:style-name="_5f_pointillés_20_gris"><text:span text:style-name="T83"><text:tab/></text:span></text:span></text:p>
      <text:p text:style-name="P55"><text:span text:style-name="_5f_pointillés_20_gris"><text:span text:style-name="T83"><text:tab/></text:span></text:span></text:p>
      <text:list xml:id="list142701589511569" text:continue-numbering="true" text:style-name="liste_5f_abc">
        <text:list-item>
          <text:p text:style-name="P88">Calcule les coordonnées des points F et G d’abscisse 1 de la courbe de <text:span text:style-name="_5f_variable"><text:span text:style-name="T4">f </text:span></text:span><text:s/>puis de celle de <text:span text:style-name="_5f_variable"><text:span text:style-name="T6">g.</text:span></text:span></text:p>
        </text:list-item>
      </text:list>
      <text:p text:style-name="P45"><text:span text:style-name="_5f_pointillés_20_gris"><text:span text:style-name="T85"><text:tab/></text:span></text:span></text:p>
      <text:p text:style-name="P46"><text:span text:style-name="_5f_pointillés_20_gris"><text:span text:style-name="T85"><text:tab/></text:span></text:span></text:p>
      <text:section text:style-name="Sect2" text:name="Section10">
        <text:list xml:id="list142702280369561" text:continue-numbering="true" text:style-name="liste_5f_abc">
          <text:list-item>
            <text:p text:style-name="P89"><text:soft-page-break/><text:span text:style-name="_5f_pointillés_20_gris"><text:span text:style-name="T50">Trace la courbe de </text:span></text:span><text:span text:style-name="_5f_variable"><text:span text:style-name="T51">f</text:span></text:span><text:span text:style-name="_5f_variable"><text:span text:style-name="T53">.</text:span></text:span></text:p>
          </text:list-item>
        </text:list>
        <text:p text:style-name="P41"><text:span text:style-name="_5f_pointillés_20_gris"><text:span text:style-name="T74"><draw:g text:anchor-type="as-char" draw:z-index="15" draw:style-name="gr80"><draw:line draw:style-name="gr82" draw:text-style-name="P111" svg:x1="0cm" svg:y1="0cm" svg:x2="0cm" svg:y2="9.001cm"><text:p/></draw:line><draw:line draw:style-name="gr82" draw:text-style-name="P111" svg:x1="0.9cm" svg:y1="0cm" svg:x2="0.9cm" svg:y2="9.001cm"><text:p/></draw:line><draw:line draw:style-name="gr82" draw:text-style-name="P111" svg:x1="2.701cm" svg:y1="0cm" svg:x2="2.701cm" svg:y2="9.001cm"><text:p/></draw:line><draw:line draw:style-name="gr82" draw:text-style-name="P111" svg:x1="3.601cm" svg:y1="0cm" svg:x2="3.601cm" svg:y2="9.001cm"><text:p/></draw:line><draw:line draw:style-name="gr82" draw:text-style-name="P111" svg:x1="0cm" svg:y1="0cm" svg:x2="3.6cm" svg:y2="0cm"><text:p/></draw:line><draw:line draw:style-name="gr82" draw:text-style-name="P111" svg:x1="0cm" svg:y1="0.901cm" svg:x2="3.6cm" svg:y2="0.901cm"><text:p/></draw:line><draw:line draw:style-name="gr82" draw:text-style-name="P111" svg:x1="0cm" svg:y1="1.8cm" svg:x2="3.6cm" svg:y2="1.8cm"><text:p/></draw:line><draw:line draw:style-name="gr82" draw:text-style-name="P111" svg:x1="0cm" svg:y1="2.702cm" svg:x2="3.6cm" svg:y2="2.702cm"><text:p/></draw:line><draw:line draw:style-name="gr82" draw:text-style-name="P111" svg:x1="0cm" svg:y1="3.6cm" svg:x2="3.6cm" svg:y2="3.6cm"><text:p/></draw:line><draw:line draw:style-name="gr91" draw:text-style-name="P111" svg:x1="0cm" svg:y1="4.501cm" svg:x2="3.6cm" svg:y2="4.501cm"><text:p/></draw:line><draw:line draw:style-name="gr82" draw:text-style-name="P111" svg:x1="0cm" svg:y1="5.399cm" svg:x2="3.6cm" svg:y2="5.399cm"><text:p/></draw:line><draw:line draw:style-name="gr82" draw:text-style-name="P111" svg:x1="0cm" svg:y1="6.302cm" svg:x2="3.6cm" svg:y2="6.302cm"><text:p/></draw:line><draw:line draw:style-name="gr82" draw:text-style-name="P111" svg:x1="0cm" svg:y1="7.199cm" svg:x2="3.6cm" svg:y2="7.199cm"><text:p/></draw:line><draw:line draw:style-name="gr82" draw:text-style-name="P111" svg:x1="0cm" svg:y1="8.103cm" svg:x2="3.6cm" svg:y2="8.103cm"><text:p/></draw:line><draw:line draw:style-name="gr82" draw:text-style-name="P111" svg:x1="0cm" svg:y1="9cm" svg:x2="3.6cm" svg:y2="9cm"><text:p/></draw:line><draw:line draw:style-name="gr92" draw:text-style-name="P111" svg:x1="1.801cm" svg:y1="0cm" svg:x2="1.801cm" svg:y2="9.001cm"><text:p/></draw:line><draw:line draw:style-name="gr85" draw:text-style-name="P111" svg:x1="1.694cm" svg:y1="8.103cm" svg:x2="1.894cm" svg:y2="8.103cm"><text:p/></draw:line><draw:line draw:style-name="gr85" draw:text-style-name="P111" svg:x1="1.694cm" svg:y1="7.2cm" svg:x2="1.894cm" svg:y2="7.2cm"><text:p/></draw:line><draw:line draw:style-name="gr85" draw:text-style-name="P111" svg:x1="1.694cm" svg:y1="6.302cm" svg:x2="1.894cm" svg:y2="6.302cm"><text:p/></draw:line><draw:line draw:style-name="gr85" draw:text-style-name="P111" svg:x1="1.694cm" svg:y1="5.4cm" svg:x2="1.894cm" svg:y2="5.4cm"><text:p/></draw:line><draw:line draw:style-name="gr85" draw:text-style-name="P111" svg:x1="1.694cm" svg:y1="3.6cm" svg:x2="1.894cm" svg:y2="3.6cm"><text:p/></draw:line><draw:line draw:style-name="gr85" draw:text-style-name="P111" svg:x1="1.694cm" svg:y1="2.702cm" svg:x2="1.894cm" svg:y2="2.702cm"><text:p/></draw:line><draw:line draw:style-name="gr85" draw:text-style-name="P111" svg:x1="1.694cm" svg:y1="1.8cm" svg:x2="1.894cm" svg:y2="1.8cm"><text:p/></draw:line><draw:line draw:style-name="gr85" draw:text-style-name="P111" svg:x1="1.694cm" svg:y1="0.901cm" svg:x2="1.894cm" svg:y2="0.901cm"><text:p/></draw:line><draw:line draw:style-name="gr85" draw:text-style-name="P111" svg:x1="0.9cm" svg:y1="4.397cm" svg:x2="0.9cm" svg:y2="4.597cm"><text:p/></draw:line><draw:line draw:style-name="gr85" draw:text-style-name="P111" svg:x1="2.7cm" svg:y1="4.397cm" svg:x2="2.7cm" svg:y2="4.597cm"><text:p/></draw:line><draw:frame draw:style-name="gr96" draw:text-style-name="P116" svg:width="0.456cm" svg:height="0.881cm" svg:x="2.574cm" svg:y="4.711cm"><draw:text-box><text:p text:style-name="P102"><text:span text:style-name="T104">1</text:span></text:p></draw:text-box></draw:frame><draw:frame draw:style-name="gr97" draw:text-style-name="P116" svg:width="0.456cm" svg:height="0.883cm" svg:x="1.459cm" svg:y="4.609cm"><draw:text-box><text:p text:style-name="P102"><text:span text:style-name="T104">0</text:span></text:p></draw:text-box></draw:frame><draw:frame draw:style-name="gr96" draw:text-style-name="P116" svg:width="0.456cm" svg:height="0.881cm" svg:x="1.346cm" svg:y="3.304cm"><draw:text-box><text:p text:style-name="P102"><text:span text:style-name="T104">1</text:span></text:p></draw:text-box></draw:frame></draw:g></text:span></text:span></text:p>
        <text:list xml:id="list142700609870320" text:continue-numbering="true" text:style-name="liste_5f_abc">
          <text:list-item>
            <text:p text:style-name="P90"><text:span text:style-name="_5f_pointillés_20_gris"><text:span text:style-name="T50">Trace la courbe de </text:span></text:span><text:span text:style-name="_5f_variable"><text:span text:style-name="T51">g</text:span></text:span><text:span text:style-name="_5f_variable"><text:span text:style-name="T53">.</text:span></text:span></text:p>
          </text:list-item>
        </text:list>
        <text:p text:style-name="P41"><text:span text:style-name="_5f_pointillés_20_gris"><text:span text:style-name="T74"><draw:g text:anchor-type="as-char" draw:z-index="16" draw:style-name="gr80"><draw:line draw:style-name="gr82" draw:text-style-name="P111" svg:x1="0cm" svg:y1="0cm" svg:x2="0cm" svg:y2="9.001cm"><text:p/></draw:line><draw:line draw:style-name="gr82" draw:text-style-name="P111" svg:x1="0.9cm" svg:y1="0cm" svg:x2="0.9cm" svg:y2="9.001cm"><text:p/></draw:line><draw:line draw:style-name="gr82" draw:text-style-name="P111" svg:x1="2.701cm" svg:y1="0cm" svg:x2="2.701cm" svg:y2="9.001cm"><text:p/></draw:line><draw:line draw:style-name="gr82" draw:text-style-name="P111" svg:x1="3.601cm" svg:y1="0cm" svg:x2="3.601cm" svg:y2="9.001cm"><text:p/></draw:line><draw:line draw:style-name="gr82" draw:text-style-name="P111" svg:x1="0cm" svg:y1="0cm" svg:x2="3.6cm" svg:y2="0cm"><text:p/></draw:line><draw:line draw:style-name="gr82" draw:text-style-name="P111" svg:x1="0cm" svg:y1="0.901cm" svg:x2="3.6cm" svg:y2="0.901cm"><text:p/></draw:line><draw:line draw:style-name="gr82" draw:text-style-name="P111" svg:x1="0cm" svg:y1="1.8cm" svg:x2="3.6cm" svg:y2="1.8cm"><text:p/></draw:line><draw:line draw:style-name="gr82" draw:text-style-name="P111" svg:x1="0cm" svg:y1="2.702cm" svg:x2="3.6cm" svg:y2="2.702cm"><text:p/></draw:line><draw:line draw:style-name="gr82" draw:text-style-name="P111" svg:x1="0cm" svg:y1="3.6cm" svg:x2="3.6cm" svg:y2="3.6cm"><text:p/></draw:line><draw:line draw:style-name="gr91" draw:text-style-name="P111" svg:x1="0cm" svg:y1="4.501cm" svg:x2="3.6cm" svg:y2="4.501cm"><text:p/></draw:line><draw:line draw:style-name="gr82" draw:text-style-name="P111" svg:x1="0cm" svg:y1="5.399cm" svg:x2="3.6cm" svg:y2="5.399cm"><text:p/></draw:line><draw:line draw:style-name="gr82" draw:text-style-name="P111" svg:x1="0cm" svg:y1="6.302cm" svg:x2="3.6cm" svg:y2="6.302cm"><text:p/></draw:line><draw:line draw:style-name="gr82" draw:text-style-name="P111" svg:x1="0cm" svg:y1="7.199cm" svg:x2="3.6cm" svg:y2="7.199cm"><text:p/></draw:line><draw:line draw:style-name="gr82" draw:text-style-name="P111" svg:x1="0cm" svg:y1="8.103cm" svg:x2="3.6cm" svg:y2="8.103cm"><text:p/></draw:line><draw:line draw:style-name="gr82" draw:text-style-name="P111" svg:x1="0cm" svg:y1="9cm" svg:x2="3.6cm" svg:y2="9cm"><text:p/></draw:line><draw:line draw:style-name="gr92" draw:text-style-name="P111" svg:x1="1.801cm" svg:y1="0cm" svg:x2="1.801cm" svg:y2="9.001cm"><text:p/></draw:line><draw:line draw:style-name="gr85" draw:text-style-name="P111" svg:x1="1.694cm" svg:y1="8.103cm" svg:x2="1.894cm" svg:y2="8.103cm"><text:p/></draw:line><draw:line draw:style-name="gr85" draw:text-style-name="P111" svg:x1="1.694cm" svg:y1="7.2cm" svg:x2="1.894cm" svg:y2="7.2cm"><text:p/></draw:line><draw:line draw:style-name="gr85" draw:text-style-name="P111" svg:x1="1.694cm" svg:y1="6.302cm" svg:x2="1.894cm" svg:y2="6.302cm"><text:p/></draw:line><draw:line draw:style-name="gr85" draw:text-style-name="P111" svg:x1="1.694cm" svg:y1="5.4cm" svg:x2="1.894cm" svg:y2="5.4cm"><text:p/></draw:line><draw:line draw:style-name="gr85" draw:text-style-name="P111" svg:x1="1.694cm" svg:y1="3.6cm" svg:x2="1.894cm" svg:y2="3.6cm"><text:p/></draw:line><draw:line draw:style-name="gr85" draw:text-style-name="P111" svg:x1="1.694cm" svg:y1="2.702cm" svg:x2="1.894cm" svg:y2="2.702cm"><text:p/></draw:line><draw:line draw:style-name="gr85" draw:text-style-name="P111" svg:x1="1.694cm" svg:y1="1.8cm" svg:x2="1.894cm" svg:y2="1.8cm"><text:p/></draw:line><draw:line draw:style-name="gr85" draw:text-style-name="P111" svg:x1="1.694cm" svg:y1="0.901cm" svg:x2="1.894cm" svg:y2="0.901cm"><text:p/></draw:line><draw:line draw:style-name="gr85" draw:text-style-name="P111" svg:x1="0.9cm" svg:y1="4.397cm" svg:x2="0.9cm" svg:y2="4.597cm"><text:p/></draw:line><draw:line draw:style-name="gr85" draw:text-style-name="P111" svg:x1="2.7cm" svg:y1="4.397cm" svg:x2="2.7cm" svg:y2="4.597cm"><text:p/></draw:line><draw:frame draw:style-name="gr96" draw:text-style-name="P116" svg:width="0.456cm" svg:height="0.881cm" svg:x="2.574cm" svg:y="4.711cm"><draw:text-box><text:p text:style-name="P102"><text:span text:style-name="T104">1</text:span></text:p></draw:text-box></draw:frame><draw:frame draw:style-name="gr97" draw:text-style-name="P116" svg:width="0.456cm" svg:height="0.883cm" svg:x="1.459cm" svg:y="4.609cm"><draw:text-box><text:p text:style-name="P102"><text:span text:style-name="T104">0</text:span></text:p></draw:text-box></draw:frame><draw:frame draw:style-name="gr96" draw:text-style-name="P116" svg:width="0.456cm" svg:height="0.881cm" svg:x="1.346cm" svg:y="3.304cm"><draw:text-box><text:p text:style-name="P102"><text:span text:style-name="T104">1</text:span></text:p></draw:text-box></draw:frame></draw:g></text:span></text:span></text:p>
      </text:section>
      <text:list xml:id="list142700737660718" text:continue-list="list142702334757377" text:style-name="Num_5f_Exo">
        <text:list-item>
          <text:h text:style-name="P62" text:outline-level="1"> Trace la représentation graphique de chaque fonction dans le repère orthonormal donné <text:span text:style-name="T87">en notant les calculs effectués.</text:span></text:h>
        </text:list-item>
      </text:list>
      <text:list xml:id="list142702022602703" text:continue-list="list3731808062" text:style-name="_5f_Numérotation_20_des_20_exercices_20_livrets">
        <text:list-item>
          <text:list>
            <text:list-header>
              <text:p text:style-name="P69"><text:span text:style-name="_5f_pointillés_20_gris"><text:tab/></text:span></text:p>
            </text:list-header>
          </text:list>
        </text:list-item>
      </text:list>
      <text:p text:style-name="P44"><text:span text:style-name="_5f_pointillés_20_gris"><text:tab/></text:span></text:p>
      <text:p text:style-name="P44"><text:span text:style-name="_5f_pointillés_20_gris"><text:tab/></text:span></text:p>
      <text:p text:style-name="P60"><text:span text:style-name="_5f_pointillés_20_gris"><text:tab/></text:span></text:p>
      <text:section text:style-name="Sect2" text:name="Section2">
        <text:p text:style-name="P51"><text:span text:style-name="_5f_variable"><text:span text:style-name="T5">f</text:span></text:span><text:span text:style-name="_5f_variable"><text:span text:style-name="T10">1</text:span></text:span><text:span text:style-name="T11">(</text:span><text:span text:style-name="_5f_variable"><text:span text:style-name="T5">x</text:span></text:span><text:span text:style-name="T11">)</text:span><text:span text:style-name="T25"> </text:span><text:span text:style-name="T39">=</text:span><text:span text:style-name="T25"> </text:span><text:span text:style-name="T11">2</text:span><text:span text:style-name="_5f_variable"><text:span text:style-name="T5">x</text:span></text:span></text:p>
        <text:list xml:id="list29117817" text:style-name="_5f_Numérotation_20_des_20_exercices_20_livrets">
          <text:list-header>
            <text:p text:style-name="P85"><draw:g text:anchor-type="as-char" draw:z-index="17" draw:style-name="gr80"><draw:g draw:style-name="gr81"><draw:g draw:style-name="gr81"><draw:line draw:style-name="gr82" draw:text-style-name="P111" svg:x1="0cm" svg:y1="0cm" svg:x2="0cm" svg:y2="4.25cm"><text:p/></draw:line><draw:line draw:style-name="gr82" draw:text-style-name="P111" svg:x1="0.425cm" svg:y1="0cm" svg:x2="0.425cm" svg:y2="4.25cm"><text:p/></draw:line><draw:line draw:style-name="gr82" draw:text-style-name="P111" svg:x1="0.85cm" svg:y1="0cm" svg:x2="0.85cm" svg:y2="4.25cm"><text:p/></draw:line><draw:line draw:style-name="gr82" draw:text-style-name="P111" svg:x1="1.275cm" svg:y1="0cm" svg:x2="1.275cm" svg:y2="4.25cm"><text:p/></draw:line><draw:line draw:style-name="gr82" draw:text-style-name="P111" svg:x1="1.7cm" svg:y1="0cm" svg:x2="1.7cm" svg:y2="4.25cm"><text:p/></draw:line><draw:line draw:style-name="gr82" draw:text-style-name="P111" svg:x1="2.55cm" svg:y1="0cm" svg:x2="2.55cm" svg:y2="4.25cm"><text:p/></draw:line><draw:line draw:style-name="gr82" draw:text-style-name="P111" svg:x1="2.975cm" svg:y1="0cm" svg:x2="2.975cm" svg:y2="4.25cm"><text:p/></draw:line><draw:line draw:style-name="gr82" draw:text-style-name="P111" svg:x1="3.4cm" svg:y1="0cm" svg:x2="3.4cm" svg:y2="4.25cm"><text:p/></draw:line><draw:line draw:style-name="gr82" draw:text-style-name="P111" svg:x1="3.825cm" svg:y1="0cm" svg:x2="3.825cm" svg:y2="4.25cm"><text:p/></draw:line><draw:line draw:style-name="gr82" draw:text-style-name="P111" svg:x1="4.25cm" svg:y1="0cm" svg:x2="4.25cm" svg:y2="4.25cm"><text:p/></draw:line><draw:line draw:style-name="gr82" draw:text-style-name="P111" svg:x1="0cm" svg:y1="0cm" svg:x2="4.25cm" svg:y2="0cm"><text:p/></draw:line><draw:line draw:style-name="gr82" draw:text-style-name="P111" svg:x1="0cm" svg:y1="0.425cm" svg:x2="4.25cm" svg:y2="0.425cm"><text:p/></draw:line><draw:line draw:style-name="gr82" draw:text-style-name="P111" svg:x1="0cm" svg:y1="0.85cm" svg:x2="4.25cm" svg:y2="0.85cm"><text:p/></draw:line><draw:line draw:style-name="gr82" draw:text-style-name="P111" svg:x1="0cm" svg:y1="1.275cm" svg:x2="4.25cm" svg:y2="1.275cm"><text:p/></draw:line><draw:line draw:style-name="gr82" draw:text-style-name="P111" svg:x1="0cm" svg:y1="1.7cm" svg:x2="4.25cm" svg:y2="1.7cm"><text:p/></draw:line><draw:line draw:style-name="gr83" draw:text-style-name="P111" svg:x1="0cm" svg:y1="2.125cm" svg:x2="4.25cm" svg:y2="2.125cm"><text:p/></draw:line><draw:line draw:style-name="gr82" draw:text-style-name="P111" svg:x1="0cm" svg:y1="2.552cm" svg:x2="4.25cm" svg:y2="2.552cm"><text:p/></draw:line><draw:line draw:style-name="gr82" draw:text-style-name="P111" svg:x1="0cm" svg:y1="2.977cm" svg:x2="4.25cm" svg:y2="2.977cm"><text:p/></draw:line><draw:line draw:style-name="gr82" draw:text-style-name="P111" svg:x1="0cm" svg:y1="3.404cm" svg:x2="4.25cm" svg:y2="3.404cm"><text:p/></draw:line><draw:line draw:style-name="gr82" draw:text-style-name="P111" svg:x1="0cm" svg:y1="3.829cm" svg:x2="4.25cm" svg:y2="3.829cm"><text:p/></draw:line><draw:line draw:style-name="gr82" draw:text-style-name="P111" svg:x1="0cm" svg:y1="4.25cm" svg:x2="4.25cm" svg:y2="4.25cm"><text:p/></draw:line><draw:line draw:style-name="gr84" draw:text-style-name="P111" svg:x1="2.125cm" svg:y1="0cm" svg:x2="2.125cm" svg:y2="4.25cm"><text:p/></draw:line></draw:g><draw:line draw:style-name="gr85" draw:text-style-name="P111" svg:x1="2.037cm" svg:y1="3.829cm" svg:x2="2.207cm" svg:y2="3.829cm"><text:p/></draw:line><draw:line draw:style-name="gr85" draw:text-style-name="P111" svg:x1="2.037cm" svg:y1="3.404cm" svg:x2="2.207cm" svg:y2="3.404cm"><text:p/></draw:line><draw:line draw:style-name="gr85" draw:text-style-name="P111" svg:x1="2.037cm" svg:y1="2.977cm" svg:x2="2.207cm" svg:y2="2.977cm"><text:p/></draw:line><draw:line draw:style-name="gr85" draw:text-style-name="P111" svg:x1="2.037cm" svg:y1="2.552cm" svg:x2="2.207cm" svg:y2="2.552cm"><text:p/></draw:line><draw:line draw:style-name="gr85" draw:text-style-name="P111" svg:x1="2.037cm" svg:y1="1.7cm" svg:x2="2.207cm" svg:y2="1.7cm"><text:p/></draw:line><draw:line draw:style-name="gr85" draw:text-style-name="P111" svg:x1="2.037cm" svg:y1="1.275cm" svg:x2="2.207cm" svg:y2="1.275cm"><text:p/></draw:line><draw:line draw:style-name="gr85" draw:text-style-name="P111" svg:x1="2.037cm" svg:y1="0.85cm" svg:x2="2.207cm" svg:y2="0.85cm"><text:p/></draw:line><draw:line draw:style-name="gr85" draw:text-style-name="P111" svg:x1="2.037cm" svg:y1="0.425cm" svg:x2="2.207cm" svg:y2="0.425cm"><text:p/></draw:line><draw:line draw:style-name="gr85" draw:text-style-name="P111" svg:x1="0.425cm" svg:y1="2.037cm" svg:x2="0.425cm" svg:y2="2.207cm"><text:p/></draw:line><draw:line draw:style-name="gr85" draw:text-style-name="P111" svg:x1="0.85cm" svg:y1="2.037cm" svg:x2="0.85cm" svg:y2="2.207cm"><text:p/></draw:line><draw:line draw:style-name="gr85" draw:text-style-name="P111" svg:x1="1.275cm" svg:y1="2.037cm" svg:x2="1.275cm" svg:y2="2.207cm"><text:p/></draw:line><draw:line draw:style-name="gr85" draw:text-style-name="P111" svg:x1="1.7cm" svg:y1="2.037cm" svg:x2="1.7cm" svg:y2="2.207cm"><text:p/></draw:line><draw:line draw:style-name="gr85" draw:text-style-name="P111" svg:x1="2.55cm" svg:y1="2.037cm" svg:x2="2.55cm" svg:y2="2.207cm"><text:p/></draw:line><draw:line draw:style-name="gr85" draw:text-style-name="P111" svg:x1="2.975cm" svg:y1="2.037cm" svg:x2="2.975cm" svg:y2="2.207cm"><text:p/></draw:line><draw:line draw:style-name="gr85" draw:text-style-name="P111" svg:x1="3.4cm" svg:y1="2.037cm" svg:x2="3.4cm" svg:y2="2.207cm"><text:p/></draw:line><draw:line draw:style-name="gr85" draw:text-style-name="P111" svg:x1="3.825cm" svg:y1="2.037cm" svg:x2="3.825cm" svg:y2="2.207cm"><text:p/></draw:line><draw:frame draw:style-name="gr86" draw:text-style-name="P112" svg:width="0.207cm" svg:height="0.417cm" svg:x="2.461cm" svg:y="2.224cm"><draw:text-box><text:p text:style-name="P102"><text:span text:style-name="T102">1</text:span></text:p></draw:text-box></draw:frame><draw:frame draw:style-name="gr86" draw:text-style-name="P112" svg:width="0.207cm" svg:height="0.417cm" svg:x="1.871cm" svg:y="2.177cm"><draw:text-box><text:p text:style-name="P102"><text:span text:style-name="T102">0</text:span></text:p></draw:text-box></draw:frame></draw:g><draw:frame draw:style-name="gr86" draw:text-style-name="P112" svg:width="0.207cm" svg:height="0.417cm" svg:x="1.794cm" svg:y="1.459cm"><draw:text-box><text:p text:style-name="P102"><text:span text:style-name="T102">1</text:span></text:p></draw:text-box></draw:frame></draw:g></text:p>
          </text:list-header>
        </text:list>
        <text:p text:style-name="P61"><text:span text:style-name="_5f_variable"><text:span text:style-name="T5">f</text:span></text:span><text:span text:style-name="_5f_variable"><text:span text:style-name="T10">3</text:span></text:span><text:span text:style-name="T11">(</text:span><text:span text:style-name="_5f_variable"><text:span text:style-name="T5">x</text:span></text:span><text:span text:style-name="T11">)</text:span><text:span text:style-name="T25"> </text:span><text:span text:style-name="T39">=</text:span><text:span text:style-name="T25"> </text:span><text:span text:style-name="T39">─</text:span><text:span text:style-name="T25">1,5</text:span><text:span text:style-name="_5f_variable"><text:span text:style-name="T5">x</text:span></text:span></text:p>
        <text:p text:style-name="P33"/>
        <text:p text:style-name="P42"><draw:g text:anchor-type="as-char" draw:z-index="25" draw:style-name="gr80"><draw:g draw:style-name="gr81"><draw:g draw:style-name="gr81"><draw:line draw:style-name="gr82" draw:text-style-name="P111" svg:x1="0cm" svg:y1="0cm" svg:x2="0cm" svg:y2="4.25cm"><text:p/></draw:line><draw:line draw:style-name="gr82" draw:text-style-name="P111" svg:x1="0.425cm" svg:y1="0cm" svg:x2="0.425cm" svg:y2="4.25cm"><text:p/></draw:line><draw:line draw:style-name="gr82" draw:text-style-name="P111" svg:x1="0.85cm" svg:y1="0cm" svg:x2="0.85cm" svg:y2="4.25cm"><text:p/></draw:line><draw:line draw:style-name="gr82" draw:text-style-name="P111" svg:x1="1.275cm" svg:y1="0cm" svg:x2="1.275cm" svg:y2="4.25cm"><text:p/></draw:line><draw:line draw:style-name="gr82" draw:text-style-name="P111" svg:x1="1.7cm" svg:y1="0cm" svg:x2="1.7cm" svg:y2="4.25cm"><text:p/></draw:line><draw:line draw:style-name="gr82" draw:text-style-name="P111" svg:x1="2.55cm" svg:y1="0cm" svg:x2="2.55cm" svg:y2="4.25cm"><text:p/></draw:line><draw:line draw:style-name="gr82" draw:text-style-name="P111" svg:x1="2.975cm" svg:y1="0cm" svg:x2="2.975cm" svg:y2="4.25cm"><text:p/></draw:line><draw:line draw:style-name="gr82" draw:text-style-name="P111" svg:x1="3.4cm" svg:y1="0cm" svg:x2="3.4cm" svg:y2="4.25cm"><text:p/></draw:line><draw:line draw:style-name="gr82" draw:text-style-name="P111" svg:x1="3.825cm" svg:y1="0cm" svg:x2="3.825cm" svg:y2="4.25cm"><text:p/></draw:line><draw:line draw:style-name="gr82" draw:text-style-name="P111" svg:x1="4.25cm" svg:y1="0cm" svg:x2="4.25cm" svg:y2="4.25cm"><text:p/></draw:line><draw:line draw:style-name="gr82" draw:text-style-name="P111" svg:x1="0cm" svg:y1="0cm" svg:x2="4.25cm" svg:y2="0cm"><text:p/></draw:line><draw:line draw:style-name="gr82" draw:text-style-name="P111" svg:x1="0cm" svg:y1="0.425cm" svg:x2="4.25cm" svg:y2="0.425cm"><text:p/></draw:line><draw:line draw:style-name="gr82" draw:text-style-name="P111" svg:x1="0cm" svg:y1="0.85cm" svg:x2="4.25cm" svg:y2="0.85cm"><text:p/></draw:line><draw:line draw:style-name="gr82" draw:text-style-name="P111" svg:x1="0cm" svg:y1="1.275cm" svg:x2="4.25cm" svg:y2="1.275cm"><text:p/></draw:line><draw:line draw:style-name="gr82" draw:text-style-name="P111" svg:x1="0cm" svg:y1="1.7cm" svg:x2="4.25cm" svg:y2="1.7cm"><text:p/></draw:line><draw:line draw:style-name="gr83" draw:text-style-name="P111" svg:x1="0cm" svg:y1="2.125cm" svg:x2="4.25cm" svg:y2="2.125cm"><text:p/></draw:line><draw:line draw:style-name="gr82" draw:text-style-name="P111" svg:x1="0cm" svg:y1="2.552cm" svg:x2="4.25cm" svg:y2="2.552cm"><text:p/></draw:line><draw:line draw:style-name="gr82" draw:text-style-name="P111" svg:x1="0cm" svg:y1="2.977cm" svg:x2="4.25cm" svg:y2="2.977cm"><text:p/></draw:line><draw:line draw:style-name="gr82" draw:text-style-name="P111" svg:x1="0cm" svg:y1="3.404cm" svg:x2="4.25cm" svg:y2="3.404cm"><text:p/></draw:line><draw:line draw:style-name="gr82" draw:text-style-name="P111" svg:x1="0cm" svg:y1="3.829cm" svg:x2="4.25cm" svg:y2="3.829cm"><text:p/></draw:line><draw:line draw:style-name="gr82" draw:text-style-name="P111" svg:x1="0cm" svg:y1="4.25cm" svg:x2="4.25cm" svg:y2="4.25cm"><text:p/></draw:line><draw:line draw:style-name="gr84" draw:text-style-name="P111" svg:x1="2.125cm" svg:y1="0cm" svg:x2="2.125cm" svg:y2="4.25cm"><text:p/></draw:line></draw:g><draw:line draw:style-name="gr85" draw:text-style-name="P111" svg:x1="2.037cm" svg:y1="3.829cm" svg:x2="2.207cm" svg:y2="3.829cm"><text:p/></draw:line><draw:line draw:style-name="gr85" draw:text-style-name="P111" svg:x1="2.037cm" svg:y1="3.404cm" svg:x2="2.207cm" svg:y2="3.404cm"><text:p/></draw:line><draw:line draw:style-name="gr85" draw:text-style-name="P111" svg:x1="2.037cm" svg:y1="2.977cm" svg:x2="2.207cm" svg:y2="2.977cm"><text:p/></draw:line><draw:line draw:style-name="gr85" draw:text-style-name="P111" svg:x1="2.037cm" svg:y1="2.552cm" svg:x2="2.207cm" svg:y2="2.552cm"><text:p/></draw:line><draw:line draw:style-name="gr85" draw:text-style-name="P111" svg:x1="2.037cm" svg:y1="1.7cm" svg:x2="2.207cm" svg:y2="1.7cm"><text:p/></draw:line><draw:line draw:style-name="gr85" draw:text-style-name="P111" svg:x1="2.037cm" svg:y1="1.275cm" svg:x2="2.207cm" svg:y2="1.275cm"><text:p/></draw:line><draw:line draw:style-name="gr85" draw:text-style-name="P111" svg:x1="2.037cm" svg:y1="0.85cm" svg:x2="2.207cm" svg:y2="0.85cm"><text:p/></draw:line><draw:line draw:style-name="gr85" draw:text-style-name="P111" svg:x1="2.037cm" svg:y1="0.425cm" svg:x2="2.207cm" svg:y2="0.425cm"><text:p/></draw:line><draw:line draw:style-name="gr85" draw:text-style-name="P111" svg:x1="0.425cm" svg:y1="2.037cm" svg:x2="0.425cm" svg:y2="2.207cm"><text:p/></draw:line><draw:line draw:style-name="gr85" draw:text-style-name="P111" svg:x1="0.85cm" svg:y1="2.037cm" svg:x2="0.85cm" svg:y2="2.207cm"><text:p/></draw:line><draw:line draw:style-name="gr85" draw:text-style-name="P111" svg:x1="1.275cm" svg:y1="2.037cm" svg:x2="1.275cm" svg:y2="2.207cm"><text:p/></draw:line><draw:line draw:style-name="gr85" draw:text-style-name="P111" svg:x1="1.7cm" svg:y1="2.037cm" svg:x2="1.7cm" svg:y2="2.207cm"><text:p/></draw:line><draw:line draw:style-name="gr85" draw:text-style-name="P111" svg:x1="2.55cm" svg:y1="2.037cm" svg:x2="2.55cm" svg:y2="2.207cm"><text:p/></draw:line><draw:line draw:style-name="gr85" draw:text-style-name="P111" svg:x1="2.975cm" svg:y1="2.037cm" svg:x2="2.975cm" svg:y2="2.207cm"><text:p/></draw:line><draw:line draw:style-name="gr85" draw:text-style-name="P111" svg:x1="3.4cm" svg:y1="2.037cm" svg:x2="3.4cm" svg:y2="2.207cm"><text:p/></draw:line><draw:line draw:style-name="gr85" draw:text-style-name="P111" svg:x1="3.825cm" svg:y1="2.037cm" svg:x2="3.825cm" svg:y2="2.207cm"><text:p/></draw:line><draw:frame draw:style-name="gr86" draw:text-style-name="P112" svg:width="0.207cm" svg:height="0.417cm" svg:x="2.461cm" svg:y="2.224cm"><draw:text-box><text:p text:style-name="P102"><text:span text:style-name="T102">1</text:span></text:p></draw:text-box></draw:frame><draw:frame draw:style-name="gr86" draw:text-style-name="P112" svg:width="0.207cm" svg:height="0.417cm" svg:x="1.871cm" svg:y="2.177cm"><draw:text-box><text:p text:style-name="P102"><text:span text:style-name="T102">0</text:span></text:p></draw:text-box></draw:frame></draw:g><draw:frame draw:style-name="gr86" draw:text-style-name="P112" svg:width="0.207cm" svg:height="0.417cm" svg:x="1.794cm" svg:y="1.459cm"><draw:text-box><text:p text:style-name="P102"><text:span text:style-name="T102">1</text:span></text:p></draw:text-box></draw:frame></draw:g></text:p>
        <text:p text:style-name="P34"><text:span text:style-name="_5f_variable"><text:span text:style-name="T75"/></text:span></text:p>
        <text:p text:style-name="P52"><text:span text:style-name="_5f_variable"><text:span text:style-name="T5">f</text:span></text:span><text:span text:style-name="_5f_variable"><text:span text:style-name="T10">2</text:span></text:span><text:span text:style-name="T11">(</text:span><text:span text:style-name="_5f_variable"><text:span text:style-name="T5">x</text:span></text:span><text:span text:style-name="T11">)</text:span><text:span text:style-name="T25"> </text:span><text:span text:style-name="T39">=</text:span><text:span text:style-name="T25"> </text:span><text:span text:style-name="T39">─</text:span><text:span text:style-name="T25">3</text:span><text:span text:style-name="_5f_variable"><text:span text:style-name="T5">x</text:span></text:span></text:p>
        <text:p text:style-name="P42"><draw:g text:anchor-type="as-char" draw:z-index="26" draw:style-name="gr80"><draw:g draw:style-name="gr81"><draw:g draw:style-name="gr81"><draw:line draw:style-name="gr82" draw:text-style-name="P111" svg:x1="0cm" svg:y1="0cm" svg:x2="0cm" svg:y2="4.25cm"><text:p/></draw:line><draw:line draw:style-name="gr82" draw:text-style-name="P111" svg:x1="0.425cm" svg:y1="0cm" svg:x2="0.425cm" svg:y2="4.25cm"><text:p/></draw:line><draw:line draw:style-name="gr82" draw:text-style-name="P111" svg:x1="0.85cm" svg:y1="0cm" svg:x2="0.85cm" svg:y2="4.25cm"><text:p/></draw:line><draw:line draw:style-name="gr82" draw:text-style-name="P111" svg:x1="1.275cm" svg:y1="0cm" svg:x2="1.275cm" svg:y2="4.25cm"><text:p/></draw:line><draw:line draw:style-name="gr82" draw:text-style-name="P111" svg:x1="1.7cm" svg:y1="0cm" svg:x2="1.7cm" svg:y2="4.25cm"><text:p/></draw:line><draw:line draw:style-name="gr82" draw:text-style-name="P111" svg:x1="2.55cm" svg:y1="0cm" svg:x2="2.55cm" svg:y2="4.25cm"><text:p/></draw:line><draw:line draw:style-name="gr82" draw:text-style-name="P111" svg:x1="2.975cm" svg:y1="0cm" svg:x2="2.975cm" svg:y2="4.25cm"><text:p/></draw:line><draw:line draw:style-name="gr82" draw:text-style-name="P111" svg:x1="3.4cm" svg:y1="0cm" svg:x2="3.4cm" svg:y2="4.25cm"><text:p/></draw:line><draw:line draw:style-name="gr82" draw:text-style-name="P111" svg:x1="3.825cm" svg:y1="0cm" svg:x2="3.825cm" svg:y2="4.25cm"><text:p/></draw:line><draw:line draw:style-name="gr82" draw:text-style-name="P111" svg:x1="4.25cm" svg:y1="0cm" svg:x2="4.25cm" svg:y2="4.25cm"><text:p/></draw:line><draw:line draw:style-name="gr82" draw:text-style-name="P111" svg:x1="0cm" svg:y1="0cm" svg:x2="4.25cm" svg:y2="0cm"><text:p/></draw:line><draw:line draw:style-name="gr82" draw:text-style-name="P111" svg:x1="0cm" svg:y1="0.425cm" svg:x2="4.25cm" svg:y2="0.425cm"><text:p/></draw:line><draw:line draw:style-name="gr82" draw:text-style-name="P111" svg:x1="0cm" svg:y1="0.85cm" svg:x2="4.25cm" svg:y2="0.85cm"><text:p/></draw:line><draw:line draw:style-name="gr82" draw:text-style-name="P111" svg:x1="0cm" svg:y1="1.275cm" svg:x2="4.25cm" svg:y2="1.275cm"><text:p/></draw:line><draw:line draw:style-name="gr82" draw:text-style-name="P111" svg:x1="0cm" svg:y1="1.7cm" svg:x2="4.25cm" svg:y2="1.7cm"><text:p/></draw:line><draw:line draw:style-name="gr83" draw:text-style-name="P111" svg:x1="0cm" svg:y1="2.125cm" svg:x2="4.25cm" svg:y2="2.125cm"><text:p/></draw:line><draw:line draw:style-name="gr82" draw:text-style-name="P111" svg:x1="0cm" svg:y1="2.552cm" svg:x2="4.25cm" svg:y2="2.552cm"><text:p/></draw:line><draw:line draw:style-name="gr82" draw:text-style-name="P111" svg:x1="0cm" svg:y1="2.977cm" svg:x2="4.25cm" svg:y2="2.977cm"><text:p/></draw:line><draw:line draw:style-name="gr82" draw:text-style-name="P111" svg:x1="0cm" svg:y1="3.404cm" svg:x2="4.25cm" svg:y2="3.404cm"><text:p/></draw:line><draw:line draw:style-name="gr82" draw:text-style-name="P111" svg:x1="0cm" svg:y1="3.829cm" svg:x2="4.25cm" svg:y2="3.829cm"><text:p/></draw:line><draw:line draw:style-name="gr82" draw:text-style-name="P111" svg:x1="0cm" svg:y1="4.25cm" svg:x2="4.25cm" svg:y2="4.25cm"><text:p/></draw:line><draw:line draw:style-name="gr84" draw:text-style-name="P111" svg:x1="2.125cm" svg:y1="0cm" svg:x2="2.125cm" svg:y2="4.25cm"><text:p/></draw:line></draw:g><draw:line draw:style-name="gr85" draw:text-style-name="P111" svg:x1="2.037cm" svg:y1="3.829cm" svg:x2="2.207cm" svg:y2="3.829cm"><text:p/></draw:line><draw:line draw:style-name="gr85" draw:text-style-name="P111" svg:x1="2.037cm" svg:y1="3.404cm" svg:x2="2.207cm" svg:y2="3.404cm"><text:p/></draw:line><draw:line draw:style-name="gr85" draw:text-style-name="P111" svg:x1="2.037cm" svg:y1="2.977cm" svg:x2="2.207cm" svg:y2="2.977cm"><text:p/></draw:line><draw:line draw:style-name="gr85" draw:text-style-name="P111" svg:x1="2.037cm" svg:y1="2.552cm" svg:x2="2.207cm" svg:y2="2.552cm"><text:p/></draw:line><draw:line draw:style-name="gr85" draw:text-style-name="P111" svg:x1="2.037cm" svg:y1="1.7cm" svg:x2="2.207cm" svg:y2="1.7cm"><text:p/></draw:line><draw:line draw:style-name="gr85" draw:text-style-name="P111" svg:x1="2.037cm" svg:y1="1.275cm" svg:x2="2.207cm" svg:y2="1.275cm"><text:p/></draw:line><draw:line draw:style-name="gr85" draw:text-style-name="P111" svg:x1="2.037cm" svg:y1="0.85cm" svg:x2="2.207cm" svg:y2="0.85cm"><text:p/></draw:line><draw:line draw:style-name="gr85" draw:text-style-name="P111" svg:x1="2.037cm" svg:y1="0.425cm" svg:x2="2.207cm" svg:y2="0.425cm"><text:p/></draw:line><draw:line draw:style-name="gr85" draw:text-style-name="P111" svg:x1="0.425cm" svg:y1="2.037cm" svg:x2="0.425cm" svg:y2="2.207cm"><text:p/></draw:line><draw:line draw:style-name="gr85" draw:text-style-name="P111" svg:x1="0.85cm" svg:y1="2.037cm" svg:x2="0.85cm" svg:y2="2.207cm"><text:p/></draw:line><draw:line draw:style-name="gr85" draw:text-style-name="P111" svg:x1="1.275cm" svg:y1="2.037cm" svg:x2="1.275cm" svg:y2="2.207cm"><text:p/></draw:line><draw:line draw:style-name="gr85" draw:text-style-name="P111" svg:x1="1.7cm" svg:y1="2.037cm" svg:x2="1.7cm" svg:y2="2.207cm"><text:p/></draw:line><draw:line draw:style-name="gr85" draw:text-style-name="P111" svg:x1="2.55cm" svg:y1="2.037cm" svg:x2="2.55cm" svg:y2="2.207cm"><text:p/></draw:line><draw:line draw:style-name="gr85" draw:text-style-name="P111" svg:x1="2.975cm" svg:y1="2.037cm" svg:x2="2.975cm" svg:y2="2.207cm"><text:p/></draw:line><draw:line draw:style-name="gr85" draw:text-style-name="P111" svg:x1="3.4cm" svg:y1="2.037cm" svg:x2="3.4cm" svg:y2="2.207cm"><text:p/></draw:line><draw:line draw:style-name="gr85" draw:text-style-name="P111" svg:x1="3.825cm" svg:y1="2.037cm" svg:x2="3.825cm" svg:y2="2.207cm"><text:p/></draw:line><draw:frame draw:style-name="gr86" draw:text-style-name="P112" svg:width="0.207cm" svg:height="0.417cm" svg:x="2.461cm" svg:y="2.224cm"><draw:text-box><text:p text:style-name="P102"><text:span text:style-name="T102">1</text:span></text:p></draw:text-box></draw:frame><draw:frame draw:style-name="gr86" draw:text-style-name="P112" svg:width="0.207cm" svg:height="0.417cm" svg:x="1.871cm" svg:y="2.177cm"><draw:text-box><text:p text:style-name="P102"><text:span text:style-name="T102">0</text:span></text:p></draw:text-box></draw:frame></draw:g><draw:frame draw:style-name="gr86" draw:text-style-name="P112" svg:width="0.207cm" svg:height="0.417cm" svg:x="1.794cm" svg:y="1.459cm"><draw:text-box><text:p text:style-name="P102"><text:span text:style-name="T102">1</text:span></text:p></draw:text-box></draw:frame></draw:g></text:p>
        <text:p text:style-name="P50"><text:span text:style-name="_5f_variable"><text:span text:style-name="T5">f</text:span></text:span><text:span text:style-name="_5f_variable"><text:span text:style-name="T10">4</text:span></text:span><text:span text:style-name="T11">(</text:span><text:span text:style-name="_5f_variable"><text:span text:style-name="T5">x</text:span></text:span><text:span text:style-name="T11">)</text:span><text:span text:style-name="T25"> </text:span><text:span text:style-name="T39">=</text:span><text:span text:style-name="T25"> </text:span><text:span text:style-name="T11"><draw:frame draw:style-name="fr4" draw:name="Objet13" text:anchor-type="as-char" svg:width="0.295cm" svg:height="0.873cm" draw:z-index="23"><draw:object xlink:href="./Object 1" xlink:type="simple" xlink:show="embed" xlink:actuate="onLoad"/><draw:image xlink:href="./ObjectReplacements/Object 1" xlink:type="simple" xlink:show="embed" xlink:actuate="onLoad"/><svg:desc>formule</svg:desc></draw:frame></text:span><text:span text:style-name="_5f_variable"><text:span text:style-name="T5">x</text:span></text:span></text:p>
        <text:p text:style-name="P42"><draw:g text:anchor-type="as-char" draw:z-index="24" draw:style-name="gr80"><draw:g draw:style-name="gr81"><draw:g draw:style-name="gr81"><draw:line draw:style-name="gr82" draw:text-style-name="P111" svg:x1="0cm" svg:y1="0cm" svg:x2="0cm" svg:y2="4.25cm"><text:p/></draw:line><draw:line draw:style-name="gr82" draw:text-style-name="P111" svg:x1="0.425cm" svg:y1="0cm" svg:x2="0.425cm" svg:y2="4.25cm"><text:p/></draw:line><draw:line draw:style-name="gr82" draw:text-style-name="P111" svg:x1="0.85cm" svg:y1="0cm" svg:x2="0.85cm" svg:y2="4.25cm"><text:p/></draw:line><draw:line draw:style-name="gr82" draw:text-style-name="P111" svg:x1="1.275cm" svg:y1="0cm" svg:x2="1.275cm" svg:y2="4.25cm"><text:p/></draw:line><draw:line draw:style-name="gr82" draw:text-style-name="P111" svg:x1="1.7cm" svg:y1="0cm" svg:x2="1.7cm" svg:y2="4.25cm"><text:p/></draw:line><draw:line draw:style-name="gr82" draw:text-style-name="P111" svg:x1="2.55cm" svg:y1="0cm" svg:x2="2.55cm" svg:y2="4.25cm"><text:p/></draw:line><draw:line draw:style-name="gr82" draw:text-style-name="P111" svg:x1="2.975cm" svg:y1="0cm" svg:x2="2.975cm" svg:y2="4.25cm"><text:p/></draw:line><draw:line draw:style-name="gr82" draw:text-style-name="P111" svg:x1="3.4cm" svg:y1="0cm" svg:x2="3.4cm" svg:y2="4.25cm"><text:p/></draw:line><draw:line draw:style-name="gr82" draw:text-style-name="P111" svg:x1="3.825cm" svg:y1="0cm" svg:x2="3.825cm" svg:y2="4.25cm"><text:p/></draw:line><draw:line draw:style-name="gr82" draw:text-style-name="P111" svg:x1="4.25cm" svg:y1="0cm" svg:x2="4.25cm" svg:y2="4.25cm"><text:p/></draw:line><draw:line draw:style-name="gr82" draw:text-style-name="P111" svg:x1="0cm" svg:y1="0cm" svg:x2="4.25cm" svg:y2="0cm"><text:p/></draw:line><draw:line draw:style-name="gr82" draw:text-style-name="P111" svg:x1="0cm" svg:y1="0.425cm" svg:x2="4.25cm" svg:y2="0.425cm"><text:p/></draw:line><draw:line draw:style-name="gr82" draw:text-style-name="P111" svg:x1="0cm" svg:y1="0.85cm" svg:x2="4.25cm" svg:y2="0.85cm"><text:p/></draw:line><draw:line draw:style-name="gr82" draw:text-style-name="P111" svg:x1="0cm" svg:y1="1.275cm" svg:x2="4.25cm" svg:y2="1.275cm"><text:p/></draw:line><draw:line draw:style-name="gr82" draw:text-style-name="P111" svg:x1="0cm" svg:y1="1.7cm" svg:x2="4.25cm" svg:y2="1.7cm"><text:p/></draw:line><draw:line draw:style-name="gr83" draw:text-style-name="P111" svg:x1="0cm" svg:y1="2.125cm" svg:x2="4.25cm" svg:y2="2.125cm"><text:p/></draw:line><draw:line draw:style-name="gr82" draw:text-style-name="P111" svg:x1="0cm" svg:y1="2.552cm" svg:x2="4.25cm" svg:y2="2.552cm"><text:p/></draw:line><draw:line draw:style-name="gr82" draw:text-style-name="P111" svg:x1="0cm" svg:y1="2.977cm" svg:x2="4.25cm" svg:y2="2.977cm"><text:p/></draw:line><draw:line draw:style-name="gr82" draw:text-style-name="P111" svg:x1="0cm" svg:y1="3.404cm" svg:x2="4.25cm" svg:y2="3.404cm"><text:p/></draw:line><draw:line draw:style-name="gr82" draw:text-style-name="P111" svg:x1="0cm" svg:y1="3.829cm" svg:x2="4.25cm" svg:y2="3.829cm"><text:p/></draw:line><draw:line draw:style-name="gr82" draw:text-style-name="P111" svg:x1="0cm" svg:y1="4.25cm" svg:x2="4.25cm" svg:y2="4.25cm"><text:p/></draw:line><draw:line draw:style-name="gr84" draw:text-style-name="P111" svg:x1="2.125cm" svg:y1="0cm" svg:x2="2.125cm" svg:y2="4.25cm"><text:p/></draw:line></draw:g><draw:line draw:style-name="gr85" draw:text-style-name="P111" svg:x1="2.037cm" svg:y1="3.829cm" svg:x2="2.207cm" svg:y2="3.829cm"><text:p/></draw:line><draw:line draw:style-name="gr85" draw:text-style-name="P111" svg:x1="2.037cm" svg:y1="3.404cm" svg:x2="2.207cm" svg:y2="3.404cm"><text:p/></draw:line><draw:line draw:style-name="gr85" draw:text-style-name="P111" svg:x1="2.037cm" svg:y1="2.977cm" svg:x2="2.207cm" svg:y2="2.977cm"><text:p/></draw:line><draw:line draw:style-name="gr85" draw:text-style-name="P111" svg:x1="2.037cm" svg:y1="2.552cm" svg:x2="2.207cm" svg:y2="2.552cm"><text:p/></draw:line><draw:line draw:style-name="gr85" draw:text-style-name="P111" svg:x1="2.037cm" svg:y1="1.7cm" svg:x2="2.207cm" svg:y2="1.7cm"><text:p/></draw:line><draw:line draw:style-name="gr85" draw:text-style-name="P111" svg:x1="2.037cm" svg:y1="1.275cm" svg:x2="2.207cm" svg:y2="1.275cm"><text:p/></draw:line><draw:line draw:style-name="gr85" draw:text-style-name="P111" svg:x1="2.037cm" svg:y1="0.85cm" svg:x2="2.207cm" svg:y2="0.85cm"><text:p/></draw:line><draw:line draw:style-name="gr85" draw:text-style-name="P111" svg:x1="2.037cm" svg:y1="0.425cm" svg:x2="2.207cm" svg:y2="0.425cm"><text:p/></draw:line><draw:line draw:style-name="gr85" draw:text-style-name="P111" svg:x1="0.425cm" svg:y1="2.037cm" svg:x2="0.425cm" svg:y2="2.207cm"><text:p/></draw:line><draw:line draw:style-name="gr85" draw:text-style-name="P111" svg:x1="0.85cm" svg:y1="2.037cm" svg:x2="0.85cm" svg:y2="2.207cm"><text:p/></draw:line><draw:line draw:style-name="gr85" draw:text-style-name="P111" svg:x1="1.275cm" svg:y1="2.037cm" svg:x2="1.275cm" svg:y2="2.207cm"><text:p/></draw:line><draw:line draw:style-name="gr85" draw:text-style-name="P111" svg:x1="1.7cm" svg:y1="2.037cm" svg:x2="1.7cm" svg:y2="2.207cm"><text:p/></draw:line><draw:line draw:style-name="gr85" draw:text-style-name="P111" svg:x1="2.55cm" svg:y1="2.037cm" svg:x2="2.55cm" svg:y2="2.207cm"><text:p/></draw:line><draw:line draw:style-name="gr85" draw:text-style-name="P111" svg:x1="2.975cm" svg:y1="2.037cm" svg:x2="2.975cm" svg:y2="2.207cm"><text:p/></draw:line><draw:line draw:style-name="gr85" draw:text-style-name="P111" svg:x1="3.4cm" svg:y1="2.037cm" svg:x2="3.4cm" svg:y2="2.207cm"><text:p/></draw:line><draw:line draw:style-name="gr85" draw:text-style-name="P111" svg:x1="3.825cm" svg:y1="2.037cm" svg:x2="3.825cm" svg:y2="2.207cm"><text:p/></draw:line><draw:frame draw:style-name="gr86" draw:text-style-name="P112" svg:width="0.207cm" svg:height="0.417cm" svg:x="2.461cm" svg:y="2.224cm"><draw:text-box><text:p text:style-name="P102"><text:span text:style-name="T102">1</text:span></text:p></draw:text-box></draw:frame><draw:frame draw:style-name="gr86" draw:text-style-name="P112" svg:width="0.207cm" svg:height="0.417cm" svg:x="1.871cm" svg:y="2.177cm"><draw:text-box><text:p text:style-name="P102"><text:span text:style-name="T102">0</text:span></text:p></draw:text-box></draw:frame></draw:g><draw:frame draw:style-name="gr86" draw:text-style-name="P112" svg:width="0.207cm" svg:height="0.417cm" svg:x="1.794cm" svg:y="1.459cm"><draw:text-box><text:p text:style-name="P102"><text:span text:style-name="T102">1</text:span></text:p></draw:text-box></draw:frame></draw:g></text:p>
      </text:section>
      <text:list xml:id="list142702511117352" text:continue-list="list142700737660718" text:style-name="Num_5f_Exo">
        <text:list-item>
          <text:h text:style-name="P63" text:outline-level="1"><text:span text:style-name="T11"> Soit la fonction </text:span><text:span text:style-name="_5f_variable"><text:span text:style-name="T6">g</text:span></text:span><text:span text:style-name="T11"> : </text:span><text:span text:style-name="_5f_variable"><text:span text:style-name="T6">x</text:span></text:span><text:span text:style-name="T11"> </text:span><text:span text:style-name="T11"><draw:g text:anchor-type="as-char" svg:y="-0.21cm" draw:z-index="19" draw:style-name="gr89"><draw:line draw:style-name="gr90" draw:text-style-name="P115" svg:x1="0cm" svg:y1="-0.001cm" svg:x2="0cm" svg:y2="0.165cm"><text:p/></draw:line><draw:line draw:style-name="gr90" draw:text-style-name="P115" svg:x1="0cm" svg:y1="0.082cm" svg:x2="0.529cm" svg:y2="0.082cm"><text:p/></draw:line><draw:line draw:style-name="gr90" draw:text-style-name="P115" svg:x1="0.529cm" svg:y1="0.082cm" svg:x2="0.439cm" svg:y2="-0.001cm"><text:p/></draw:line><draw:line draw:style-name="gr90" draw:text-style-name="P115" svg:x1="0.529cm" svg:y1="0.082cm" svg:x2="0.439cm" svg:y2="0.165cm"><text:p/></draw:line></draw:g></text:span><text:span text:style-name="T11"> 2</text:span><text:span text:style-name="_5f_variable"><text:span text:style-name="T6">x</text:span></text:span><text:span text:style-name="_5f_variable"><text:span text:style-name="T35"> </text:span></text:span><text:span text:style-name="_5f_variable"><text:span text:style-name="T44">─</text:span></text:span><text:span text:style-name="_5f_variable"><text:span text:style-name="T35"> </text:span></text:span><text:span text:style-name="_5f_variable"><text:span text:style-name="T26">1</text:span></text:span><text:span text:style-name="T76">.</text:span></text:h>
        </text:list-item>
      </text:list>
      <text:list xml:id="list142701327786314" text:continue-list="list142700609870320" text:style-name="liste_5f_abc">
        <text:list-item text:start-value="1">
          <text:p text:style-name="P87"><text:span text:style-name="T92">Quelle est la nature de sa représentation graphique ? Justifie. </text:span></text:p>
        </text:list-item>
      </text:list>
      <text:p text:style-name="P54"><text:span text:style-name="_5f_pointillés_20_gris"><text:span text:style-name="T86"><text:tab/></text:span></text:span></text:p>
      <text:p text:style-name="P54"><text:span text:style-name="_5f_pointillés_20_gris"><text:span text:style-name="T86"><text:tab/></text:span></text:span></text:p>
      <text:list xml:id="list142702188957979" text:continue-numbering="true" text:style-name="liste_5f_abc">
        <text:list-item>
          <text:p text:style-name="P91">Complète le tableau suivant.</text:p>
        </text:list-item>
      </text:list>
      <table:table table:name="Tableau7" table:style-name="Tableau7">
        <table:table-column table:style-name="Tableau7.A" table:number-columns-repeated="3"/>
        <table:table-row table:style-name="Tableau7.1">
          <table:table-cell table:style-name="Tableau7.A1" office:value-type="string">
            <text:p text:style-name="P32"><text:span text:style-name="_5f_variable"><text:span text:style-name="T77">x</text:span></text:span></text:p>
          </table:table-cell>
          <table:table-cell table:style-name="Tableau7.B1" office:value-type="string">
            <text:p text:style-name="P38">0</text:p>
          </table:table-cell>
          <table:table-cell table:style-name="Tableau7.C1" office:value-type="string">
            <text:p text:style-name="P38">1</text:p>
          </table:table-cell>
        </table:table-row>
        <table:table-row table:style-name="Tableau7.1">
          <table:table-cell table:style-name="Tableau7.A2" office:value-type="string">
            <text:p text:style-name="P37"><text:span text:style-name="_5f_variable"><text:span text:style-name="T77">g</text:span></text:span><text:span text:style-name="T88">(</text:span><text:span text:style-name="_5f_variable"><text:span text:style-name="T77">x</text:span></text:span><text:span text:style-name="T88">)</text:span></text:p>
          </table:table-cell>
          <table:table-cell table:style-name="Tableau7.B2" office:value-type="string">
            <text:p text:style-name="P38"/>
          </table:table-cell>
          <table:table-cell table:style-name="Tableau7.C2" office:value-type="string">
            <text:p text:style-name="P38"/>
          </table:table-cell>
        </table:table-row>
      </table:table>
      <text:list xml:id="list142702237807044" text:continue-numbering="true" text:style-name="liste_5f_abc">
        <text:list-item>
          <text:p text:style-name="P92">Déduis-en les coordonnées de deux points appartenant à cette représentation graphique.</text:p>
        </text:list-item>
      </text:list>
      <text:p text:style-name="P53"><text:span text:style-name="_5f_pointillés_20_gris"><text:span text:style-name="T83"><text:tab/></text:span></text:span></text:p>
      <text:list xml:id="list142701576693814" text:continue-numbering="true" text:style-name="liste_5f_abc">
        <text:list-item>
          <text:p text:style-name="P93">Trace la représentation graphique de la fonction <text:span text:style-name="_5f_variable"><text:span text:style-name="T4">g</text:span></text:span> dans le repère ci-dessous.</text:p>
        </text:list-item>
      </text:list>
      <text:p text:style-name="P22"><draw:g text:anchor-type="as-char" draw:z-index="20" draw:style-name="gr80"><draw:g draw:style-name="gr81"><draw:g draw:style-name="gr81"><draw:line draw:style-name="gr82" draw:text-style-name="P111" svg:x1="0cm" svg:y1="0cm" svg:x2="0cm" svg:y2="8.999cm"><text:p/></draw:line><draw:line draw:style-name="gr82" draw:text-style-name="P111" svg:x1="0.9cm" svg:y1="0cm" svg:x2="0.9cm" svg:y2="8.999cm"><text:p/></draw:line><draw:line draw:style-name="gr82" draw:text-style-name="P111" svg:x1="1.8cm" svg:y1="0cm" svg:x2="1.8cm" svg:y2="8.999cm"><text:p/></draw:line><draw:line draw:style-name="gr82" draw:text-style-name="P111" svg:x1="2.699cm" svg:y1="0cm" svg:x2="2.699cm" svg:y2="8.999cm"><text:p/></draw:line><draw:line draw:style-name="gr82" draw:text-style-name="P111" svg:x1="3.599cm" svg:y1="0cm" svg:x2="3.599cm" svg:y2="8.999cm"><text:p/></draw:line><draw:line draw:style-name="gr82" draw:text-style-name="P111" svg:x1="5.4cm" svg:y1="0cm" svg:x2="5.4cm" svg:y2="8.999cm"><text:p/></draw:line><draw:line draw:style-name="gr82" draw:text-style-name="P111" svg:x1="6.3cm" svg:y1="0cm" svg:x2="6.3cm" svg:y2="8.999cm"><text:p/></draw:line><draw:line draw:style-name="gr82" draw:text-style-name="P111" svg:x1="7.2cm" svg:y1="0cm" svg:x2="7.2cm" svg:y2="8.999cm"><text:p/></draw:line><draw:line draw:style-name="gr82" draw:text-style-name="P111" svg:x1="8.099cm" svg:y1="0cm" svg:x2="8.099cm" svg:y2="8.999cm"><text:p/></draw:line><draw:line draw:style-name="gr82" draw:text-style-name="P111" svg:x1="8.999cm" svg:y1="0cm" svg:x2="8.999cm" svg:y2="8.999cm"><text:p/></draw:line><draw:line draw:style-name="gr82" draw:text-style-name="P111" svg:x1="0cm" svg:y1="0cm" svg:x2="8.999cm" svg:y2="0cm"><text:p/></draw:line><draw:line draw:style-name="gr82" draw:text-style-name="P111" svg:x1="0cm" svg:y1="0.9cm" svg:x2="8.999cm" svg:y2="0.9cm"><text:p/></draw:line><draw:line draw:style-name="gr82" draw:text-style-name="P111" svg:x1="0cm" svg:y1="1.8cm" svg:x2="8.999cm" svg:y2="1.8cm"><text:p/></draw:line><draw:line draw:style-name="gr82" draw:text-style-name="P111" svg:x1="0cm" svg:y1="2.701cm" svg:x2="8.999cm" svg:y2="2.701cm"><text:p/></draw:line><draw:line draw:style-name="gr82" draw:text-style-name="P111" svg:x1="0cm" svg:y1="3.6cm" svg:x2="8.999cm" svg:y2="3.6cm"><text:p/></draw:line><draw:line draw:style-name="gr91" draw:text-style-name="P111" svg:x1="0cm" svg:y1="4.5cm" svg:x2="8.999cm" svg:y2="4.5cm"><text:p/></draw:line><draw:line draw:style-name="gr82" draw:text-style-name="P111" svg:x1="0cm" svg:y1="5.398cm" svg:x2="8.999cm" svg:y2="5.398cm"><text:p/></draw:line><draw:line draw:style-name="gr82" draw:text-style-name="P111" svg:x1="0cm" svg:y1="6.301cm" svg:x2="8.999cm" svg:y2="6.301cm"><text:p/></draw:line><draw:line draw:style-name="gr82" draw:text-style-name="P111" svg:x1="0cm" svg:y1="7.197cm" svg:x2="8.999cm" svg:y2="7.197cm"><text:p/></draw:line><draw:line draw:style-name="gr82" draw:text-style-name="P111" svg:x1="0cm" svg:y1="8.102cm" svg:x2="8.999cm" svg:y2="8.102cm"><text:p/></draw:line><draw:line draw:style-name="gr82" draw:text-style-name="P111" svg:x1="0cm" svg:y1="8.998cm" svg:x2="8.999cm" svg:y2="8.998cm"><text:p/></draw:line><draw:line draw:style-name="gr92" draw:text-style-name="P111" svg:x1="4.5cm" svg:y1="0cm" svg:x2="4.5cm" svg:y2="8.999cm"><text:p/></draw:line></draw:g><draw:line draw:style-name="gr85" draw:text-style-name="P111" svg:x1="4.393cm" svg:y1="8.102cm" svg:x2="4.593cm" svg:y2="8.102cm"><text:p/></draw:line><draw:line draw:style-name="gr85" draw:text-style-name="P111" svg:x1="4.393cm" svg:y1="7.197cm" svg:x2="4.593cm" svg:y2="7.197cm"><text:p/></draw:line><draw:line draw:style-name="gr85" draw:text-style-name="P111" svg:x1="4.393cm" svg:y1="6.301cm" svg:x2="4.593cm" svg:y2="6.301cm"><text:p/></draw:line><draw:line draw:style-name="gr85" draw:text-style-name="P111" svg:x1="4.393cm" svg:y1="5.398cm" svg:x2="4.593cm" svg:y2="5.398cm"><text:p/></draw:line><draw:line draw:style-name="gr85" draw:text-style-name="P111" svg:x1="4.393cm" svg:y1="3.6cm" svg:x2="4.593cm" svg:y2="3.6cm"><text:p/></draw:line><draw:line draw:style-name="gr85" draw:text-style-name="P111" svg:x1="4.393cm" svg:y1="2.701cm" svg:x2="4.593cm" svg:y2="2.701cm"><text:p/></draw:line><draw:line draw:style-name="gr85" draw:text-style-name="P111" svg:x1="4.393cm" svg:y1="1.8cm" svg:x2="4.593cm" svg:y2="1.8cm"><text:p/></draw:line><draw:line draw:style-name="gr85" draw:text-style-name="P111" svg:x1="4.393cm" svg:y1="0.9cm" svg:x2="4.593cm" svg:y2="0.9cm"><text:p/></draw:line><draw:line draw:style-name="gr85" draw:text-style-name="P111" svg:x1="0.9cm" svg:y1="4.396cm" svg:x2="0.9cm" svg:y2="4.596cm"><text:p/></draw:line><draw:line draw:style-name="gr85" draw:text-style-name="P111" svg:x1="2.699cm" svg:y1="4.396cm" svg:x2="2.699cm" svg:y2="4.596cm"><text:p/></draw:line><draw:line draw:style-name="gr85" draw:text-style-name="P111" svg:x1="6.299cm" svg:y1="4.396cm" svg:x2="6.299cm" svg:y2="4.596cm"><text:p/></draw:line><draw:line draw:style-name="gr85" draw:text-style-name="P111" svg:x1="8.098cm" svg:y1="4.396cm" svg:x2="8.098cm" svg:y2="4.596cm"><text:p/></draw:line><draw:frame draw:style-name="gr93" draw:text-style-name="P116" svg:width="0.456cm" svg:height="0.879cm" svg:x="6.191cm" svg:y="4.711cm"><draw:text-box><text:p text:style-name="P102"><text:span text:style-name="T104">1</text:span></text:p></draw:text-box></draw:frame><draw:frame draw:style-name="gr94" draw:text-style-name="P116" svg:width="0.456cm" svg:height="0.883cm" svg:x="4.157cm" svg:y="4.607cm"><draw:text-box><text:p text:style-name="P102"><text:span text:style-name="T104">0</text:span></text:p></draw:text-box></draw:frame></draw:g><draw:frame draw:style-name="gr95" draw:text-style-name="P116" svg:width="0.454cm" svg:height="0.879cm" svg:x="4.046cm" svg:y="3.304cm"><draw:text-box><text:p text:style-name="P102"><text:span text:style-name="T104">1</text:span></text:p></draw:text-box></draw:frame></draw:g></text:p>
      <text:list xml:id="list142701625074692" text:continue-numbering="true" text:style-name="liste_5f_abc">
        <text:list-item>
          <text:p text:style-name="P94">Par lecture graphique, complète le tableau de valeurs suivant.</text:p>
        </text:list-item>
      </text:list>
      <table:table table:name="Tableau11" table:style-name="Tableau11">
        <table:table-column table:style-name="Tableau11.A"/>
        <table:table-column table:style-name="Tableau11.B"/>
        <table:table-column table:style-name="Tableau11.A"/>
        <table:table-column table:style-name="Tableau11.B"/>
        <table:table-column table:style-name="Tableau11.A"/>
        <table:table-column table:style-name="Tableau11.F"/>
        <table:table-row table:style-name="Tableau11.1">
          <table:table-cell table:style-name="Tableau11.A1" office:value-type="string">
            <text:p text:style-name="P32"><text:span text:style-name="_5f_variable"><text:span text:style-name="T77">x</text:span></text:span></text:p>
          </table:table-cell>
          <table:table-cell table:style-name="Tableau11.D1" office:value-type="string">
            <text:p text:style-name="P35"><text:span text:style-name="T39">─</text:span><text:span text:style-name="T25">2</text:span></text:p>
          </table:table-cell>
          <table:table-cell table:style-name="Tableau11.E1" office:value-type="string">
            <text:p text:style-name="P35"><text:span text:style-name="T39">─</text:span><text:span text:style-name="T25">1</text:span></text:p>
          </table:table-cell>
          <table:table-cell table:style-name="Tableau11.D1" office:value-type="string">
            <text:p text:style-name="P40">0,5</text:p>
          </table:table-cell>
          <table:table-cell table:style-name="Tableau11.E1" office:value-type="string">
            <text:p text:style-name="P40"/>
          </table:table-cell>
          <table:table-cell table:style-name="Tableau11.F1" office:value-type="string">
            <text:p text:style-name="P40"/>
          </table:table-cell>
        </table:table-row>
        <table:table-row table:style-name="Tableau11.1">
          <table:table-cell table:style-name="Tableau11.A2" office:value-type="string">
            <text:p text:style-name="P37"><text:span text:style-name="_5f_variable"><text:span text:style-name="T77">g</text:span></text:span><text:span text:style-name="T88">(</text:span><text:span text:style-name="_5f_variable"><text:span text:style-name="T77">x</text:span></text:span><text:span text:style-name="T88">)</text:span></text:p>
          </table:table-cell>
          <table:table-cell table:style-name="Tableau11.D2" office:value-type="string">
            <text:p text:style-name="P40"/>
          </table:table-cell>
          <table:table-cell table:style-name="Tableau11.E2" office:value-type="string">
            <text:p text:style-name="P40"/>
          </table:table-cell>
          <table:table-cell table:style-name="Tableau11.D2" office:value-type="string">
            <text:p text:style-name="P40"/>
          </table:table-cell>
          <table:table-cell table:style-name="Tableau11.E2" office:value-type="string">
            <text:p text:style-name="P40">2</text:p>
          </table:table-cell>
          <table:table-cell table:style-name="Tableau11.F2" office:value-type="string">
            <text:p text:style-name="P40">3</text:p>
          </table:table-cell>
        </table:table-row>
      </table:table>
      <text:list xml:id="list142701922173356" text:continue-numbering="true" text:style-name="liste_5f_abc">
        <text:list-item>
          <text:p text:style-name="P83"><text:tab/>Quelle est l’image de 2 par <text:span text:style-name="_5f_variable"><text:span text:style-name="T4">g</text:span></text:span> ? <text:span text:style-name="_5f_pointillés_20_gris"><text:tab/></text:span></text:p>
        </text:list-item>
        <text:list-item>
          <text:p text:style-name="P82"><text:tab/>Quel nombre a pour image 2 par <text:span text:style-name="_5f_variable"><text:span text:style-name="T4">g</text:span></text:span> ? <text:span text:style-name="_5f_pointillés_20_gris"><text:tab/></text:span></text:p>
        </text:list-item>
        <text:list-item>
          <text:p text:style-name="P82"><text:span text:style-name="_5f_pointillés_20_gris"><text:span text:style-name="T49"><text:tab/>Quelle est l’image de 0,5 par </text:span></text:span><text:span text:style-name="_5f_variable"><text:span text:style-name="T52">g</text:span></text:span><text:span text:style-name="_5f_pointillés_20_gris"><text:span text:style-name="T49"> ? </text:span></text:span><text:span text:style-name="_5f_pointillés_20_gris"><text:tab/></text:span></text:p>
        </text:list-item>
        <text:list-item>
          <text:p text:style-name="P82"><text:span text:style-name="_5f_pointillés_20_gris"><text:span text:style-name="T49"><text:tab/>Quel est l’antécédent de </text:span></text:span><text:span text:style-name="_5f_pointillés_20_gris"><text:span text:style-name="T55">─</text:span></text:span><text:span text:style-name="_5f_pointillés_20_gris"><text:span text:style-name="T56">3</text:span></text:span><text:span text:style-name="_5f_pointillés_20_gris"><text:span text:style-name="T58"> par </text:span></text:span><text:span text:style-name="_5f_variable"><text:span text:style-name="T54">g</text:span></text:span><text:span text:style-name="_5f_pointillés_20_gris"><text:span text:style-name="T58"> ? </text:span></text:span><text:span text:style-name="_5f_pointillés_20_gris"><text:span text:style-name="T47"><text:tab/></text:span></text:span></text:p>
        </text:list-item>
      </text:list>
      <text:section text:style-name="Sect2" text:name="Section4">
        <text:list xml:id="list142701808727838" text:continue-numbering="true" text:style-name="liste_5f_abc">
          <text:list-item>
            <text:p text:style-name="P80"><text:span text:style-name="_5f_pointillés_20_gris"><text:span text:style-name="T54"><text:tab/></text:span></text:span><text:span text:style-name="_5f_variable"><text:span text:style-name="T54">g</text:span></text:span><text:span text:style-name="_5f_pointillés_20_gris"><text:span text:style-name="T59">(</text:span></text:span><text:span text:style-name="_5f_pointillés_20_gris"><text:span text:style-name="T55">─</text:span></text:span><text:span text:style-name="_5f_pointillés_20_gris"><text:span text:style-name="T56">1,5</text:span></text:span><text:span text:style-name="_5f_pointillés_20_gris"><text:span text:style-name="T59">)</text:span></text:span><text:span text:style-name="_5f_pointillés_20_gris"><text:span text:style-name="T56"> </text:span></text:span><text:span text:style-name="_5f_pointillés_20_gris"><text:span text:style-name="T55">=</text:span></text:span><text:span text:style-name="_5f_pointillés_20_gris"><text:span text:style-name="T56"> </text:span></text:span><text:span text:style-name="_5f_pointillés_20_gris"><text:span text:style-name="T47">…......</text:span></text:span></text:p>
          </text:list-item>
          <text:list-item>
            <text:p text:style-name="P80"><text:span text:style-name="_5f_variable"><text:span text:style-name="T54"><text:tab/>g</text:span></text:span><text:span text:style-name="_5f_pointillés_20_gris"><text:span text:style-name="T59">(</text:span></text:span><text:span text:style-name="_5f_pointillés_20_gris"><text:span text:style-name="T57">2,5</text:span></text:span><text:span text:style-name="_5f_pointillés_20_gris"><text:span text:style-name="T59">)</text:span></text:span><text:span text:style-name="_5f_pointillés_20_gris"><text:span text:style-name="T56"> </text:span></text:span><text:span text:style-name="_5f_pointillés_20_gris"><text:span text:style-name="T55">=</text:span></text:span><text:span text:style-name="_5f_pointillés_20_gris"><text:span text:style-name="T56"> </text:span></text:span><text:span text:style-name="_5f_pointillés_20_gris"><text:span text:style-name="T47">…......</text:span></text:span></text:p>
          </text:list-item>
          <text:list-item>
            <text:p text:style-name="P81"><text:span text:style-name="_5f_variable"><text:span text:style-name="T54"><text:tab/>g</text:span></text:span><text:span text:style-name="_5f_pointillés_20_gris"><text:span text:style-name="T59">(</text:span></text:span><text:span text:style-name="_5f_pointillés_20_gris"><text:span text:style-name="T47">….....</text:span></text:span><text:span text:style-name="_5f_pointillés_20_gris"><text:span text:style-name="T59">)</text:span></text:span><text:span text:style-name="_5f_pointillés_20_gris"><text:span text:style-name="T56"> </text:span></text:span><text:span text:style-name="_5f_pointillés_20_gris"><text:span text:style-name="T55">=</text:span></text:span><text:span text:style-name="_5f_pointillés_20_gris"><text:span text:style-name="T56"> 1</text:span></text:span></text:p>
          </text:list-item>
          <text:list-item>
            <text:p text:style-name="P81"><text:span text:style-name="_5f_variable"><text:span text:style-name="T54">g</text:span></text:span><text:span text:style-name="_5f_pointillés_20_gris"><text:span text:style-name="T59">(</text:span></text:span><text:span text:style-name="_5f_pointillés_20_gris"><text:span text:style-name="T47">…........</text:span></text:span><text:span text:style-name="_5f_pointillés_20_gris"><text:span text:style-name="T59">)</text:span></text:span><text:span text:style-name="_5f_pointillés_20_gris"><text:span text:style-name="T56"> </text:span></text:span><text:span text:style-name="_5f_pointillés_20_gris"><text:span text:style-name="T55">=</text:span></text:span><text:span text:style-name="_5f_pointillés_20_gris"><text:span text:style-name="T56"> </text:span></text:span><text:span text:style-name="_5f_pointillés_20_gris"><text:span text:style-name="T55">─</text:span></text:span><text:span text:style-name="_5f_pointillés_20_gris"><text:span text:style-name="T56">1,5</text:span></text:span></text:p>
          </text:list-item>
        </text:list>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1" svg:font-family="OpenSymbol" style:font-pitch="variable" style:font-charset="x-symbol"/>
    <style:font-face style:name="OpenSymbol4" svg:font-family="OpenSymbol" style:font-adornments="Gras" style:font-pitch="variable" style:font-charset="x-symbol"/>
    <style:font-face style:name="OpenSymbol3" svg:font-family="OpenSymbol" style:font-adornments="Normal" style:font-pitch="variable" style:font-charset="x-symbol"/>
    <style:font-face style:name="OpenSymbol" svg:font-family="OpenSymbol" style:font-adornments="Oblique" style:font-pitch="variable" style:font-charset="x-symbol"/>
    <style:font-face style:name="Times New Roman4" svg:font-family="'Times New Roman'" style:font-pitch="variable" style:font-charset="x-symbol"/>
    <style:font-face style:name="Times New Roman3" svg:font-family="'Times New Roman'" style:font-family-generic="roman"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6" svg:font-family="'Bitstream Vera Sans'" style:font-pitch="variable"/>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lbany" svg:font-family="Albany" style:font-family-generic="roman" style:font-pitch="variable"/>
    <style:font-face style:name="Arial1" svg:font-family="Arial" style:font-family-generic="roman" style:font-pitch="variable"/>
    <style:font-face style:name="Bitstream Charter" svg:font-family="'Bitstream Charter'" style:font-family-generic="roman" style:font-pitch="variable"/>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OpenSymbol2" svg:font-family="OpenSymbol" style:font-adornments="Roman"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DejaVuSans" svg:font-family="DejaVu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ound" draw:dots1="1" draw:dots1-length="0.003cm" draw:dots2="2" draw:distance="0.023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ound" draw:dots1="1" draw:dots1-length="0.003cm" draw:dots2="2" draw:distance="0.023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ound" draw:dots1="1" draw:dots1-length="0.003cm" draw:dots2="2" draw:distance="0.023cm"/>
    <draw:stroke-dash draw:name="Dashed_20__28_var_29__20_66" draw:display-name="Dashed (var) 66" draw:style="round" draw:dots1="1" draw:dots1-length="0.003cm" draw:dots2="2" draw:distance="0.023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ound" draw:dots1="1" draw:dots1-length="0.003cm" draw:dots2="2" draw:distance="0.023cm"/>
    <draw:stroke-dash draw:name="Dashed_20__28_var_29__20_6737" draw:display-name="Dashed (var) 6737" draw:style="round" draw:dots1="1" draw:dots1-length="0.003cm" draw:dots2="2" draw:distance="0.023cm"/>
    <draw:stroke-dash draw:name="Dashed_20__28_var_29__20_6738" draw:display-name="Dashed (var) 6738" draw:style="round" draw:dots1="1" draw:dots1-length="0.003cm" draw:dots2="2" draw:distance="0.023cm"/>
    <draw:stroke-dash draw:name="Dashed_20__28_var_29__20_6739" draw:display-name="Dashed (var) 6739" draw:style="round" draw:dots1="1" draw:dots1-length="0.003cm" draw:dots2="2" draw:distance="0.023cm"/>
    <draw:stroke-dash draw:name="Dashed_20__28_var_29__20_6740" draw:display-name="Dashed (var) 6740" draw:style="round" draw:dots1="1" draw:dots1-length="0.003cm" draw:dots2="2" draw:distance="0.023cm"/>
    <draw:stroke-dash draw:name="Dashed_20__28_var_29__20_6741" draw:display-name="Dashed (var) 6741" draw:style="round" draw:dots1="1" draw:dots1-length="0.003cm" draw:dots2="2" draw:distance="0.023cm"/>
    <draw:stroke-dash draw:name="Dashed_20__28_var_29__20_6742" draw:display-name="Dashed (var) 6742" draw:style="round" draw:dots1="1" draw:dots1-length="0.003cm" draw:dots2="2" draw:distance="0.023cm"/>
    <draw:stroke-dash draw:name="Dashed_20__28_var_29__20_6743" draw:display-name="Dashed (var) 6743" draw:style="round" draw:dots1="1" draw:dots1-length="0.003cm" draw:dots2="2" draw:distance="0.023cm"/>
    <draw:stroke-dash draw:name="Dashed_20__28_var_29__20_6744" draw:display-name="Dashed (var) 6744" draw:style="round" draw:dots1="1" draw:dots1-length="0.003cm" draw:dots2="2" draw:distance="0.023cm"/>
    <draw:stroke-dash draw:name="Dashed_20__28_var_29__20_6745" draw:display-name="Dashed (var) 6745" draw:style="round" draw:dots1="1" draw:dots1-length="0.003cm" draw:dots2="2" draw:distance="0.023cm"/>
    <draw:stroke-dash draw:name="Dashed_20__28_var_29__20_6746" draw:display-name="Dashed (var) 6746" draw:style="round" draw:dots1="1" draw:dots1-length="0.003cm" draw:dots2="2" draw:distance="0.023cm"/>
    <draw:stroke-dash draw:name="Dashed_20__28_var_29__20_6747" draw:display-name="Dashed (var) 6747" draw:style="round" draw:dots1="1" draw:dots1-length="0.003cm" draw:dots2="2" draw:distance="0.023cm"/>
    <draw:stroke-dash draw:name="Dashed_20__28_var_29__20_6748" draw:display-name="Dashed (var) 6748" draw:style="round" draw:dots1="1" draw:dots1-length="0.003cm" draw:dots2="2" draw:distance="0.023cm"/>
    <draw:stroke-dash draw:name="Dashed_20__28_var_29__20_6749" draw:display-name="Dashed (var) 6749" draw:style="round" draw:dots1="1" draw:dots1-length="0.003cm" draw:dots2="2" draw:distance="0.023cm"/>
    <draw:stroke-dash draw:name="Dashed_20__28_var_29__20_6750" draw:display-name="Dashed (var) 6750" draw:style="round" draw:dots1="1" draw:dots1-length="0.003cm" draw:dots2="2" draw:distance="0.023cm"/>
    <draw:stroke-dash draw:name="Dashed_20__28_var_29__20_6751" draw:display-name="Dashed (var) 6751" draw:style="round" draw:dots1="1" draw:dots1-length="0.003cm" draw:dots2="2" draw:distance="0.023cm"/>
    <draw:stroke-dash draw:name="Dashed_20__28_var_29__20_6752" draw:display-name="Dashed (var) 6752" draw:style="round" draw:dots1="1" draw:dots1-length="0.003cm" draw:dots2="2" draw:distance="0.023cm"/>
    <draw:stroke-dash draw:name="Dashed_20__28_var_29__20_6753" draw:display-name="Dashed (var) 6753" draw:style="round" draw:dots1="1" draw:dots1-length="0.003cm" draw:dots2="2" draw:distance="0.023cm"/>
    <draw:stroke-dash draw:name="Dashed_20__28_var_29__20_6754" draw:display-name="Dashed (var) 6754" draw:style="round" draw:dots1="1" draw:dots1-length="0.003cm" draw:dots2="2" draw:distance="0.023cm"/>
    <draw:stroke-dash draw:name="Dashed_20__28_var_29__20_6755" draw:display-name="Dashed (var) 6755" draw:style="round" draw:dots1="1" draw:dots1-length="0.003cm" draw:dots2="2" draw:distance="0.023cm"/>
    <draw:stroke-dash draw:name="Dashed_20__28_var_29__20_6756" draw:display-name="Dashed (var) 6756" draw:style="round" draw:dots1="1" draw:dots1-length="0.003cm" draw:dots2="2" draw:distance="0.023cm"/>
    <draw:stroke-dash draw:name="Dashed_20__28_var_29__20_6757" draw:display-name="Dashed (var) 6757" draw:style="round" draw:dots1="1" draw:dots1-length="0.003cm" draw:dots2="2" draw:distance="0.023cm"/>
    <draw:stroke-dash draw:name="Dashed_20__28_var_29__20_6758" draw:display-name="Dashed (var) 6758" draw:style="round" draw:dots1="1" draw:dots1-length="0.003cm" draw:dots2="2" draw:distance="0.023cm"/>
    <draw:stroke-dash draw:name="Dashed_20__28_var_29__20_6759" draw:display-name="Dashed (var) 6759" draw:style="round" draw:dots1="1" draw:dots1-length="0.003cm" draw:dots2="2" draw:distance="0.023cm"/>
    <draw:stroke-dash draw:name="Dashed_20__28_var_29__20_6760" draw:display-name="Dashed (var) 6760" draw:style="round" draw:dots1="1" draw:dots1-length="0.003cm" draw:dots2="2" draw:distance="0.023cm"/>
    <draw:stroke-dash draw:name="Dashed_20__28_var_29__20_6761" draw:display-name="Dashed (var) 6761" draw:style="round" draw:dots1="1" draw:dots1-length="0.003cm" draw:dots2="2" draw:distance="0.023cm"/>
    <draw:stroke-dash draw:name="Dashed_20__28_var_29__20_6762" draw:display-name="Dashed (var) 6762" draw:style="round" draw:dots1="1" draw:dots1-length="0.003cm" draw:dots2="2" draw:distance="0.023cm"/>
    <draw:stroke-dash draw:name="Dashed_20__28_var_29__20_6763" draw:display-name="Dashed (var) 6763" draw:style="round" draw:dots1="1" draw:dots1-length="0.003cm" draw:dots2="2" draw:distance="0.023cm"/>
    <draw:stroke-dash draw:name="Dashed_20__28_var_29__20_6764" draw:display-name="Dashed (var) 6764" draw:style="round" draw:dots1="1" draw:dots1-length="0.003cm" draw:dots2="2" draw:distance="0.023cm"/>
    <draw:stroke-dash draw:name="Dashed_20__28_var_29__20_6765" draw:display-name="Dashed (var) 6765" draw:style="round" draw:dots1="1" draw:dots1-length="0.003cm" draw:dots2="2" draw:distance="0.023cm"/>
    <draw:stroke-dash draw:name="Dashed_20__28_var_29__20_6766" draw:display-name="Dashed (var) 6766" draw:style="round" draw:dots1="1" draw:dots1-length="0.003cm" draw:dots2="2" draw:distance="0.023cm"/>
    <draw:stroke-dash draw:name="Dashed_20__28_var_29__20_6767" draw:display-name="Dashed (var) 6767" draw:style="round" draw:dots1="1" draw:dots1-length="0.003cm" draw:dots2="2" draw:distance="0.023cm"/>
    <draw:stroke-dash draw:name="Dashed_20__28_var_29__20_6768" draw:display-name="Dashed (var) 6768" draw:style="round" draw:dots1="1" draw:dots1-length="0.003cm" draw:dots2="2" draw:distance="0.023cm"/>
    <draw:stroke-dash draw:name="Dashed_20__28_var_29__20_6769" draw:display-name="Dashed (var) 6769" draw:style="round" draw:dots1="1" draw:dots1-length="0.003cm" draw:dots2="2" draw:distance="0.023cm"/>
    <draw:stroke-dash draw:name="Dashed_20__28_var_29__20_6770" draw:display-name="Dashed (var) 6770" draw:style="round" draw:dots1="1" draw:dots1-length="0.003cm" draw:dots2="2" draw:distance="0.023cm"/>
    <draw:stroke-dash draw:name="Dashed_20__28_var_29__20_6771" draw:display-name="Dashed (var) 6771" draw:style="round" draw:dots1="1" draw:dots1-length="0.003cm" draw:dots2="2" draw:distance="0.023cm"/>
    <draw:stroke-dash draw:name="Dashed_20__28_var_29__20_6772" draw:display-name="Dashed (var) 6772" draw:style="round" draw:dots1="1" draw:dots1-length="0.003cm" draw:dots2="2" draw:distance="0.023cm"/>
    <draw:stroke-dash draw:name="Dashed_20__28_var_29__20_6773" draw:display-name="Dashed (var) 6773" draw:style="round" draw:dots1="1" draw:dots1-length="0.003cm" draw:dots2="2" draw:distance="0.023cm"/>
    <draw:stroke-dash draw:name="Dashed_20__28_var_29__20_6774" draw:display-name="Dashed (var) 6774" draw:style="rect" draw:dots1="1" draw:dots1-length="0.009cm" draw:dots2="1" draw:dots2-length="0.009cm" draw:distance="0.009cm"/>
    <draw:stroke-dash draw:name="Dashed_20__28_var_29__20_6775" draw:display-name="Dashed (var) 6775" draw:style="rect" draw:dots1="1" draw:dots1-length="0.009cm" draw:dots2="1" draw:dots2-length="0.009cm" draw:distance="0.009cm"/>
    <draw:stroke-dash draw:name="Dashed_20__28_var_29__20_6776" draw:display-name="Dashed (var) 6776" draw:style="rect" draw:dots1="1" draw:dots1-length="0.009cm" draw:dots2="1" draw:dots2-length="0.009cm" draw:distance="0.009cm"/>
    <draw:stroke-dash draw:name="Dashed_20__28_var_29__20_6777" draw:display-name="Dashed (var) 6777" draw:style="rect" draw:dots1="1" draw:dots1-length="0.009cm" draw:dots2="1" draw:dots2-length="0.009cm" draw:distance="0.009cm"/>
    <draw:stroke-dash draw:name="Dashed_20__28_var_29__20_6778" draw:display-name="Dashed (var) 6778" draw:style="rect" draw:dots1="1" draw:dots1-length="0.009cm" draw:dots2="1" draw:dots2-length="0.009cm" draw:distance="0.009cm"/>
    <draw:stroke-dash draw:name="Dashed_20__28_var_29__20_6779" draw:display-name="Dashed (var) 6779" draw:style="rect" draw:dots1="1" draw:dots1-length="0.009cm" draw:dots2="1" draw:dots2-length="0.009cm" draw:distance="0.009cm"/>
    <draw:stroke-dash draw:name="Dashed_20__28_var_29__20_6780" draw:display-name="Dashed (var) 6780" draw:style="rect" draw:dots1="1" draw:dots1-length="0.009cm" draw:dots2="1" draw:dots2-length="0.009cm" draw:distance="0.009cm"/>
    <draw:stroke-dash draw:name="Dashed_20__28_var_29__20_6781" draw:display-name="Dashed (var) 6781" draw:style="rect" draw:dots1="1" draw:dots1-length="0.009cm" draw:dots2="1" draw:dots2-length="0.009cm" draw:distance="0.009cm"/>
    <draw:stroke-dash draw:name="Dashed_20__28_var_29__20_6782" draw:display-name="Dashed (var) 6782" draw:style="rect" draw:dots1="1" draw:dots1-length="0.009cm" draw:dots2="1" draw:dots2-length="0.009cm" draw:distance="0.009cm"/>
    <draw:stroke-dash draw:name="Dashed_20__28_var_29__20_6783" draw:display-name="Dashed (var) 6783" draw:style="rect" draw:dots1="1" draw:dots1-length="0.009cm" draw:dots2="1" draw:dots2-length="0.009cm" draw:distance="0.009cm"/>
    <draw:stroke-dash draw:name="Dashed_20__28_var_29__20_6784" draw:display-name="Dashed (var) 6784" draw:style="rect" draw:dots1="1" draw:dots1-length="0.009cm" draw:dots2="1" draw:dots2-length="0.009cm" draw:distance="0.009cm"/>
    <draw:stroke-dash draw:name="Dashed_20__28_var_29__20_6785" draw:display-name="Dashed (var) 6785" draw:style="rect" draw:dots1="1" draw:dots1-length="0.009cm" draw:dots2="1" draw:dots2-length="0.009cm" draw:distance="0.009cm"/>
    <draw:stroke-dash draw:name="Dashed_20__28_var_29__20_6786" draw:display-name="Dashed (var) 6786" draw:style="rect" draw:dots1="1" draw:dots1-length="0.009cm" draw:dots2="1" draw:dots2-length="0.009cm" draw:distance="0.009cm"/>
    <draw:stroke-dash draw:name="Dashed_20__28_var_29__20_6787" draw:display-name="Dashed (var) 6787" draw:style="rect" draw:dots1="1" draw:dots1-length="0.009cm" draw:dots2="1" draw:dots2-length="0.009cm" draw:distance="0.009cm"/>
    <draw:stroke-dash draw:name="Dashed_20__28_var_29__20_6788" draw:display-name="Dashed (var) 6788" draw:style="rect" draw:dots1="1" draw:dots1-length="0.009cm" draw:dots2="1" draw:dots2-length="0.009cm" draw:distance="0.009cm"/>
    <draw:stroke-dash draw:name="Dashed_20__28_var_29__20_6789" draw:display-name="Dashed (var) 6789" draw:style="rect" draw:dots1="1" draw:dots1-length="0.009cm" draw:dots2="1" draw:dots2-length="0.009cm" draw:distance="0.009cm"/>
    <draw:stroke-dash draw:name="Dashed_20__28_var_29__20_6790" draw:display-name="Dashed (var) 6790" draw:style="rect" draw:dots1="1" draw:dots1-length="0.009cm" draw:dots2="1" draw:dots2-length="0.009cm" draw:distance="0.009cm"/>
    <draw:stroke-dash draw:name="Dashed_20__28_var_29__20_6791" draw:display-name="Dashed (var) 6791" draw:style="rect" draw:dots1="1" draw:dots1-length="0.009cm" draw:dots2="1" draw:dots2-length="0.009cm" draw:distance="0.009cm"/>
    <draw:stroke-dash draw:name="Dashed_20__28_var_29__20_6792" draw:display-name="Dashed (var) 6792" draw:style="rect" draw:dots1="1" draw:dots1-length="0.009cm" draw:dots2="1" draw:dots2-length="0.009cm" draw:distance="0.009cm"/>
    <draw:stroke-dash draw:name="Dashed_20__28_var_29__20_6793" draw:display-name="Dashed (var) 6793" draw:style="rect" draw:dots1="1" draw:dots1-length="0.009cm" draw:dots2="1" draw:dots2-length="0.009cm" draw:distance="0.009cm"/>
    <draw:stroke-dash draw:name="Dashed_20__28_var_29__20_6794" draw:display-name="Dashed (var) 6794" draw:style="rect" draw:dots1="1" draw:dots1-length="0.009cm" draw:dots2="1" draw:dots2-length="0.009cm" draw:distance="0.009cm"/>
    <draw:stroke-dash draw:name="Dashed_20__28_var_29__20_6795" draw:display-name="Dashed (var) 6795" draw:style="rect" draw:dots1="1" draw:dots1-length="0.009cm" draw:dots2="1" draw:dots2-length="0.009cm" draw:distance="0.009cm"/>
    <draw:stroke-dash draw:name="Dashed_20__28_var_29__20_6796" draw:display-name="Dashed (var) 6796" draw:style="rect" draw:dots1="1" draw:dots1-length="0.009cm" draw:dots2="1" draw:dots2-length="0.009cm" draw:distance="0.009cm"/>
    <draw:stroke-dash draw:name="Dashed_20__28_var_29__20_6797" draw:display-name="Dashed (var) 6797" draw:style="rect" draw:dots1="1" draw:dots1-length="0.009cm" draw:dots2="1" draw:dots2-length="0.009cm" draw:distance="0.009cm"/>
    <draw:stroke-dash draw:name="Dashed_20__28_var_29__20_6798" draw:display-name="Dashed (var) 6798" draw:style="rect" draw:dots1="1" draw:dots1-length="0.009cm" draw:dots2="1" draw:dots2-length="0.009cm" draw:distance="0.009cm"/>
    <draw:stroke-dash draw:name="Dashed_20__28_var_29__20_6799" draw:display-name="Dashed (var) 6799" draw:style="rect" draw:dots1="1" draw:dots1-length="0.009cm" draw:dots2="1" draw:dots2-length="0.009cm" draw:distance="0.009cm"/>
    <draw:stroke-dash draw:name="Dashed_20__28_var_29__20_68" draw:display-name="Dashed (var) 68" draw:style="rect" draw:dots1="1" draw:dots1-length="0.002cm" draw:dots2="1" draw:dots2-length="0.002cm" draw:distance="0.002cm"/>
    <draw:stroke-dash draw:name="Dashed_20__28_var_29__20_6800" draw:display-name="Dashed (var) 6800" draw:style="rect" draw:dots1="1" draw:dots1-length="0.009cm" draw:dots2="1" draw:dots2-length="0.009cm" draw:distance="0.009cm"/>
    <draw:stroke-dash draw:name="Dashed_20__28_var_29__20_6801" draw:display-name="Dashed (var) 6801" draw:style="rect" draw:dots1="1" draw:dots1-length="0.009cm" draw:dots2="1" draw:dots2-length="0.009cm" draw:distance="0.009cm"/>
    <draw:stroke-dash draw:name="Dashed_20__28_var_29__20_6802" draw:display-name="Dashed (var) 6802" draw:style="rect" draw:dots1="1" draw:dots1-length="0.009cm" draw:dots2="1" draw:dots2-length="0.009cm" draw:distance="0.009cm"/>
    <draw:stroke-dash draw:name="Dashed_20__28_var_29__20_6803" draw:display-name="Dashed (var) 6803" draw:style="rect" draw:dots1="1" draw:dots1-length="0.009cm" draw:dots2="1" draw:dots2-length="0.009cm" draw:distance="0.009cm"/>
    <draw:stroke-dash draw:name="Dashed_20__28_var_29__20_6804" draw:display-name="Dashed (var) 6804" draw:style="rect" draw:dots1="1" draw:dots1-length="0.009cm" draw:dots2="1" draw:dots2-length="0.009cm" draw:distance="0.009cm"/>
    <draw:stroke-dash draw:name="Dashed_20__28_var_29__20_6805" draw:display-name="Dashed (var) 6805" draw:style="rect" draw:dots1="1" draw:dots1-length="0.009cm" draw:dots2="1" draw:dots2-length="0.009cm" draw:distance="0.009cm"/>
    <draw:stroke-dash draw:name="Dashed_20__28_var_29__20_6806" draw:display-name="Dashed (var) 6806" draw:style="rect" draw:dots1="1" draw:dots1-length="0.009cm" draw:dots2="1" draw:dots2-length="0.009cm" draw:distance="0.009cm"/>
    <draw:stroke-dash draw:name="Dashed_20__28_var_29__20_6807" draw:display-name="Dashed (var) 6807" draw:style="rect" draw:dots1="1" draw:dots1-length="0.009cm" draw:dots2="1" draw:dots2-length="0.009cm" draw:distance="0.009cm"/>
    <draw:stroke-dash draw:name="Dashed_20__28_var_29__20_6808" draw:display-name="Dashed (var) 6808" draw:style="rect" draw:dots1="1" draw:dots1-length="0.009cm" draw:dots2="1" draw:dots2-length="0.009cm" draw:distance="0.009cm"/>
    <draw:stroke-dash draw:name="Dashed_20__28_var_29__20_6809" draw:display-name="Dashed (var) 6809" draw:style="rect" draw:dots1="1" draw:dots1-length="0.009cm" draw:dots2="1" draw:dots2-length="0.009cm" draw:distance="0.009cm"/>
    <draw:stroke-dash draw:name="Dashed_20__28_var_29__20_6810" draw:display-name="Dashed (var) 6810" draw:style="rect" draw:dots1="1" draw:dots1-length="0.009cm" draw:dots2="1" draw:dots2-length="0.009cm" draw:distance="0.009cm"/>
    <draw:stroke-dash draw:name="Dashed_20__28_var_29__20_6811" draw:display-name="Dashed (var) 6811" draw:style="rect" draw:dots1="1" draw:dots1-length="0.009cm" draw:dots2="1" draw:dots2-length="0.009cm" draw:distance="0.009cm"/>
    <draw:stroke-dash draw:name="Dashed_20__28_var_29__20_6812" draw:display-name="Dashed (var) 6812" draw:style="rect" draw:dots1="1" draw:dots1-length="0.009cm" draw:dots2="1" draw:dots2-length="0.009cm" draw:distance="0.009cm"/>
    <draw:stroke-dash draw:name="Dashed_20__28_var_29__20_6813" draw:display-name="Dashed (var) 6813" draw:style="rect" draw:dots1="1" draw:dots1-length="0.009cm" draw:dots2="1" draw:dots2-length="0.009cm" draw:distance="0.009cm"/>
    <draw:stroke-dash draw:name="Dashed_20__28_var_29__20_6814" draw:display-name="Dashed (var) 6814" draw:style="rect" draw:dots1="1" draw:dots1-length="0.009cm" draw:dots2="1" draw:dots2-length="0.009cm" draw:distance="0.009cm"/>
    <draw:stroke-dash draw:name="Dashed_20__28_var_29__20_6815" draw:display-name="Dashed (var) 6815" draw:style="rect" draw:dots1="1" draw:dots1-length="0.009cm" draw:dots2="1" draw:dots2-length="0.009cm" draw:distance="0.009cm"/>
    <draw:stroke-dash draw:name="Dashed_20__28_var_29__20_6816" draw:display-name="Dashed (var) 6816" draw:style="rect" draw:dots1="1" draw:dots1-length="0.009cm" draw:dots2="1" draw:dots2-length="0.009cm" draw:distance="0.009cm"/>
    <draw:stroke-dash draw:name="Dashed_20__28_var_29__20_6817" draw:display-name="Dashed (var) 6817" draw:style="rect" draw:dots1="1" draw:dots1-length="0.009cm" draw:dots2="1" draw:dots2-length="0.009cm" draw:distance="0.009cm"/>
    <draw:stroke-dash draw:name="Dashed_20__28_var_29__20_6818" draw:display-name="Dashed (var) 6818" draw:style="rect" draw:dots1="1" draw:dots1-length="0.009cm" draw:dots2="1" draw:dots2-length="0.009cm" draw:distance="0.009cm"/>
    <draw:stroke-dash draw:name="Dashed_20__28_var_29__20_6819" draw:display-name="Dashed (var) 6819" draw:style="rect" draw:dots1="1" draw:dots1-length="0.009cm" draw:dots2="1" draw:dots2-length="0.009cm" draw:distance="0.009cm"/>
    <draw:stroke-dash draw:name="Dashed_20__28_var_29__20_6820" draw:display-name="Dashed (var) 6820" draw:style="rect" draw:dots1="1" draw:dots1-length="0.009cm" draw:dots2="1" draw:dots2-length="0.009cm" draw:distance="0.009cm"/>
    <draw:stroke-dash draw:name="Dashed_20__28_var_29__20_6821" draw:display-name="Dashed (var) 6821" draw:style="rect" draw:dots1="1" draw:dots1-length="0.009cm" draw:dots2="1" draw:dots2-length="0.009cm" draw:distance="0.009cm"/>
    <draw:stroke-dash draw:name="Dashed_20__28_var_29__20_6822" draw:display-name="Dashed (var) 6822" draw:style="rect" draw:dots1="1" draw:dots1-length="0.009cm" draw:dots2="1" draw:dots2-length="0.009cm" draw:distance="0.009cm"/>
    <draw:stroke-dash draw:name="Dashed_20__28_var_29__20_6823" draw:display-name="Dashed (var) 6823" draw:style="rect" draw:dots1="1" draw:dots1-length="0.009cm" draw:dots2="1" draw:dots2-length="0.009cm" draw:distance="0.009cm"/>
    <draw:stroke-dash draw:name="Dashed_20__28_var_29__20_6824" draw:display-name="Dashed (var) 6824" draw:style="rect" draw:dots1="1" draw:dots1-length="0.009cm" draw:dots2="1" draw:dots2-length="0.009cm" draw:distance="0.009cm"/>
    <draw:stroke-dash draw:name="Dashed_20__28_var_29__20_6825" draw:display-name="Dashed (var) 6825" draw:style="rect" draw:dots1="1" draw:dots1-length="0.009cm" draw:dots2="1" draw:dots2-length="0.009cm" draw:distance="0.009cm"/>
    <draw:stroke-dash draw:name="Dashed_20__28_var_29__20_6826" draw:display-name="Dashed (var) 6826" draw:style="rect" draw:dots1="1" draw:dots1-length="0.009cm" draw:dots2="1" draw:dots2-length="0.009cm" draw:distance="0.009cm"/>
    <draw:stroke-dash draw:name="Dashed_20__28_var_29__20_6827" draw:display-name="Dashed (var) 6827" draw:style="rect" draw:dots1="1" draw:dots1-length="0.009cm" draw:dots2="1" draw:dots2-length="0.009cm" draw:distance="0.009cm"/>
    <draw:stroke-dash draw:name="Dashed_20__28_var_29__20_6828" draw:display-name="Dashed (var) 6828" draw:style="rect" draw:dots1="1" draw:dots1-length="0.009cm" draw:dots2="1" draw:dots2-length="0.009cm" draw:distance="0.009cm"/>
    <draw:stroke-dash draw:name="Dashed_20__28_var_29__20_6829" draw:display-name="Dashed (var) 6829" draw:style="rect" draw:dots1="1" draw:dots1-length="0.009cm" draw:dots2="1" draw:dots2-length="0.009cm" draw:distance="0.009cm"/>
    <draw:stroke-dash draw:name="Dashed_20__28_var_29__20_6830" draw:display-name="Dashed (var) 6830" draw:style="rect" draw:dots1="1" draw:dots1-length="0.009cm" draw:dots2="1" draw:dots2-length="0.009cm" draw:distance="0.009cm"/>
    <draw:stroke-dash draw:name="Dashed_20__28_var_29__20_6831" draw:display-name="Dashed (var) 6831" draw:style="rect" draw:dots1="1" draw:dots1-length="0.009cm" draw:dots2="1" draw:dots2-length="0.009cm" draw:distance="0.009cm"/>
    <draw:stroke-dash draw:name="Dashed_20__28_var_29__20_6832" draw:display-name="Dashed (var) 6832" draw:style="rect" draw:dots1="1" draw:dots1-length="0.009cm" draw:dots2="1" draw:dots2-length="0.009cm" draw:distance="0.009cm"/>
    <draw:stroke-dash draw:name="Dashed_20__28_var_29__20_6833" draw:display-name="Dashed (var) 6833" draw:style="rect" draw:dots1="1" draw:dots1-length="0.009cm" draw:dots2="1" draw:dots2-length="0.009cm" draw:distance="0.009cm"/>
    <draw:stroke-dash draw:name="Dashed_20__28_var_29__20_6834" draw:display-name="Dashed (var) 6834" draw:style="rect" draw:dots1="1" draw:dots1-length="0.009cm" draw:dots2="1" draw:dots2-length="0.009cm" draw:distance="0.009cm"/>
    <draw:stroke-dash draw:name="Dashed_20__28_var_29__20_6835" draw:display-name="Dashed (var) 6835" draw:style="rect" draw:dots1="1" draw:dots1-length="0.009cm" draw:dots2="1" draw:dots2-length="0.009cm" draw:distance="0.009cm"/>
    <draw:stroke-dash draw:name="Dashed_20__28_var_29__20_6836" draw:display-name="Dashed (var) 6836" draw:style="rect" draw:dots1="1" draw:dots1-length="0.009cm" draw:dots2="1" draw:dots2-length="0.009cm" draw:distance="0.009cm"/>
    <draw:stroke-dash draw:name="Dashed_20__28_var_29__20_6837" draw:display-name="Dashed (var) 6837" draw:style="rect" draw:dots1="1" draw:dots1-length="0.009cm" draw:dots2="1" draw:dots2-length="0.009cm" draw:distance="0.009cm"/>
    <draw:stroke-dash draw:name="Dashed_20__28_var_29__20_6838" draw:display-name="Dashed (var) 6838" draw:style="rect" draw:dots1="1" draw:dots1-length="0.009cm" draw:dots2="1" draw:dots2-length="0.009cm" draw:distance="0.009cm"/>
    <draw:stroke-dash draw:name="Dashed_20__28_var_29__20_6839" draw:display-name="Dashed (var) 6839" draw:style="rect" draw:dots1="1" draw:dots1-length="0.009cm" draw:dots2="1" draw:dots2-length="0.009cm" draw:distance="0.009cm"/>
    <draw:stroke-dash draw:name="Dashed_20__28_var_29__20_6840" draw:display-name="Dashed (var) 6840" draw:style="rect" draw:dots1="1" draw:dots1-length="0.009cm" draw:dots2="1" draw:dots2-length="0.009cm" draw:distance="0.009cm"/>
    <draw:stroke-dash draw:name="Dashed_20__28_var_29__20_6841" draw:display-name="Dashed (var) 6841" draw:style="rect" draw:dots1="1" draw:dots1-length="0.009cm" draw:dots2="1" draw:dots2-length="0.009cm" draw:distance="0.009cm"/>
    <draw:stroke-dash draw:name="Dashed_20__28_var_29__20_6842" draw:display-name="Dashed (var) 6842" draw:style="rect" draw:dots1="1" draw:dots1-length="0.009cm" draw:dots2="1" draw:dots2-length="0.009cm" draw:distance="0.009cm"/>
    <draw:stroke-dash draw:name="Dashed_20__28_var_29__20_6843" draw:display-name="Dashed (var) 6843" draw:style="rect" draw:dots1="1" draw:dots1-length="0.009cm" draw:dots2="1" draw:dots2-length="0.009cm" draw:distance="0.009cm"/>
    <draw:stroke-dash draw:name="Dashed_20__28_var_29__20_6844" draw:display-name="Dashed (var) 6844" draw:style="rect" draw:dots1="1" draw:dots1-length="0.009cm" draw:dots2="1" draw:dots2-length="0.009cm" draw:distance="0.009cm"/>
    <draw:stroke-dash draw:name="Dashed_20__28_var_29__20_6845" draw:display-name="Dashed (var) 6845" draw:style="rect" draw:dots1="1" draw:dots1-length="0.009cm" draw:dots2="1" draw:dots2-length="0.009cm" draw:distance="0.009cm"/>
    <draw:stroke-dash draw:name="Dashed_20__28_var_29__20_6846" draw:display-name="Dashed (var) 6846" draw:style="rect" draw:dots1="1" draw:dots1-length="0.009cm" draw:dots2="1" draw:dots2-length="0.009cm" draw:distance="0.009cm"/>
    <draw:stroke-dash draw:name="Dashed_20__28_var_29__20_6847" draw:display-name="Dashed (var) 6847" draw:style="rect" draw:dots1="1" draw:dots1-length="0.009cm" draw:dots2="1" draw:dots2-length="0.009cm" draw:distance="0.009cm"/>
    <draw:stroke-dash draw:name="Dashed_20__28_var_29__20_6848" draw:display-name="Dashed (var) 6848" draw:style="rect" draw:dots1="1" draw:dots1-length="0.009cm" draw:dots2="1" draw:dots2-length="0.009cm" draw:distance="0.009cm"/>
    <draw:stroke-dash draw:name="Dashed_20__28_var_29__20_6849" draw:display-name="Dashed (var) 6849" draw:style="rect" draw:dots1="1" draw:dots1-length="0.009cm" draw:dots2="1" draw:dots2-length="0.009cm" draw:distance="0.009cm"/>
    <draw:stroke-dash draw:name="Dashed_20__28_var_29__20_6850" draw:display-name="Dashed (var) 6850" draw:style="rect" draw:dots1="1" draw:dots1-length="0.009cm" draw:dots2="1" draw:dots2-length="0.009cm" draw:distance="0.009cm"/>
    <draw:stroke-dash draw:name="Dashed_20__28_var_29__20_6851" draw:display-name="Dashed (var) 6851" draw:style="rect" draw:dots1="1" draw:dots1-length="0.009cm" draw:dots2="1" draw:dots2-length="0.009cm" draw:distance="0.009cm"/>
    <draw:stroke-dash draw:name="Dashed_20__28_var_29__20_6852" draw:display-name="Dashed (var) 6852" draw:style="rect" draw:dots1="1" draw:dots1-length="0.009cm" draw:dots2="1" draw:dots2-length="0.009cm" draw:distance="0.009cm"/>
    <draw:stroke-dash draw:name="Dashed_20__28_var_29__20_6853" draw:display-name="Dashed (var) 6853" draw:style="rect" draw:dots1="1" draw:dots1-length="0.009cm" draw:dots2="1" draw:dots2-length="0.009cm" draw:distance="0.009cm"/>
    <draw:stroke-dash draw:name="Dashed_20__28_var_29__20_6854" draw:display-name="Dashed (var) 6854" draw:style="rect" draw:dots1="1" draw:dots1-length="0.009cm" draw:dots2="1" draw:dots2-length="0.009cm" draw:distance="0.009cm"/>
    <draw:stroke-dash draw:name="Dashed_20__28_var_29__20_6855" draw:display-name="Dashed (var) 6855" draw:style="rect" draw:dots1="1" draw:dots1-length="0.009cm" draw:dots2="1" draw:dots2-length="0.009cm" draw:distance="0.009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ound" draw:dots1="1" draw:dots1-length="0.003cm" draw:dots2="2" draw:distance="0.023cm"/>
    <draw:stroke-dash draw:name="Dashed_20__28_var_29__20_78" draw:display-name="Dashed (var) 78" draw:style="rect" draw:dots1="1" draw:dots1-length="0.006cm" draw:dots2="1" draw:dots2-length="0.006cm" draw:distance="0.006cm"/>
    <draw:stroke-dash draw:name="Dashed_20__28_var_29__20_79" draw:display-name="Dashed (var) 79" draw:style="round" draw:dots1="1" draw:dots1-length="0.003cm" draw:dots2="2" draw:distance="0.023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ound" draw:dots1="1" draw:dots1-length="0.003cm" draw:dots2="2" draw:distance="0.023cm"/>
    <draw:stroke-dash draw:name="Dashed_20__28_var_29__20_82" draw:display-name="Dashed (var) 82" draw:style="round" draw:dots1="1" draw:dots1-length="0.003cm" draw:dots2="2" draw:distance="0.023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1"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1"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1"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9d0f89" style:font-name="Bitstream Vera Sans5"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1"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1" fo:font-family="'Bitstream Vera Sans'" style:font-style-name="Roman" style:font-family-generic="swiss" style:font-pitch="variable" fo:font-size="10pt"/>
    </style:style>
    <style:style style:name="_5f_Réponse_20_exemple" style:display-name="_Réponse exemple" style:family="paragraph">
      <loext:graphic-properties draw:fill="solid" draw:fill-color="#f2ffe5" draw:opacity="100%"/>
      <style:paragraph-properties fo:margin-top="0.199cm" fo:margin-bottom="0.199cm" loext:contextual-spacing="false" fo:background-color="#f2ffe5"/>
      <style:text-properties style:font-name="Bitstream Vera Sans1" fo:font-family="'Bitstream Vera Sans'" style:font-style-name="Roman" style:font-family-generic="swiss" style:font-pitch="variable" fo:font-size="9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loext:contextual-spacing="false" fo:text-indent="0cm" style:auto-text-indent="false" style:page-number="auto" fo:background-color="#68a224">
        <style:tab-stops/>
      </style:paragraph-properties>
      <style:text-properties fo:color="#ffffff" style:font-name="Bitstream Vera Sans2"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loext:contextual-spacing="false" fo:text-align="justify" style:justify-single-word="false" fo:text-indent="0cm" style:auto-text-indent="false" fo:padding="0cm" fo:border="none" style:shadow="none"/>
      <style:text-properties fo:color="#000000" fo:font-size="9pt"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2"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3"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1"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3" fo:font-family="'Bitstream Vera Sans'" style:font-family-generic="roman" style:font-pitch="variable" fo:font-size="10pt" fo:font-style="normal" fo:font-weight="normal" style:font-size-asian="10pt" style:font-style-asian="normal" style:font-weight-asian="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2"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2" fo:font-family="'Bitstream Vera Sans'" style:font-style-name="Gras" style:font-family-generic="swiss" style:font-pitch="variable" fo:font-size="9pt" fo:font-style="italic" fo:font-weight="normal"/>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2" fo:font-family="'Bitstream Vera Sans'" style:font-style-name="Gras" style:font-family-generic="swiss" style:font-pitch="variable" fo:font-size="9pt" fo:font-style="italic" fo:font-weight="normal" style:font-size-asian="10.5pt"/>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2"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2"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2"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1"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5"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3"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2"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Titre_20_d_27_exercice" style:display-name="_Titre d'exercice" style:family="text">
      <style:text-properties fo:color="#52cc00" style:font-name="Bitstream Vera Sans"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1"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1"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1"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3"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style:font-name="Bitstream Vera Sans5"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5f_Niveau_5f_jaune" style:display-name="_Niveau_jaune" style:family="text">
      <style:text-properties fo:color="#000000" style:font-name="Bitstream Vera Sans3"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style:font-name="Bitstream Vera Sans1"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3"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style:font-size-asian="10.5pt"/>
    </style:style>
    <style:style style:name="Enonce_5f_Niv2" style:display-name="Enonce_Niv2" style:family="text" style:parent-style-name="Enonce_5f_Niv1">
      <style:text-properties fo:color="#ffffff" style:font-name="Bitstream Vera Sans2"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2"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_2d_Numéros_20_de_20_s_27_entraîner" style:display-name="-Numéros de s'entraîner" style:family="text">
      <style:text-properties fo:color="#ffffff" style:font-name="Bitstream Vera Sans1"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3"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3"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style:font-name="Bitstream Vera Sans3"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3"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3"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3"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1"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1"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1"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1"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1"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1"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5"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1.101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5"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style:text-properties fo:font-size="14pt" style:font-size-asian="14pt" style:font-size-complex="14pt"/>
    </style:style>
    <style:style style:name="MP17" style:family="paragraph" style:parent-style-name="Header">
      <style:paragraph-properties fo:text-align="end" style:justify-single-word="false"/>
      <style:text-properties fo:font-size="12pt" style:font-size-asian="12pt" style:font-size-complex="12pt"/>
    </style:style>
    <style:style style:name="MP18" style:family="paragraph" style:parent-style-name="Standard">
      <style:text-properties fo:font-size="2pt" style:font-size-asian="2pt" style:font-size-complex="2pt"/>
    </style:style>
    <style:style style:name="MP19" style:family="paragraph" style:parent-style-name="Header">
      <style:text-properties fo:font-size="3pt" style:font-size-asian="4pt" style:font-size-complex="4pt"/>
    </style:style>
    <style:style style:name="MP20"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MP21"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MP22"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Standard">
      <style:text-properties fo:font-size="6pt" style:font-size-asian="6pt" style:font-size-complex="6pt"/>
    </style:style>
    <style:style style:name="MP24"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5" fo:font-size="11pt" fo:font-style="italic" fo:font-weight="bold" style:font-size-asian="11pt" style:font-style-asian="italic" style:font-weight-asian="bold" style:font-size-complex="11pt" style:font-style-complex="italic" style:font-weight-complex="bold"/>
    </style:style>
    <style:style style:name="MP27"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5" fo:font-size="11pt" fo:font-style="italic" fo:font-weight="bold" style:font-size-asian="11pt" style:font-style-asian="italic" style:font-weight-asian="bold" style:font-size-complex="11pt" style:font-style-complex="italic" style:font-weight-complex="bold"/>
    </style:style>
    <style:style style:name="MP28"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29" style:family="paragraph" style:parent-style-name="_5f_En-tête">
      <style:text-properties fo:language="zxx" fo:country="none" officeooo:rsid="0038bc54" officeooo:paragraph-rsid="0038bc54" style:language-asian="zxx" style:country-asian="none"/>
    </style:style>
    <style:style style:name="MP30" style:family="paragraph">
      <loext:graphic-properties draw:fill="solid" draw:fill-color="#9d0f89"/>
    </style:style>
    <style:style style:name="MP31" style:family="paragraph">
      <style:paragraph-properties fo:text-align="center"/>
    </style:style>
    <style:style style:name="MP32" style:family="paragraph">
      <loext:graphic-properties draw:fill="none" draw:fill-color="#ffffff"/>
      <style:paragraph-properties fo:text-align="center"/>
      <style:text-properties fo:color="#ffffff" style:font-name="Bitstream Vera Sans5" fo:font-size="16pt" fo:font-weight="bold" style:font-size-asian="16pt" style:font-weight-asian="bold" style:font-size-complex="16pt" style:font-weight-complex="bold"/>
    </style:style>
    <style:style style:name="MP33" style:family="paragraph" style:parent-style-name="Footer">
      <style:text-properties officeooo:rsid="00178920" officeooo:paragraph-rsid="00178920"/>
    </style:style>
    <style:style style:name="MP34" style:family="paragraph" style:parent-style-name="Folio">
      <style:paragraph-properties fo:text-align="center" style:justify-single-word="false"/>
      <style:text-properties fo:font-size="8pt" officeooo:paragraph-rsid="001ce334" style:font-size-asian="8pt" style:font-size-complex="8pt"/>
    </style:style>
    <style:style style:name="MP3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6" style:family="paragraph" style:parent-style-name="Footer">
      <style:text-properties officeooo:paragraph-rsid="00224d50"/>
    </style:style>
    <style:style style:name="MT1" style:family="text">
      <style:text-properties fo:font-variant="small-caps"/>
    </style:style>
    <style:style style:name="MT2" style:family="text">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style:font-name="Bitstream Vera Sans5" fo:font-size="16pt" fo:font-weight="bold" style:font-size-asian="16pt" style:font-weight-asian="bold" style:font-size-complex="16pt" style:font-weight-complex="bold"/>
    </style:style>
    <style:style style:name="MT6" style:family="text">
      <style:text-properties officeooo:rsid="0005aabe"/>
    </style:style>
    <style:style style:name="MT7" style:family="text">
      <style:text-properties officeooo:rsid="000ec334"/>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6">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4">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5">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4_20_impaire_20__28_D_29_" style:display-name="_Fiche éditeur série 4 impaire (D)" style:page-layout-name="Mpm8" style:next-style-name="_5f_Fiche_20_éditeur_20_série_20_4_20_paire_20__28_G_29_">
      <style:header>
        <text:p text:style-name="MP6">Série 4 : ???</text:p>
      </style:header>
      <style:footer>
        <text:p text:style-name="MP7">Chapitre ? : ...</text:p>
      </style:footer>
      <style:footer-left>
        <text:p text:style-name="MP8"/>
      </style:footer-left>
    </style:master-page>
    <style:master-page style:name="_5f_Fiche_20_éditeur_20_série_20_4_20_paire_20__28_G_29_" style:display-name="_Fiche éditeur série 4 paire (G)" style:page-layout-name="Mpm9" style:next-style-name="_5f_Fiche_20_éditeur_20_série_20_4_20_impaire_20__28_D_29_">
      <style:header>
        <text:p text:style-name="MP6">Série 4 : ???</text:p>
      </style:header>
      <style:footer>
        <text:p text:style-name="MP9">Chapitre ? : ...</text:p>
      </style:footer>
    </style:master-page>
    <style:master-page style:name="_5f_Fiche_20_éditeur_20_série_20_5_20_paire_20__28_D_29_" style:display-name="_Fiche éditeur série 5 paire (D)" style:page-layout-name="Mpm10" style:next-style-name="_5f_Fiche_20_éditeur_20_série_20_1_20_paire_20__28_G_29_">
      <style:header>
        <text:p text:style-name="Header">Série 5 : Déterminer une fonction linéaire ou affine par le calcul</text:p>
      </style:header>
      <style:footer>
        <text:p text:style-name="MP10">Chapitre G2 : Triangles</text:p>
      </style:footer>
      <style:footer-left>
        <text:p text:style-name="MP11">Fonctions linéaires et affines : Chapitre D2</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impaire_20__28_D_29_" style:display-name="_Fiche éditeur série 2 impaire (D)" style:page-layout-name="Mpm12" style:next-style-name="_5f_Fiche_20_éditeur_20_série_20_2_20_paire_20__28_G_29_">
      <style:header>
        <text:p text:style-name="MP3"><text:span text:style-name="MT1">Série 2 :</text:span> <text:span text:style-name="MT1">???</text:span></text:p>
      </style:header>
      <style:footer>
        <text:p text:style-name="MP12">Chapitre <text:span text:style-name="MT2">? : ...</text:span></text:p>
      </style:footer>
      <style:footer-left>
        <text:p text:style-name="MP13">Série 2 :<text:tab/> <text:s text:c="87"/>Chapitre G? : ...</text:p>
      </style:footer-left>
    </style:master-page>
    <style:master-page style:name="_5f_Fiche_20_éditeur_20_série_20_2_20_paire_20__28_G_29_" style:display-name="_Fiche éditeur série 2 paire (G)" style:page-layout-name="Mpm9" style:next-style-name="_5f_Fiche_20_éditeur_20_série_20_2_20_impaire_20__28_D_29_">
      <style:header>
        <text:p text:style-name="MP14">Série 2: Multiplier deux nombres relatifs</text:p>
      </style:header>
      <style:footer>
        <text:h text:style-name="MP15" text:outline-level="1">Chapitre A2: Nombres relatifs</text:h>
      </style:footer>
    </style:master-page>
    <style:master-page style:name="_5f_Fiche_20_du_20_livret_20_pair" style:display-name="_Fiche du livret pair" style:page-layout-name="Mpm13">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6">N4 : Fractions</text:p>
                    </table:table-cell>
                    <table:table-cell table:style-name="Tableau18.A1" office:value-type="string">
                      <text:p text:style-name="MP16"/>
                    </table:table-cell>
                  </table:table-row>
                  <table:table-row table:style-name="Tableau18.B1.1">
                    <table:table-cell table:style-name="Tableau18.A1" office:value-type="string">
                      <text:p text:style-name="MP17">Série 1 : Fractions et parts</text:p>
                    </table:table-cell>
                    <table:table-cell table:style-name="Tableau18.A1" office:value-type="string">
                      <text:p text:style-name="MP17"/>
                    </table:table-cell>
                  </table:table-row>
                </table:table>
              </table:table-cell>
            </table:table-row>
          </table:table-header-rows>
        </table:table>
        <text:p text:style-name="MP18"/>
      </style:header>
    </style:master-page>
    <style:master-page style:name="_5f_Fiche_20_éditeur_20_série_20_1_20_impaire_20__28_D_29_" style:display-name="_Fiche éditeur série 1 impaire (D)" style:page-layout-name="Mpm14" style:next-style-name="_5f_Fiche_20_éditeur_20_série_20_1_20_paire_20__28_G_29_">
      <style:header>
        <text:p text:style-name="MP3"><text:span text:style-name="MT1">Série 1 :</text:span> <text:span text:style-name="MT1">???</text:span></text:p>
      </style:header>
      <style:footer>
        <text:p text:style-name="MP12">Chapitre ? : ...</text:p>
      </style:footer>
      <style:footer-left>
        <text:p text:style-name="MP13">Série 1 :<text:tab/><text:tab/> <text:s text:c="43"/>Chapitre G? : ...</text:p>
      </style:footer-left>
    </style:master-page>
    <style:master-page style:name="_5f_Fiche_20_format_20_Site" style:display-name="_Fiche format Site" style:page-layout-name="Mpm15">
      <style:header>
        <text:p text:style-name="MP19"/>
        <text:p text:style-name="MP20"><text:span text:style-name="MT3">Chapitre N3 :</text:span> <text:span text:style-name="MT4">Nombres fractions</text:span></text:p>
        <text:p text:style-name="MP21">Série 2 : Fractions et partage <text:s text:c="75"/></text:p>
      </style:header>
    </style:master-page>
    <style:master-page style:name="_5f_Fiche_20_éditeur_20_série_20_3_20_impaire_20__28_D_29_" style:display-name="_Fiche éditeur série 3 impaire (D)" style:page-layout-name="Mpm12" style:next-style-name="_5f_Fiche_20_éditeur_20_série_20_3_20_paire_20__28_G_29_">
      <style:header>
        <text:p text:style-name="MP3"><text:span text:style-name="MT1">Série 3 :</text:span> <text:span text:style-name="MT1">???</text:span></text:p>
      </style:header>
      <style:footer>
        <text:p text:style-name="MP12">Chapitre ? : ...</text:p>
      </style:footer>
      <style:footer-left>
        <text:p text:style-name="MP8"/>
      </style:footer-left>
    </style:master-page>
    <style:master-page style:name="_5f_Fiche_20_éditeur_20_synthèse_20_impaire_20__28_D_29_" style:display-name="_Fiche éditeur synthèse impaire (D)" style:page-layout-name="Mpm8" style:next-style-name="_5f_Fiche_20_éditeur_20_synthèse_20_paire_20__28_G_29_">
      <style:header>
        <text:p text:style-name="MP6">Synthèse</text:p>
      </style:header>
      <style:footer>
        <text:p text:style-name="MP12">Chapitre ? : ...</text:p>
      </style:footer>
      <style:footer-left>
        <text:p text:style-name="MP22"/>
      </style:footer-left>
    </style:master-page>
    <style:master-page style:name="_5f_Fiche_20_éditeur_20_série_20_3_20_paire_20__28_G_29_" style:display-name="_Fiche éditeur série 3 paire (G)" style:page-layout-name="Mpm9" style:next-style-name="_5f_Fiche_20_éditeur_20_série_20_3_20_impaire_20__28_D_29_">
      <style:header>
        <text:p text:style-name="MP6">Série 3 : ???</text:p>
      </style:header>
      <style:footer>
        <text:p text:style-name="MP9">Chapitre ? : ...</text:p>
      </style:footer>
    </style:master-page>
    <style:master-page style:name="_5f_Fiche_20_éditeur_20_synthèse_20_paire_20__28_G_29_" style:display-name="_Fiche éditeur synthèse paire (G)" style:page-layout-name="Mpm9" style:next-style-name="_5f_Fiche_20_éditeur_20_synthèse_20_impaire_20__28_D_29_">
      <style:header>
        <text:p text:style-name="MP6">Synthèse</text:p>
      </style:header>
      <style:footer>
        <text:p text:style-name="MP4">Chapitre ? : ...</text:p>
      </style:footer>
    </style:master-page>
    <style:master-page style:name="_5f_Fiche_20_du_20_livret_20_Génération_20_5" style:display-name="_Fiche du livret Génération 5" style:page-layout-name="Mpm16">
      <style:header>
        <text:p text:style-name="MP23"><text:tab/><text:tab/><text:tab/><text:tab/><text:tab/><text:tab/></text:p>
        <text:p text:style-name="MP23"/>
      </style:header>
      <style:footer>
        <text:p text:style-name="MP24">Chapitre G? :<text:tab/><text:tab/> <text:s text:c="93"/>Série ? :</text:p>
      </style:footer>
      <style:footer-left>
        <text:p text:style-name="MP25">Série ? :<text:tab/><text:tab/> <text:s text:c="92"/>Chapitre G? :</text:p>
      </style:footer-left>
    </style:master-page>
    <style:master-page style:name="Right_20_Page" style:display-name="Right Page" style:page-layout-name="Mpm17"/>
    <style:master-page style:name="Left_20_Page" style:display-name="Left Page" style:page-layout-name="Mpm18" style:next-style-name="Right_20_Page"/>
    <style:master-page style:name="_5f_Fiche_20_éditeur_20_série_20_5_20_impaire_20__28_D_29_" style:display-name="_Fiche éditeur série 5 impaire (D)" style:page-layout-name="Mpm19" style:next-style-name="_5f_Fiche_20_éditeur_20_série_20_5_20_paire_20__28_G_29_">
      <style:header>
        <text:p text:style-name="Header">Série 5 : Graphiques</text:p>
      </style:header>
      <style:footer>
        <text:p text:style-name="MP7">Chapitre D1 : Proportionnalité</text:p>
      </style:footer>
      <style:footer-left>
        <text:p text:style-name="MP26">Chapitre D1 : Proportionnalité</text:p>
      </style:footer-left>
    </style:master-page>
    <style:master-page style:name="_5f_Fiche_20_éditeur_20_série_20_5_20_paire_20__28_G_29_" style:display-name="_Fiche éditeur série 5 paire (G)" style:page-layout-name="Mpm20" style:next-style-name="_5f_Fiche_20_éditeur_20_série_20_5_20_impaire_20__28_D_29_">
      <style:header>
        <text:p text:style-name="Header">Série 5 : Graphiques</text:p>
      </style:header>
      <style:footer>
        <text:p text:style-name="MP27">Proportionnalité : Chapitre D1</text:p>
      </style:footer>
      <style:footer-left>
        <text:p text:style-name="MP28">Chapitre D1 : Proportionnalité</text:p>
      </style:footer-left>
    </style:master-page>
    <style:master-page style:name="First_20_Page" style:display-name="First Page" style:page-layout-name="Mpm21" style:next-style-name="Standard"/>
    <style:master-page style:name="Envelope" style:page-layout-name="Mpm22"/>
    <style:master-page style:name="Index" style:page-layout-name="Mpm21"/>
    <style:master-page style:name="Footnote" style:page-layout-name="Mpm23"/>
    <style:master-page style:name="Landscape" style:page-layout-name="Mpm24"/>
    <style:master-page style:name="_5f_Fiche_20_éditeur_20_série_20_2_20_une_20_colonne_20_impaire_20__28_G_29_" style:display-name="_Fiche éditeur série 2 une colonne impaire (G)" style:page-layout-name="Mpm25">
      <style:header>
        <text:p text:style-name="MP29"><draw:path text:anchor-type="paragraph" draw:z-index="6" draw:style-name="Mgr1" draw:text-style-name="MP30" svg:width="4.329cm" svg:height="2.24cm" svg:x="-1.499cm" svg:y="-1cm" svg:viewBox="0 0 4330 2241" svg:d="M0 2241l3984-288c209-15 363-168 345-342l-170-1611h-4159z"><text:p/></draw:path><draw:frame text:anchor-type="paragraph" draw:z-index="8" draw:style-name="Mgr2" draw:text-style-name="MP32" svg:width="2.703cm" svg:height="0.715cm" draw:transform="rotate (0.0872664625997165) translate (-0.172861111111111cm 0.218722222222222cm)"><draw:text-box><text:p text:style-name="MP31"><text:span text:style-name="MT5">Série 6</text:span></text:p></draw:text-box></draw:frame><draw:line text:anchor-type="paragraph" draw:z-index="12" draw:style-name="Mgr3" draw:text-style-name="MP31" svg:x1="16.478cm" svg:y1="0.36cm" svg:x2="20.496cm" svg:y2="0.36cm"><text:p/></draw:line>Construire une représentation graphique</text:p>
      </style:header>
      <style:footer>
        <text:p text:style-name="MP33"><draw:frame draw:style-name="Mfr1" draw:name="Cadre1" text:anchor-type="paragraph" svg:y="-0.06cm" draw:z-index="2"><draw:text-box fo:min-height="0.499cm" fo:min-width="1cm"><draw:frame draw:style-name="Mfr2" draw:name="Cadre2" text:anchor-type="frame" svg:x="0.45cm" svg:y="0.079cm" svg:width="0.817cm" draw:z-index="4"><draw:text-box fo:min-height="0.355cm"><text:p text:style-name="MP34"><draw:g text:anchor-type="paragraph" draw:z-index="10" draw:style-name="Mgr4"><draw:path draw:style-name="Mgr5" draw:text-style-name="MP35" svg:width="0.855cm" svg:height="1.172cm" svg:x="-0.03cm" svg:y="-0.194cm" svg:viewBox="0 0 856 1173" svg:d="M856 1173h-856v-991c0-100 79-182 175-182h505c97 0 176 82 176 182z"><text:p/></draw:path></draw:g><text:page-number text:select-page="current">70</text:page-number></text:p></draw:text-box></draw:frame><text:p text:style-name="MP36"><text:span text:style-name="MT6">Fonctions</text:span> • <text:span text:style-name="MT7">B3</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15T14:26:59.317000000</dc:date>
    <meta:printed-by>Katia Hache</meta:printed-by>
    <meta:print-date>2008-12-06T20:07:18</meta:print-date>
    <meta:editing-cycles>108</meta:editing-cycles>
    <meta:editing-duration>P1DT5H54M44S</meta:editing-duration>
    <meta:document-statistic meta:table-count="5" meta:image-count="0" meta:object-count="1" meta:page-count="2" meta:paragraph-count="143" meta:word-count="716" meta:character-count="3948" meta:non-whitespace-character-count="2925"/>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1</mn>
      <mn>2</mn>
    </mfrac>
    <annotation encoding="StarMath 5.0">{1} over {2}</annotation>
  </semantics>
</math>
</file>